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38bd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358cc3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970556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34556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a6c93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55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aedfc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4f8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6cbe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465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6f79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1798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e0726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12a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8cff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af989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2b4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76f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4278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9de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479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9f51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4d96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9fe0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a09b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65e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5d8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5f7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64c0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a223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6c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1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a73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3a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6c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97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b3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9aa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9bf7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a9a2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9e2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a0b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f8e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f0a1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f2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f9d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d71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8bd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c2b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e25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a8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e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47e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494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432f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7f83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3b16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3b61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3ebf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5f0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3961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3a9e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7b75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3f5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121bdc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121bdc" officeooo:paragraph-rsid="4b121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121bdc" officeooo:paragraph-rsid="4d4b89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121bdc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606a0" officeooo:paragraph-rsid="4b0606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606a0" officeooo:paragraph-rsid="4d4e4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606a0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b1a60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b1da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f8323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143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b0bc5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64cb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31e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b099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b11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a2c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bf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d35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800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a4b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ad3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e197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8f3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86bf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42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880f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56b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8d5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cb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af1d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089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0be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12d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1dc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1e2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cc1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cb1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5c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5810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97a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7a52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83f9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6d3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0ed1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c851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cca7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2627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bf1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23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b2fd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b8a8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b6af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43ef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727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4e3d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7cb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586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5a8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404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41f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42e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851f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5eb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61db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64f8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870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6e73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3f4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9b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8f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91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b01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b87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ba6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e9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d0ee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fb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cfc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d72c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d2a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dbfc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dc6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d5e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c58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937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64a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a4a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a5e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78c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a0a6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891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df8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dc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91a4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97c1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8f6c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8bd8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f2cb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b18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be5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ded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bee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bed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1431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bdb1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bfe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c36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1321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e6f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ff5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4ea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597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5f6c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276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5c6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588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280e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e1d2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0150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2a64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1ae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1d11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21fd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2df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38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38da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3e9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408b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cbf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df7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e0c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45e3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e9b2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e9fe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ebf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4d9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cf2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311e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e50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4bd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e12d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8bd7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93da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de4c3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7b3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9940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089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145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14e0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18c6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0e7f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386e7" officeooo:paragraph-rsid="4ba65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b0c2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b5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d3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f37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65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488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78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b8786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b8786" officeooo:paragraph-rsid="4ccf1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b8786" officeooo:paragraph-rsid="4cf299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ce15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d01e8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ce8d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d061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d02a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c43b5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4e8f6c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93d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dedec4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386e7" officeooo:paragraph-rsid="4bb59a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1261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12c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3a55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afd0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7a8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be5c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d3917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d2ed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ceeb3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cd95d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cd272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d14c3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ece0a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6b8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12c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1e5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0a7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657c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bd1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b83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ef6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a354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488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789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be8f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bdb7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b013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a13f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392a8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a49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69f75a3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070f5e" officeooo:paragraph-rsid="4d8f3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c432f7f" officeooo:paragraph-rsid="4e089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c432f7f" officeooo:paragraph-rsid="4e1b33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9e2b01" officeooo:paragraph-rsid="4ba35f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a386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b59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b6c4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69f83b" officeooo:paragraph-rsid="4c0f29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69f83b" officeooo:paragraph-rsid="4c089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4c3f5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42c34556" officeooo:paragraph-rsid="4f83b00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font-name="標楷體1" fo:font-size="17pt" style:text-underline-style="none" fo:font-weight="bold" officeooo:rsid="16cf433e" officeooo:paragraph-rsid="4f83b00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34556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1d2176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8d19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9e2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78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cfdf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d01e8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10b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3c7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d42a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dc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0849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5c6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756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94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a7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b8e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c5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f5a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7a8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789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79d239" officeooo:paragraph-rsid="4f83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1c1c1c"/>
    </style:style>
    <style:style style:name="T2" style:family="text">
      <style:text-properties fo:color="#1c1c1c" officeooo:rsid="4372f851"/>
    </style:style>
    <style:style style:name="T3" style:family="text">
      <style:text-properties fo:color="#1c1c1c" style:font-name="標楷體1"/>
    </style:style>
    <style:style style:name="T4" style:family="text">
      <style:text-properties fo:color="#1c1c1c" style:font-name="標楷體1" officeooo:rsid="23f6ceb1"/>
    </style:style>
    <style:style style:name="T5" style:family="text">
      <style:text-properties fo:color="#1c1c1c" style:font-name="標楷體1" officeooo:rsid="17cb7444"/>
    </style:style>
    <style:style style:name="T6" style:family="text">
      <style:text-properties fo:color="#1c1c1c" style:font-name="標楷體1" officeooo:rsid="08476271"/>
    </style:style>
    <style:style style:name="T7" style:family="text">
      <style:text-properties fo:color="#1c1c1c" style:font-name="標楷體1" officeooo:rsid="1e28fd16"/>
    </style:style>
    <style:style style:name="T8" style:family="text">
      <style:text-properties fo:color="#1c1c1c" style:font-name="標楷體1" officeooo:rsid="2659534a"/>
    </style:style>
    <style:style style:name="T9" style:family="text">
      <style:text-properties fo:color="#1c1c1c" style:font-name="標楷體1" officeooo:rsid="4372f851"/>
    </style:style>
    <style:style style:name="T10" style:family="text">
      <style:text-properties fo:color="#1c1c1c" style:font-name="標楷體1" officeooo:rsid="42b62e9a"/>
    </style:style>
    <style:style style:name="T11" style:family="text">
      <style:text-properties fo:color="#1c1c1c" style:font-name="標楷體1" officeooo:rsid="450d6027" style:font-name-complex="Arial1"/>
    </style:style>
    <style:style style:name="T12" style:family="text">
      <style:text-properties fo:color="#1c1c1c" style:font-name="標楷體1" officeooo:rsid="450d6027"/>
    </style:style>
    <style:style style:name="T13" style:family="text">
      <style:text-properties fo:color="#1c1c1c" officeooo:rsid="1e28fd16"/>
    </style:style>
    <style:style style:name="T14" style:family="text">
      <style:text-properties fo:color="#1c1c1c" officeooo:rsid="475f3e25"/>
    </style:style>
    <style:style style:name="T15" style:family="text">
      <style:text-properties fo:color="#1c1c1c" style:font-name="標楷體" officeooo:rsid="42c34556" style:font-name-asian="標楷體"/>
    </style:style>
    <style:style style:name="T16" style:family="text">
      <style:text-properties fo:color="#1c1c1c" officeooo:rsid="450d6027" style:font-name-complex="Arial1"/>
    </style:style>
    <style:style style:name="T17" style:family="text">
      <style:text-properties style:font-name="標楷體" style:font-name-asian="標楷體"/>
    </style:style>
    <style:style style:name="T18" style:family="text">
      <style:text-properties style:font-name="標楷體" officeooo:rsid="42c34556" style:font-name-asian="標楷體"/>
    </style:style>
    <style:style style:name="T19" style:family="text">
      <style:text-properties style:font-name="標楷體" officeooo:rsid="461bdebf" style:font-name-asian="標楷體"/>
    </style:style>
    <style:style style:name="T20" style:family="text">
      <style:text-properties style:font-name="標楷體" officeooo:rsid="4622bdb7" style:font-name-asian="標楷體"/>
    </style:style>
    <style:style style:name="T21" style:family="text">
      <style:text-properties style:font-name="標楷體" officeooo:rsid="4ce993ca"/>
    </style:style>
    <style:style style:name="T22" style:family="text">
      <style:text-properties style:font-name="標楷體" officeooo:rsid="4dedec46" style:font-name-asian="標楷體1"/>
    </style:style>
    <style:style style:name="T23" style:family="text">
      <style:text-properties style:font-name="標楷體1"/>
    </style:style>
    <style:style style:name="T24" style:family="text">
      <style:text-properties style:font-name="標楷體1" style:text-underline-style="solid" style:text-underline-width="auto" style:text-underline-color="font-color" officeooo:rsid="0a7edee9"/>
    </style:style>
    <style:style style:name="T25" style:family="text">
      <style:text-properties style:font-name="標楷體1" style:text-underline-style="solid" style:text-underline-width="auto" style:text-underline-color="font-color" officeooo:rsid="30905997"/>
    </style:style>
    <style:style style:name="T26" style:family="text">
      <style:text-properties style:font-name="標楷體1" style:text-underline-style="solid" style:text-underline-width="auto" style:text-underline-color="font-color" officeooo:rsid="1c90e499"/>
    </style:style>
    <style:style style:name="T27" style:family="text">
      <style:text-properties style:font-name="標楷體1" style:text-underline-style="solid" style:text-underline-width="auto" style:text-underline-color="font-color" officeooo:rsid="14a17aef"/>
    </style:style>
    <style:style style:name="T28" style:family="text">
      <style:text-properties style:font-name="標楷體1" style:text-underline-style="solid" style:text-underline-width="auto" style:text-underline-color="font-color" officeooo:rsid="16cf433e"/>
    </style:style>
    <style:style style:name="T29" style:family="text">
      <style:text-properties style:font-name="標楷體1" style:text-underline-style="solid" style:text-underline-width="auto" style:text-underline-color="font-color" officeooo:rsid="1f22ee2c"/>
    </style:style>
    <style:style style:name="T30" style:family="text">
      <style:text-properties style:font-name="標楷體1" officeooo:rsid="456ac779"/>
    </style:style>
    <style:style style:name="T31" style:family="text">
      <style:text-properties style:font-name="標楷體1" officeooo:rsid="48944c7f"/>
    </style:style>
    <style:style style:name="T32" style:family="text">
      <style:text-properties style:font-name="標楷體1" officeooo:rsid="48b8c803"/>
    </style:style>
    <style:style style:name="T33" style:family="text">
      <style:text-properties style:font-name="標楷體1" officeooo:rsid="48badf30"/>
    </style:style>
    <style:style style:name="T34" style:family="text">
      <style:text-properties style:font-name="標楷體1" officeooo:rsid="48ccf9ec"/>
    </style:style>
    <style:style style:name="T35" style:family="text">
      <style:text-properties style:font-name="標楷體1" officeooo:rsid="48b8f4be"/>
    </style:style>
    <style:style style:name="T36" style:family="text">
      <style:text-properties style:font-name="標楷體1" officeooo:rsid="48bb5b13"/>
    </style:style>
    <style:style style:name="T37" style:family="text">
      <style:text-properties style:font-name="標楷體1" officeooo:rsid="48b3c9f4"/>
    </style:style>
    <style:style style:name="T38" style:family="text">
      <style:text-properties style:font-name="標楷體1" officeooo:rsid="48bf1433"/>
    </style:style>
    <style:style style:name="T39" style:family="text">
      <style:text-properties style:font-name="標楷體1" officeooo:rsid="489ba8b0"/>
    </style:style>
    <style:style style:name="T40" style:family="text">
      <style:text-properties style:font-name="標楷體1" officeooo:rsid="07ca52e4"/>
    </style:style>
    <style:style style:name="T41" style:family="text">
      <style:text-properties style:font-name="標楷體1" style:font-name-asian="標楷體1"/>
    </style:style>
    <style:style style:name="T42" style:family="text">
      <style:text-properties style:font-name="標楷體1" officeooo:rsid="4b4d960e" style:font-name-asian="標楷體1"/>
    </style:style>
    <style:style style:name="T43" style:family="text">
      <style:text-properties style:font-name="標楷體1" officeooo:rsid="4b69f83b" style:font-name-asian="標楷體1"/>
    </style:style>
    <style:style style:name="T44" style:family="text">
      <style:text-properties style:font-name="標楷體1" officeooo:rsid="4b6b8786" style:font-name-asian="標楷體1"/>
    </style:style>
    <style:style style:name="T45" style:family="text">
      <style:text-properties style:font-name="標楷體1" officeooo:rsid="4b6c9e33" style:font-name-asian="標楷體1"/>
    </style:style>
    <style:style style:name="T46" style:family="text">
      <style:text-properties style:font-name="標楷體1" officeooo:rsid="4b6de000" style:font-name-asian="標楷體1"/>
    </style:style>
    <style:style style:name="T47" style:family="text">
      <style:text-properties style:font-name="標楷體1" officeooo:rsid="4b702e33" style:font-name-asian="標楷體1"/>
    </style:style>
    <style:style style:name="T48" style:family="text">
      <style:text-properties style:font-name="標楷體1" officeooo:rsid="4b71b9af" style:font-name-asian="標楷體1"/>
    </style:style>
    <style:style style:name="T49" style:family="text">
      <style:text-properties style:font-name="標楷體1" officeooo:rsid="4b7ccd5d" style:font-name-asian="標楷體1"/>
    </style:style>
    <style:style style:name="T50" style:family="text">
      <style:text-properties style:font-name="標楷體1" officeooo:rsid="4b7ec00a" style:font-name-asian="標楷體1"/>
    </style:style>
    <style:style style:name="T51" style:family="text">
      <style:text-properties style:font-name="標楷體1" officeooo:rsid="4b828f7f" style:font-name-asian="標楷體1"/>
    </style:style>
    <style:style style:name="T52" style:family="text">
      <style:text-properties style:font-name="標楷體1" officeooo:rsid="4b9e2b01" style:font-name-asian="標楷體1"/>
    </style:style>
    <style:style style:name="T53" style:family="text">
      <style:text-properties style:font-name="標楷體1" officeooo:rsid="4ba0b673" style:font-name-asian="標楷體1"/>
    </style:style>
    <style:style style:name="T54" style:family="text">
      <style:text-properties style:font-name="標楷體1" officeooo:rsid="4bafd09f" style:font-name-asian="標楷體1"/>
    </style:style>
    <style:style style:name="T55" style:family="text">
      <style:text-properties style:font-name="標楷體1" officeooo:rsid="4baa97cb" style:font-name-asian="標楷體1"/>
    </style:style>
    <style:style style:name="T56" style:family="text">
      <style:text-properties style:font-name="標楷體1" officeooo:rsid="4bf6b8fe" style:font-name-asian="標楷體1"/>
    </style:style>
    <style:style style:name="T57" style:family="text">
      <style:text-properties style:font-name="標楷體1" officeooo:rsid="4bfa354f" style:font-name-asian="標楷體1"/>
    </style:style>
    <style:style style:name="T58" style:family="text">
      <style:text-properties style:font-name="標楷體1" officeooo:rsid="4c2e98ca" style:font-name-asian="標楷體1"/>
    </style:style>
    <style:style style:name="T59" style:family="text">
      <style:text-properties style:font-name="標楷體1" officeooo:rsid="4cb0a73d" style:font-name-asian="標楷體1"/>
    </style:style>
    <style:style style:name="T60" style:family="text">
      <style:text-properties style:font-name="標楷體1" officeooo:rsid="4cb12c17" style:font-name-asian="標楷體1"/>
    </style:style>
    <style:style style:name="T61" style:family="text">
      <style:text-properties style:font-name="標楷體1" officeooo:rsid="4c07898d" style:font-name-asian="標楷體1"/>
    </style:style>
    <style:style style:name="T62" style:family="text">
      <style:text-properties style:font-name="標楷體1" officeooo:rsid="4cc66744" style:font-name-asian="標楷體1"/>
    </style:style>
    <style:style style:name="T63" style:family="text">
      <style:text-properties style:font-name="標楷體1" officeooo:rsid="4cca7a16" style:font-name-asian="標楷體1"/>
    </style:style>
    <style:style style:name="T64" style:family="text">
      <style:text-properties style:font-name="標楷體1" officeooo:rsid="4ce1420a" style:font-name-asian="標楷體1"/>
    </style:style>
    <style:style style:name="T65" style:family="text">
      <style:text-properties style:font-name="標楷體1" officeooo:rsid="4ce43d79" style:font-name-asian="標楷體1"/>
    </style:style>
    <style:style style:name="T66" style:family="text">
      <style:text-properties style:font-name="標楷體1" officeooo:rsid="4ce630e7" style:font-name-asian="標楷體1"/>
    </style:style>
    <style:style style:name="T67" style:family="text">
      <style:text-properties style:font-name="標楷體1" officeooo:rsid="4ce8d30e" style:font-name-asian="標楷體1"/>
    </style:style>
    <style:style style:name="T68" style:family="text">
      <style:text-properties style:font-name="標楷體1" officeooo:rsid="4d01e8a5" style:font-name-asian="標楷體1"/>
    </style:style>
    <style:style style:name="T69" style:family="text">
      <style:text-properties style:font-name="標楷體1" officeooo:rsid="4d083a7d" style:font-name-asian="標楷體1"/>
    </style:style>
    <style:style style:name="T70" style:family="text">
      <style:text-properties style:font-name="標楷體1" officeooo:rsid="4b0606a0" style:font-name-asian="標楷體1"/>
    </style:style>
    <style:style style:name="T71" style:family="text">
      <style:text-properties style:font-name="標楷體1" officeooo:rsid="42b62e9a" style:font-name-asian="標楷體1"/>
    </style:style>
    <style:style style:name="T72" style:family="text">
      <style:text-properties style:font-name="標楷體1" officeooo:rsid="4d17cac9" style:font-name-asian="標楷體1"/>
    </style:style>
    <style:style style:name="T73" style:family="text">
      <style:text-properties style:font-name="標楷體1" officeooo:rsid="4d757f53" style:font-name-asian="標楷體1"/>
    </style:style>
    <style:style style:name="T74" style:family="text">
      <style:text-properties style:font-name="標楷體1" officeooo:rsid="4d7e08ce" style:font-name-asian="標楷體1"/>
    </style:style>
    <style:style style:name="T75" style:family="text">
      <style:text-properties style:font-name="標楷體1" officeooo:rsid="4d85ec73" style:font-name-asian="標楷體1"/>
    </style:style>
    <style:style style:name="T76" style:family="text">
      <style:text-properties style:font-name="標楷體1" officeooo:rsid="4d8beda5" style:font-name-asian="標楷體1"/>
    </style:style>
    <style:style style:name="T77" style:family="text">
      <style:text-properties style:font-name="標楷體1" officeooo:rsid="4d91e4be" style:font-name-asian="標楷體1"/>
    </style:style>
    <style:style style:name="T78" style:family="text">
      <style:text-properties style:font-name="標楷體1" officeooo:rsid="4d956b7a" style:font-name-asian="標楷體1"/>
    </style:style>
    <style:style style:name="T79" style:family="text">
      <style:text-properties style:font-name="標楷體1" officeooo:rsid="4d964d45" style:font-name-asian="標楷體1"/>
    </style:style>
    <style:style style:name="T80" style:family="text">
      <style:text-properties style:font-name="標楷體1" officeooo:rsid="4d9701ef" style:font-name-asian="標楷體1"/>
    </style:style>
    <style:style style:name="T81" style:family="text">
      <style:text-properties style:font-name="標楷體1" officeooo:rsid="4d98ac2d" style:font-name-asian="標楷體1"/>
    </style:style>
    <style:style style:name="T82" style:family="text">
      <style:text-properties style:font-name="標楷體1" officeooo:rsid="48782837" style:font-name-asian="標楷體1"/>
    </style:style>
    <style:style style:name="T83" style:family="text">
      <style:text-properties style:font-name="標楷體1" officeooo:rsid="4dd98985" style:font-name-asian="標楷體1"/>
    </style:style>
    <style:style style:name="T84" style:family="text">
      <style:text-properties style:font-name="標楷體1" officeooo:rsid="4ddc6af0" style:font-name-asian="標楷體1"/>
    </style:style>
    <style:style style:name="T85" style:family="text">
      <style:text-properties style:font-name="標楷體1" officeooo:rsid="4dedec46" style:font-name-asian="標楷體1"/>
    </style:style>
    <style:style style:name="T86" style:family="text">
      <style:text-properties style:font-name="標楷體1" officeooo:rsid="4efc9b5e" style:font-name-asian="標楷體1"/>
    </style:style>
    <style:style style:name="T87" style:family="text">
      <style:text-properties style:font-name="標楷體1" officeooo:rsid="4b69f83b"/>
    </style:style>
    <style:style style:name="T88" style:family="text">
      <style:text-properties style:font-name="標楷體1" officeooo:rsid="4b9e2b01"/>
    </style:style>
    <style:style style:name="T89" style:family="text">
      <style:text-properties style:font-name="標楷體1" officeooo:rsid="4ba9a2c4"/>
    </style:style>
    <style:style style:name="T90" style:family="text">
      <style:text-properties style:font-name="標楷體1" officeooo:rsid="4baa97cb"/>
    </style:style>
    <style:style style:name="T91" style:family="text">
      <style:text-properties style:font-name="標楷體1" officeooo:rsid="23f6ceb1"/>
    </style:style>
    <style:style style:name="T92" style:family="text">
      <style:text-properties style:font-name="標楷體1" officeooo:rsid="4ba0b673"/>
    </style:style>
    <style:style style:name="T93" style:family="text">
      <style:text-properties style:font-name="標楷體1" officeooo:rsid="4bf0a11d"/>
    </style:style>
    <style:style style:name="T94" style:family="text">
      <style:text-properties style:font-name="標楷體1" officeooo:rsid="4bf24f7a"/>
    </style:style>
    <style:style style:name="T95" style:family="text">
      <style:text-properties style:font-name="標楷體1" officeooo:rsid="4c2d9310"/>
    </style:style>
    <style:style style:name="T96" style:family="text">
      <style:text-properties style:font-name="標楷體1" officeooo:rsid="1e28fd16"/>
    </style:style>
    <style:style style:name="T97" style:family="text">
      <style:text-properties style:font-name="標楷體1" officeooo:rsid="08476271"/>
    </style:style>
    <style:style style:name="T98" style:family="text">
      <style:text-properties style:font-name="標楷體1" officeooo:rsid="3248dfa0"/>
    </style:style>
    <style:style style:name="T99" style:family="text">
      <style:text-properties style:font-name="標楷體1" officeooo:rsid="19e18958"/>
    </style:style>
    <style:style style:name="T100" style:family="text">
      <style:text-properties style:font-name="標楷體1" officeooo:rsid="4c7f8388"/>
    </style:style>
    <style:style style:name="T101" style:family="text">
      <style:text-properties style:font-name="標楷體1" officeooo:rsid="4b4d960e"/>
    </style:style>
    <style:style style:name="T102" style:family="text">
      <style:text-properties style:font-name="標楷體1" officeooo:rsid="4b077870"/>
    </style:style>
    <style:style style:name="T103" style:family="text">
      <style:text-properties style:font-name="標楷體1" officeooo:rsid="4b6c9e33"/>
    </style:style>
    <style:style style:name="T104" style:family="text">
      <style:text-properties style:font-name="標楷體1" officeooo:rsid="4d1a95c6"/>
    </style:style>
    <style:style style:name="T105" style:family="text">
      <style:text-properties style:font-name="標楷體1" officeooo:rsid="4d1aeeb9"/>
    </style:style>
    <style:style style:name="T106" style:family="text">
      <style:text-properties style:font-name="標楷體1" officeooo:rsid="22f76c1c"/>
    </style:style>
    <style:style style:name="T107" style:family="text">
      <style:text-properties style:font-name="標楷體1" officeooo:rsid="23406692"/>
    </style:style>
    <style:style style:name="T108" style:family="text">
      <style:text-properties style:font-name="標楷體1" officeooo:rsid="4d2ec923"/>
    </style:style>
    <style:style style:name="T109" style:family="text">
      <style:text-properties style:font-name="標楷體1" officeooo:rsid="4d3bf353"/>
    </style:style>
    <style:style style:name="T110" style:family="text">
      <style:text-properties style:font-name="標楷體1" officeooo:rsid="4d42abd3"/>
    </style:style>
    <style:style style:name="T111" style:family="text">
      <style:text-properties style:font-name="標楷體1" officeooo:rsid="4b0606a0"/>
    </style:style>
    <style:style style:name="T112" style:family="text">
      <style:text-properties style:font-name="標楷體1" officeooo:rsid="4d4a48a9"/>
    </style:style>
    <style:style style:name="T113" style:family="text">
      <style:text-properties style:font-name="標楷體1" officeooo:rsid="48782837"/>
    </style:style>
    <style:style style:name="T114" style:family="text">
      <style:text-properties style:font-name="標楷體1" officeooo:rsid="4d527b91"/>
    </style:style>
    <style:style style:name="T115" style:family="text">
      <style:text-properties style:font-name="標楷體1" officeooo:rsid="4d6106c1"/>
    </style:style>
    <style:style style:name="T116" style:family="text">
      <style:text-properties style:font-name="標楷體1" officeooo:rsid="4b0bc5cd"/>
    </style:style>
    <style:style style:name="T117" style:family="text">
      <style:text-properties style:font-name="標楷體1" officeooo:rsid="4d63be1b"/>
    </style:style>
    <style:style style:name="T118" style:family="text">
      <style:text-properties style:font-name="標楷體1" officeooo:rsid="4b094077"/>
    </style:style>
    <style:style style:name="T119" style:family="text">
      <style:text-properties style:font-name="標楷體1" officeooo:rsid="42b62e9a"/>
    </style:style>
    <style:style style:name="T120" style:family="text">
      <style:text-properties style:font-name="標楷體1" officeooo:rsid="1f6c9a7b"/>
    </style:style>
    <style:style style:name="T121" style:family="text">
      <style:text-properties style:font-name="標楷體1" officeooo:rsid="1f6e1a72"/>
    </style:style>
    <style:style style:name="T122" style:family="text">
      <style:text-properties style:font-name="標楷體1" officeooo:rsid="45801b31"/>
    </style:style>
    <style:style style:name="T123" style:family="text">
      <style:text-properties style:font-name="標楷體1" officeooo:rsid="1e4355e2"/>
    </style:style>
    <style:style style:name="T124" style:family="text">
      <style:text-properties style:font-name="標楷體1" officeooo:rsid="1f343427"/>
    </style:style>
    <style:style style:name="T125" style:family="text">
      <style:text-properties style:font-name="標楷體1" officeooo:rsid="1eff25a1"/>
    </style:style>
    <style:style style:name="T126" style:family="text">
      <style:text-properties style:font-name="標楷體1" officeooo:rsid="2659534a"/>
    </style:style>
    <style:style style:name="T127" style:family="text">
      <style:text-properties style:font-name="標楷體1" officeooo:rsid="1f9386ea"/>
    </style:style>
    <style:style style:name="T128" style:family="text">
      <style:text-properties style:font-name="標楷體1" officeooo:rsid="4372f851"/>
    </style:style>
    <style:style style:name="T129" style:family="text">
      <style:text-properties style:font-name="標楷體1" officeooo:rsid="43985106"/>
    </style:style>
    <style:style style:name="T130" style:family="text">
      <style:text-properties style:font-name="標楷體1" officeooo:rsid="474b1398"/>
    </style:style>
    <style:style style:name="T131" style:family="text">
      <style:text-properties style:font-name="標楷體1" officeooo:rsid="474bd65b"/>
    </style:style>
    <style:style style:name="T132" style:family="text">
      <style:text-properties style:font-name="標楷體1" officeooo:rsid="475fb1e5"/>
    </style:style>
    <style:style style:name="T133" style:family="text">
      <style:text-properties style:font-name="標楷體1" officeooo:rsid="4775661c"/>
    </style:style>
    <style:style style:name="T134" style:family="text">
      <style:text-properties style:font-name="標楷體1" officeooo:rsid="475f3e25"/>
    </style:style>
    <style:style style:name="T135" style:family="text">
      <style:text-properties style:font-name="標楷體1" officeooo:rsid="4761abf0"/>
    </style:style>
    <style:style style:name="T136" style:family="text">
      <style:text-properties style:font-name="標楷體1" officeooo:rsid="476954ec"/>
    </style:style>
    <style:style style:name="T137" style:family="text">
      <style:text-properties style:font-name="標楷體1" officeooo:rsid="47648ebd"/>
    </style:style>
    <style:style style:name="T138" style:family="text">
      <style:text-properties style:font-name="標楷體1" officeooo:rsid="4167b1c5"/>
    </style:style>
    <style:style style:name="T139" style:family="text">
      <style:text-properties style:font-name="標楷體1" officeooo:rsid="4379d239"/>
    </style:style>
    <style:style style:name="T140" style:family="text">
      <style:text-properties style:font-name="標楷體1" officeooo:rsid="49358cc3"/>
    </style:style>
    <style:style style:name="T141" style:family="text">
      <style:text-properties style:font-name="標楷體1" officeooo:rsid="4929c029"/>
    </style:style>
    <style:style style:name="T142" style:family="text">
      <style:text-properties style:font-name="標楷體1" officeooo:rsid="4931bb1c"/>
    </style:style>
    <style:style style:name="T143" style:family="text">
      <style:text-properties style:font-name="標楷體1" officeooo:rsid="4936f590"/>
    </style:style>
    <style:style style:name="T144" style:family="text">
      <style:text-properties style:font-name="標楷體1" officeooo:rsid="493a95b6"/>
    </style:style>
    <style:style style:name="T145" style:family="text">
      <style:text-properties style:font-name="標楷體1" officeooo:rsid="42c34556"/>
    </style:style>
    <style:style style:name="T146" style:family="text">
      <style:text-properties style:font-name="標楷體1" officeooo:rsid="461553ac"/>
    </style:style>
    <style:style style:name="T147" style:family="text">
      <style:text-properties style:font-name="標楷體1" officeooo:rsid="47434b28"/>
    </style:style>
    <style:style style:name="T148" style:family="text">
      <style:text-properties style:font-name="標楷體1" officeooo:rsid="42c4c31d"/>
    </style:style>
    <style:style style:name="T149" style:family="text">
      <style:text-properties style:font-name="標楷體1" officeooo:rsid="4622bdb7"/>
    </style:style>
    <style:style style:name="T150" style:family="text">
      <style:text-properties style:font-name="標楷體1" officeooo:rsid="3635de3b"/>
    </style:style>
    <style:style style:name="T151" style:family="text">
      <style:text-properties style:font-name="標楷體1" officeooo:rsid="0a6d63ec"/>
    </style:style>
    <style:style style:name="T152" style:family="text">
      <style:text-properties style:font-name="標楷體1" officeooo:rsid="1f22ee2c" style:font-name-complex="Liberation Serif1"/>
    </style:style>
    <style:style style:name="T153" style:family="text">
      <style:text-properties style:font-name="標楷體1" officeooo:rsid="4aee92f5"/>
    </style:style>
    <style:style style:name="T154" style:family="text">
      <style:text-properties style:font-name="標楷體1" officeooo:rsid="4af0643b"/>
    </style:style>
    <style:style style:name="T155" style:family="text">
      <style:text-properties style:font-name="標楷體1" officeooo:rsid="4af5945b"/>
    </style:style>
    <style:style style:name="T156" style:family="text">
      <style:text-properties style:font-name="標楷體1" officeooo:rsid="4af74271"/>
    </style:style>
    <style:style style:name="T157" style:family="text">
      <style:text-properties style:font-name="標楷體1" officeooo:rsid="4b079231"/>
    </style:style>
    <style:style style:name="T158" style:family="text">
      <style:text-properties style:font-name="標楷體1" officeooo:rsid="4af7dec5"/>
    </style:style>
    <style:style style:name="T159" style:family="text">
      <style:text-properties style:font-name="標楷體1" officeooo:rsid="4afacbfb"/>
    </style:style>
    <style:style style:name="T160" style:family="text">
      <style:text-properties style:font-name="標楷體1" officeooo:rsid="4b01c259"/>
    </style:style>
    <style:style style:name="T161" style:family="text">
      <style:text-properties style:font-name="標楷體1" officeooo:rsid="44943a66"/>
    </style:style>
    <style:style style:name="T162" style:family="text">
      <style:text-properties style:font-name="標楷體1" officeooo:rsid="4499b17f"/>
    </style:style>
    <style:style style:name="T163" style:family="text">
      <style:text-properties style:font-name="標楷體1" officeooo:rsid="448d9c5d"/>
    </style:style>
    <style:style style:name="T164" style:family="text">
      <style:text-properties style:font-name="標楷體1" officeooo:rsid="44b8f1aa"/>
    </style:style>
    <style:style style:name="T165" style:family="text">
      <style:text-properties style:font-name="標楷體1" officeooo:rsid="44b4d678"/>
    </style:style>
    <style:style style:name="T166" style:family="text">
      <style:text-properties style:font-name="標楷體1" officeooo:rsid="44c4c2b2"/>
    </style:style>
    <style:style style:name="T167" style:family="text">
      <style:text-properties style:font-name="標楷體1" officeooo:rsid="44cd4590"/>
    </style:style>
    <style:style style:name="T168" style:family="text">
      <style:text-properties style:font-name="標楷體1" officeooo:rsid="44c0ef97"/>
    </style:style>
    <style:style style:name="T169" style:family="text">
      <style:text-properties style:font-name="標楷體1" officeooo:rsid="44cecc38"/>
    </style:style>
    <style:style style:name="T170" style:family="text">
      <style:text-properties style:font-name="標楷體1" officeooo:rsid="44e17d31"/>
    </style:style>
    <style:style style:name="T171" style:family="text">
      <style:text-properties style:font-name="標楷體1" officeooo:rsid="4508c619"/>
    </style:style>
    <style:style style:name="T172" style:family="text">
      <style:text-properties style:font-name="標楷體1" officeooo:rsid="450d6027"/>
    </style:style>
    <style:style style:name="T173" style:family="text">
      <style:text-properties style:font-name="標楷體1" officeooo:rsid="450d6027" style:font-name-complex="Arial1"/>
    </style:style>
    <style:style style:name="T174" style:family="text">
      <style:text-properties style:font-name="標楷體1" officeooo:rsid="45758e33"/>
    </style:style>
    <style:style style:name="T175" style:family="text">
      <style:text-properties style:font-name="標楷體1" officeooo:rsid="457cddda"/>
    </style:style>
    <style:style style:name="T176" style:family="text">
      <style:text-properties style:font-name="標楷體1" officeooo:rsid="457d5a67"/>
    </style:style>
    <style:style style:name="T177" style:family="text">
      <style:text-properties style:font-name="標楷體1" officeooo:rsid="457f820b"/>
    </style:style>
    <style:style style:name="T178" style:family="text">
      <style:text-properties fo:color="#010101"/>
    </style:style>
    <style:style style:name="T179" style:family="text">
      <style:text-properties fo:color="#010101" fo:font-size="9pt" style:font-size-asian="9pt" style:font-size-complex="9pt"/>
    </style:style>
    <style:style style:name="T180" style:family="text">
      <style:text-properties fo:color="#010101" fo:font-size="9pt" style:text-underline-style="solid" style:text-underline-width="auto" style:text-underline-color="font-color" style:font-size-asian="9pt" style:font-size-complex="9pt"/>
    </style:style>
    <style:style style:name="T181" style:family="text">
      <style:text-properties fo:color="#010101" style:font-name="標楷體1"/>
    </style:style>
    <style:style style:name="T182" style:family="text">
      <style:text-properties fo:color="#010101" style:font-name="標楷體1" fo:font-size="6pt" style:text-underline-style="solid" style:text-underline-width="auto" style:text-underline-color="font-color" officeooo:rsid="3225ddbd" style:font-size-asian="6pt" style:font-size-complex="6pt"/>
    </style:style>
    <style:style style:name="T183" style:family="text">
      <style:text-properties fo:color="#010101" style:font-name="標楷體1" fo:font-size="6pt" style:font-name-asian="標楷體1" style:font-size-asian="6pt" style:font-size-complex="6pt"/>
    </style:style>
    <style:style style:name="T184" style:family="text">
      <style:text-properties fo:color="#010101" style:font-name="標楷體1" fo:font-size="6pt" officeooo:rsid="4e367767" style:font-name-asian="標楷體1" style:font-size-asian="6pt" style:font-size-complex="6pt"/>
    </style:style>
    <style:style style:name="T185" style:family="text">
      <style:text-properties fo:color="#010101" style:font-name="標楷體1" fo:font-size="6pt" style:font-size-asian="6pt" style:font-size-complex="6pt"/>
    </style:style>
    <style:style style:name="T186" style:family="text">
      <style:text-properties fo:color="#010101" style:font-name="標楷體1" fo:font-size="6pt" officeooo:rsid="474bd65b" style:font-size-asian="6pt" style:font-size-complex="6pt"/>
    </style:style>
    <style:style style:name="T187" style:family="text">
      <style:text-properties fo:color="#010101" style:font-name="標楷體1" fo:font-size="6pt" officeooo:rsid="4402ee46" style:font-size-asian="6pt" style:font-size-complex="6pt"/>
    </style:style>
    <style:style style:name="T188" style:family="text">
      <style:text-properties fo:color="#010101" style:font-name="標楷體1" fo:font-size="6pt" officeooo:rsid="47434b28" style:font-size-asian="6pt" style:font-size-complex="6pt"/>
    </style:style>
    <style:style style:name="T189" style:family="text">
      <style:text-properties fo:color="#010101" style:font-name="標楷體1" fo:font-size="6pt" officeooo:rsid="47434b28" style:font-size-asian="6pt" style:font-name-complex="Liberation Serif1" style:font-size-complex="6pt"/>
    </style:style>
    <style:style style:name="T190" style:family="text">
      <style:text-properties fo:color="#010101" style:font-name="標楷體1" officeooo:rsid="4372f851"/>
    </style:style>
    <style:style style:name="T191" style:family="text">
      <style:text-properties fo:color="#010101" style:font-name="標楷體1" officeooo:rsid="23f6ceb1"/>
    </style:style>
    <style:style style:name="T192" style:family="text">
      <style:text-properties fo:color="#010101" style:font-name="標楷體1" style:font-name-asian="標楷體1"/>
    </style:style>
    <style:style style:name="T193" style:family="text">
      <style:text-properties fo:color="#010101" style:font-name="標楷體1" officeooo:rsid="4b69f83b" style:font-name-asian="標楷體1"/>
    </style:style>
    <style:style style:name="T194" style:family="text">
      <style:text-properties fo:color="#010101" style:font-name="標楷體1" officeooo:rsid="4ccbc4a9" style:font-name-asian="標楷體1"/>
    </style:style>
    <style:style style:name="T195" style:family="text">
      <style:text-properties fo:color="#010101" style:font-name="標楷體1" officeooo:rsid="4ccc1d2b" style:font-name-asian="標楷體1"/>
    </style:style>
    <style:style style:name="T196" style:family="text">
      <style:text-properties fo:color="#010101" style:font-name="標楷體1" style:text-underline-style="solid" style:text-underline-width="auto" style:text-underline-color="font-color" officeooo:rsid="0a7edee9"/>
    </style:style>
    <style:style style:name="T197" style:family="text">
      <style:text-properties fo:color="#010101" style:font-name="標楷體1" style:text-underline-style="solid" style:text-underline-width="auto" style:text-underline-color="font-color" officeooo:rsid="30905997"/>
    </style:style>
    <style:style style:name="T198" style:family="text">
      <style:text-properties fo:color="#010101" style:font-name="標楷體1" fo:font-size="16pt" style:font-size-asian="16pt" style:font-size-complex="16pt"/>
    </style:style>
    <style:style style:name="T199" style:family="text">
      <style:text-properties fo:color="#010101" style:font-name="標楷體1" fo:font-size="16pt" officeooo:rsid="3248dfa0" style:font-size-asian="16pt" style:font-size-complex="16pt"/>
    </style:style>
    <style:style style:name="T200" style:family="text">
      <style:text-properties fo:color="#010101" style:font-name="標楷體1" fo:font-size="16pt" officeooo:rsid="44d1aaab" style:font-size-asian="16pt" style:font-size-complex="16pt"/>
    </style:style>
    <style:style style:name="T201" style:family="text">
      <style:text-properties fo:color="#010101" style:font-name="標楷體1" fo:font-size="16pt" style:text-underline-style="solid" style:text-underline-width="auto" style:text-underline-color="font-color" officeooo:rsid="0a7edee9" style:font-size-asian="16pt" style:font-size-complex="16pt"/>
    </style:style>
    <style:style style:name="T202" style:family="text">
      <style:text-properties fo:color="#010101" style:font-name="標楷體1" fo:font-size="16pt" style:text-underline-style="solid" style:text-underline-width="auto" style:text-underline-color="font-color" officeooo:rsid="30905997" style:font-size-asian="16pt" style:font-size-complex="16pt"/>
    </style:style>
    <style:style style:name="T203" style:family="text">
      <style:text-properties fo:color="#010101" style:font-name="標楷體1" fo:font-size="8pt" style:font-name-asian="標楷體1" style:font-size-asian="8pt" style:font-size-complex="8pt"/>
    </style:style>
    <style:style style:name="T204" style:family="text">
      <style:text-properties fo:color="#010101" style:font-name="標楷體1" fo:font-size="8pt" officeooo:rsid="4ccb1fa0" style:font-name-asian="標楷體1" style:font-size-asian="8pt" style:font-size-complex="8pt"/>
    </style:style>
    <style:style style:name="T205" style:family="text">
      <style:text-properties fo:color="#010101" style:font-name="標楷體1" fo:font-size="8pt" officeooo:rsid="4ccb1fa0" style:font-name-asian="標楷體1" style:font-size-asian="8pt" style:font-name-complex="Liberation Serif1" style:font-size-complex="8pt"/>
    </style:style>
    <style:style style:name="T206" style:family="text">
      <style:text-properties fo:color="#010101" style:font-name="標楷體1" fo:font-size="8pt" style:font-size-asian="8pt" style:font-size-complex="8pt"/>
    </style:style>
    <style:style style:name="T207" style:family="text">
      <style:text-properties fo:color="#010101" style:font-name="標楷體1" fo:font-size="8pt" officeooo:rsid="44cd4590" style:font-size-asian="8pt" style:font-size-complex="8pt"/>
    </style:style>
    <style:style style:name="T208" style:family="text">
      <style:text-properties fo:color="#010101" style:font-name="標楷體1" fo:font-size="8pt" officeooo:rsid="44d08245" style:font-size-asian="8pt" style:font-size-complex="8pt"/>
    </style:style>
    <style:style style:name="T209" style:family="text">
      <style:text-properties fo:color="#010101" style:font-name="標楷體1" fo:font-size="7pt" style:font-name-asian="標楷體1" style:font-size-asian="7pt" style:font-size-complex="7pt"/>
    </style:style>
    <style:style style:name="T210" style:family="text">
      <style:text-properties fo:color="#010101" style:font-name="標楷體1" fo:font-size="7pt" officeooo:rsid="4db98c59" style:font-name-asian="標楷體1" style:font-size-asian="7pt" style:font-size-complex="7pt"/>
    </style:style>
    <style:style style:name="T211" style:family="text">
      <style:text-properties fo:color="#010101" style:font-name="標楷體1" fo:font-size="7pt" style:font-size-asian="7pt" style:font-size-complex="7pt"/>
    </style:style>
    <style:style style:name="T212" style:family="text">
      <style:text-properties fo:color="#010101" style:font-name="標楷體1" fo:font-size="7pt" officeooo:rsid="44fd2066" style:font-size-asian="7pt" style:font-size-complex="7pt"/>
    </style:style>
    <style:style style:name="T213" style:family="text">
      <style:text-properties fo:color="#010101" style:font-name="標楷體1" officeooo:rsid="42628469"/>
    </style:style>
    <style:style style:name="T214" style:family="text">
      <style:text-properties fo:color="#010101" style:font-name="標楷體1" officeooo:rsid="43a3c7bf"/>
    </style:style>
    <style:style style:name="T215" style:family="text">
      <style:text-properties fo:color="#010101" style:font-name="標楷體1" officeooo:rsid="42cd26d7"/>
    </style:style>
    <style:style style:name="T216" style:family="text">
      <style:text-properties fo:color="#010101" style:font-name="標楷體1" fo:font-size="10pt" style:font-size-asian="10pt" style:font-size-complex="10pt"/>
    </style:style>
    <style:style style:name="T217" style:family="text">
      <style:text-properties fo:color="#010101" style:font-name="標楷體1" fo:font-size="10pt" officeooo:rsid="44d1aaab" style:font-size-asian="10pt" style:font-size-complex="10pt"/>
    </style:style>
    <style:style style:name="T218" style:family="text">
      <style:text-properties fo:color="#010101" style:font-name="標楷體1" fo:font-size="10pt" officeooo:rsid="457cddda" style:font-size-asian="10pt" style:font-size-complex="10pt"/>
    </style:style>
    <style:style style:name="T219" style:family="text">
      <style:text-properties fo:color="#010101" style:font-name="標楷體1" fo:font-size="10pt" officeooo:rsid="45758e33" style:font-size-asian="10pt" style:font-size-complex="10pt"/>
    </style:style>
    <style:style style:name="T220" style:family="text">
      <style:text-properties fo:color="#010101" style:font-name="標楷體1" fo:font-size="9pt" style:font-size-asian="9pt" style:font-size-complex="9pt"/>
    </style:style>
    <style:style style:name="T221" style:family="text">
      <style:text-properties fo:color="#010101" fo:font-size="7pt" style:font-size-asian="7pt" style:font-size-complex="7pt"/>
    </style:style>
    <style:style style:name="T222" style:family="text">
      <style:text-properties fo:color="#010101" fo:font-size="6pt" style:font-size-asian="6pt" style:font-size-complex="6pt"/>
    </style:style>
    <style:style style:name="T223" style:family="text">
      <style:text-properties fo:color="#010101" fo:font-size="6pt" officeooo:rsid="1e28fd16" style:font-size-asian="6pt" style:font-size-complex="6pt"/>
    </style:style>
    <style:style style:name="T224" style:family="text">
      <style:text-properties fo:color="#010101" fo:font-size="6pt" style:font-name-asian="標楷體1" style:font-size-asian="6pt" style:font-size-complex="6pt"/>
    </style:style>
    <style:style style:name="T225" style:family="text">
      <style:text-properties fo:color="#010101" officeooo:rsid="4372f851"/>
    </style:style>
    <style:style style:name="T226" style:family="text">
      <style:text-properties fo:color="#010101" style:font-name="Arial" officeooo:rsid="4372f851" style:font-name-asian="Arial"/>
    </style:style>
    <style:style style:name="T227" style:family="text">
      <style:text-properties fo:color="#010101" fo:font-size="10pt" style:font-size-asian="10pt" style:font-size-complex="10pt"/>
    </style:style>
    <style:style style:name="T228" style:family="text">
      <style:text-properties fo:color="#010101" fo:font-size="10pt" officeooo:rsid="42c34556" style:font-size-asian="10pt" style:font-size-complex="10pt"/>
    </style:style>
    <style:style style:name="T229" style:family="text">
      <style:text-properties fo:color="#010101" fo:font-size="10pt" officeooo:rsid="457cddda" style:font-size-asian="10pt" style:font-size-complex="10pt"/>
    </style:style>
    <style:style style:name="T230" style:family="text">
      <style:text-properties fo:color="#010101" fo:font-size="11pt" style:font-size-asian="11pt" style:font-size-complex="11pt"/>
    </style:style>
    <style:style style:name="T231" style:family="text">
      <style:text-properties fo:color="#010101" fo:font-size="11pt" officeooo:rsid="1e4355e2" style:font-size-asian="11pt" style:font-size-complex="11pt"/>
    </style:style>
    <style:style style:name="T232" style:family="text">
      <style:text-properties fo:color="#010101" officeooo:rsid="42b62e9a"/>
    </style:style>
    <style:style style:name="T233" style:family="text">
      <style:text-properties fo:color="#010101" style:font-name="Liberation Serif" officeooo:rsid="4b9e2b01" style:font-name-asian="標楷體1"/>
    </style:style>
    <style:style style:name="T234" style:family="text">
      <style:text-properties fo:color="#010101" style:font-name="標楷體" officeooo:rsid="42c34556" style:font-name-asian="標楷體"/>
    </style:style>
    <style:style style:name="T235" style:family="text">
      <style:text-properties fo:color="#010101" style:font-name="標楷體" officeooo:rsid="44958c50" style:font-name-asian="標楷體"/>
    </style:style>
    <style:style style:name="T236" style:family="text">
      <style:text-properties fo:color="#010101" style:font-name="標楷體" fo:font-size="16pt" officeooo:rsid="42c34556" style:font-name-asian="標楷體" style:font-size-asian="16pt" style:font-size-complex="16pt"/>
    </style:style>
    <style:style style:name="T237" style:family="text">
      <style:text-properties fo:color="#010101" style:font-name="標楷體" fo:font-size="10pt" officeooo:rsid="42c34556" style:font-name-asian="標楷體" style:font-size-asian="10pt" style:font-size-complex="10pt"/>
    </style:style>
    <style:style style:name="T238" style:family="text">
      <style:text-properties fo:color="#010101" style:font-name="標楷體" fo:font-size="10pt" officeooo:rsid="42d27f14" style:font-name-asian="標楷體" style:font-size-asian="10pt" style:font-size-complex="10pt"/>
    </style:style>
    <style:style style:name="T239" style:family="text">
      <style:text-properties fo:color="#010101" style:font-name="標楷體" fo:font-size="15pt" style:font-name-asian="標楷體" style:font-size-asian="15pt" style:font-size-complex="15pt"/>
    </style:style>
    <style:style style:name="T240" style:family="text">
      <style:text-properties fo:color="#010101" style:font-name="標楷體" fo:font-size="15pt" officeooo:rsid="42d27f14" style:font-name-asian="標楷體" style:font-size-asian="15pt" style:font-size-complex="15pt"/>
    </style:style>
    <style:style style:name="T241" style:family="text">
      <style:text-properties fo:color="#010101" style:font-name="標楷體" fo:font-size="15pt" officeooo:rsid="4308893c" style:font-name-asian="標楷體" style:font-size-asian="15pt" style:font-size-complex="15pt"/>
    </style:style>
    <style:style style:name="T242" style:family="text">
      <style:text-properties fo:color="#010101" style:font-name="標楷體" fo:font-size="11pt" style:font-name-asian="標楷體" style:font-size-asian="11pt" style:font-size-complex="11pt"/>
    </style:style>
    <style:style style:name="T243" style:family="text">
      <style:text-properties fo:color="#010101" style:font-name="標楷體" fo:font-size="11pt" officeooo:rsid="42d27f14" style:font-name-asian="標楷體" style:font-size-asian="11pt" style:font-size-complex="11pt"/>
    </style:style>
    <style:style style:name="T244" style:family="text">
      <style:text-properties fo:color="#010101" style:font-name="標楷體" fo:font-size="11pt" officeooo:rsid="4308893c" style:font-name-asian="標楷體" style:font-size-asian="11pt" style:font-size-complex="11pt"/>
    </style:style>
    <style:style style:name="T245" style:family="text">
      <style:text-properties fo:color="#010101" style:font-name="標楷體" fo:font-size="11pt" officeooo:rsid="4307a8e6" style:font-name-asian="標楷體" style:font-size-asian="11pt" style:font-size-complex="11pt"/>
    </style:style>
    <style:style style:name="T246" style:family="text">
      <style:text-properties fo:color="#010101" style:font-name="標楷體" fo:font-size="11pt" officeooo:rsid="430cb31a" style:font-name-asian="標楷體" style:font-size-asian="11pt" style:font-size-complex="11pt"/>
    </style:style>
    <style:style style:name="T247" style:family="text">
      <style:text-properties fo:color="#010101" style:font-name="標楷體" fo:font-size="11pt" officeooo:rsid="430b23b7" style:font-name-asian="標楷體" style:font-size-asian="11pt" style:font-size-complex="11pt"/>
    </style:style>
    <style:style style:name="T248" style:family="text">
      <style:text-properties fo:color="#010101" style:font-name="標楷體" fo:font-size="11pt" officeooo:rsid="430c5394" style:font-name-asian="標楷體" style:font-size-asian="11pt" style:font-size-complex="11pt"/>
    </style:style>
    <style:style style:name="T249" style:family="text">
      <style:text-properties fo:color="#010101" style:font-name="標楷體" fo:font-size="8pt" officeooo:rsid="43254650" style:font-size-asian="8pt" style:font-size-complex="8pt"/>
    </style:style>
    <style:style style:name="T250" style:family="text">
      <style:text-properties fo:color="#010101" officeooo:rsid="39539246"/>
    </style:style>
    <style:style style:name="T251" style:family="text">
      <style:text-properties fo:color="#010101" fo:font-size="16pt" style:font-size-asian="16pt" style:font-size-complex="16pt"/>
    </style:style>
    <style:style style:name="T252" style:family="text">
      <style:text-properties fo:color="#010101" fo:font-size="16pt" officeooo:rsid="42b62e9a" style:font-size-asian="16pt" style:font-size-complex="16pt"/>
    </style:style>
    <style:style style:name="T253" style:family="text">
      <style:text-properties fo:color="#010101" fo:font-size="16pt" officeooo:rsid="4372f851" style:font-size-asian="16pt" style:font-size-complex="16pt"/>
    </style:style>
    <style:style style:name="T254" style:family="text">
      <style:text-properties fo:color="#010101" fo:font-size="16pt" officeooo:rsid="39539246" style:font-size-asian="16pt" style:font-size-complex="16pt"/>
    </style:style>
    <style:style style:name="T255" style:family="text">
      <style:text-properties fo:color="#010101" fo:font-size="8pt" style:font-size-asian="8pt" style:font-size-complex="8pt"/>
    </style:style>
    <style:style style:name="T256" style:family="text">
      <style:text-properties fo:color="#010101" style:font-name-asian="標楷體1"/>
    </style:style>
    <style:style style:name="T257" style:family="text">
      <style:text-properties fo:color="#010101" fo:font-size="14pt" officeooo:rsid="4b6b8786" style:font-name-asian="標楷體1" style:font-size-asian="14pt" style:font-size-complex="14pt"/>
    </style:style>
    <style:style style:name="T258" style:family="text">
      <style:text-properties fo:color="#010101" fo:font-size="14pt" style:font-size-asian="14pt" style:font-size-complex="14pt"/>
    </style:style>
    <style:style style:name="T259" style:family="text">
      <style:text-properties fo:color="#010101" fo:font-size="14pt" officeooo:rsid="1e28fd16" style:font-size-asian="14pt" style:font-size-complex="14pt"/>
    </style:style>
    <style:style style:name="T260" style:family="text">
      <style:text-properties fo:color="#010101" fo:font-size="14pt" officeooo:rsid="4372f851" style:font-size-asian="14pt" style:font-size-complex="14pt"/>
    </style:style>
    <style:style style:name="T261" style:family="text">
      <style:text-properties fo:color="#010101" fo:font-size="14pt" officeooo:rsid="1afaba50" style:font-size-asian="14pt" style:font-size-complex="14pt"/>
    </style:style>
    <style:style style:name="T262" style:family="text">
      <style:text-properties fo:color="#010101" officeooo:rsid="40c66b87"/>
    </style:style>
    <style:style style:name="T263" style:family="text">
      <style:text-properties fo:color="#010101" fo:font-size="15pt" style:font-size-asian="15pt" style:font-size-complex="15pt"/>
    </style:style>
    <style:style style:name="T264" style:family="text">
      <style:text-properties fo:color="#010101" officeooo:rsid="42f060fd"/>
    </style:style>
    <style:style style:name="T265" style:family="text">
      <style:text-properties fo:color="#010101" style:font-name="Liberation Serif1" officeooo:rsid="461553ac" style:font-name-asian="Liberation Serif1" style:font-name-complex="Liberation Serif1"/>
    </style:style>
    <style:style style:name="T266" style:family="text">
      <style:text-properties fo:color="#010101" fo:font-size="12pt" style:font-size-asian="12pt" style:font-size-complex="12pt"/>
    </style:style>
    <style:style style:name="T267" style:family="text">
      <style:text-properties fo:color="#010101" fo:font-size="12pt" style:text-underline-style="solid" style:text-underline-width="auto" style:text-underline-color="font-color" style:font-size-asian="12pt" style:font-size-complex="12pt"/>
    </style:style>
    <style:style style:name="T268" style:family="text">
      <style:text-properties officeooo:rsid="42b62e9a"/>
    </style:style>
    <style:style style:name="T269" style:family="text">
      <style:text-properties style:text-underline-style="solid" style:text-underline-width="auto" style:text-underline-color="font-color"/>
    </style:style>
    <style:style style:name="T270" style:family="text">
      <style:text-properties style:text-underline-style="solid" style:text-underline-width="auto" style:text-underline-color="font-color" officeooo:rsid="4372f851"/>
    </style:style>
    <style:style style:name="T271" style:family="text">
      <style:text-properties style:text-underline-style="solid" style:text-underline-width="auto" style:text-underline-color="font-color" officeooo:rsid="42b62e9a"/>
    </style:style>
    <style:style style:name="T272" style:family="text">
      <style:text-properties style:text-underline-style="solid" style:text-underline-width="auto" style:text-underline-color="font-color" officeooo:rsid="2da833a7"/>
    </style:style>
    <style:style style:name="T273" style:family="text">
      <style:text-properties style:text-underline-style="solid" style:text-underline-width="auto" style:text-underline-color="font-color" officeooo:rsid="13fbfca5"/>
    </style:style>
    <style:style style:name="T274" style:family="text">
      <style:text-properties officeooo:rsid="39539246"/>
    </style:style>
    <style:style style:name="T275" style:family="text">
      <style:text-properties officeooo:rsid="4372f851"/>
    </style:style>
    <style:style style:name="T276" style:family="text">
      <style:text-properties style:font-name="Arial" officeooo:rsid="4372f851" style:font-name-asian="Arial"/>
    </style:style>
    <style:style style:name="T277" style:family="text">
      <style:text-properties style:font-name="Arial" officeooo:rsid="40a89377" style:font-name-asian="Arial" style:font-name-complex="Arial1"/>
    </style:style>
    <style:style style:name="T278" style:family="text">
      <style:text-properties style:font-name="Arial" officeooo:rsid="325a12c2" style:font-name-asian="Arial"/>
    </style:style>
    <style:style style:name="T279" style:family="text">
      <style:text-properties style:font-name="Arial" style:text-underline-style="solid" style:text-underline-width="auto" style:text-underline-color="font-color" officeooo:rsid="4372f851" style:font-name-asian="Arial"/>
    </style:style>
    <style:style style:name="T280" style:family="text">
      <style:text-properties officeooo:rsid="48944c7f"/>
    </style:style>
    <style:style style:name="T281" style:family="text">
      <style:text-properties officeooo:rsid="489ba8b0"/>
    </style:style>
    <style:style style:name="T282" style:family="text">
      <style:text-properties officeooo:rsid="48b8c803"/>
    </style:style>
    <style:style style:name="T283" style:family="text">
      <style:text-properties officeooo:rsid="4b0606a0"/>
    </style:style>
    <style:style style:name="T284" style:family="text">
      <style:text-properties style:font-name="Liberation Serif1" officeooo:rsid="4b0bc5cd" style:font-name-asian="Liberation Serif1" style:font-name-complex="Liberation Serif1"/>
    </style:style>
    <style:style style:name="T285" style:family="text">
      <style:text-properties style:font-name="Liberation Serif1" officeooo:rsid="4d465309" style:font-name-asian="Liberation Serif1" style:font-name-complex="Liberation Serif1"/>
    </style:style>
    <style:style style:name="T286" style:family="text">
      <style:text-properties style:font-name="Liberation Serif1" officeooo:rsid="461553ac" style:font-name-asian="Liberation Serif1" style:font-name-complex="Liberation Serif1"/>
    </style:style>
    <style:style style:name="T287" style:family="text">
      <style:text-properties officeooo:rsid="4b077870"/>
    </style:style>
    <style:style style:name="T288" style:family="text">
      <style:text-properties officeooo:rsid="4b4d960e"/>
    </style:style>
    <style:style style:name="T289" style:family="text">
      <style:text-properties officeooo:rsid="4b69f83b"/>
    </style:style>
    <style:style style:name="T290" style:family="text">
      <style:text-properties officeooo:rsid="4b6b8786"/>
    </style:style>
    <style:style style:name="T291" style:family="text">
      <style:text-properties officeooo:rsid="4b702e33"/>
    </style:style>
    <style:style style:name="T292" style:family="text">
      <style:text-properties style:font-name-asian="標楷體1"/>
    </style:style>
    <style:style style:name="T293" style:family="text">
      <style:text-properties officeooo:rsid="4b69f83b" style:font-name-asian="標楷體1"/>
    </style:style>
    <style:style style:name="T294" style:family="text">
      <style:text-properties officeooo:rsid="4ba386e7" style:font-name-asian="標楷體1"/>
    </style:style>
    <style:style style:name="T295" style:family="text">
      <style:text-properties officeooo:rsid="4c2be8f6" style:font-name-asian="標楷體1"/>
    </style:style>
    <style:style style:name="T296" style:family="text">
      <style:text-properties officeooo:rsid="4b6b8786" style:font-name-asian="標楷體1"/>
    </style:style>
    <style:style style:name="T297" style:family="text">
      <style:text-properties officeooo:rsid="4dedec46" style:font-name-asian="標楷體1"/>
    </style:style>
    <style:style style:name="T298" style:family="text">
      <style:text-properties officeooo:rsid="2da833a7"/>
    </style:style>
    <style:style style:name="T299" style:family="text">
      <style:text-properties officeooo:rsid="40a89377" style:font-name-complex="Arial1"/>
    </style:style>
    <style:style style:name="T300" style:family="text">
      <style:text-properties officeooo:rsid="4437f248" style:font-name-complex="Arial1"/>
    </style:style>
    <style:style style:name="T301" style:family="text">
      <style:text-properties officeooo:rsid="450d6027" style:font-name-complex="Arial1"/>
    </style:style>
    <style:style style:name="T302" style:family="text">
      <style:text-properties style:font-name="Liberation Serif" officeooo:rsid="4b9e2b01" style:font-name-asian="標楷體1"/>
    </style:style>
    <style:style style:name="T303" style:family="text">
      <style:text-properties officeooo:rsid="24ffe503"/>
    </style:style>
    <style:style style:name="T304" style:family="text">
      <style:text-properties officeooo:rsid="3093c665"/>
    </style:style>
    <style:style style:name="T305" style:family="text">
      <style:text-properties officeooo:rsid="48782837"/>
    </style:style>
    <style:style style:name="T306" style:family="text">
      <style:text-properties officeooo:rsid="4c43b58b"/>
    </style:style>
    <style:style style:name="T307" style:family="text">
      <style:text-properties officeooo:rsid="4d757f53"/>
    </style:style>
    <style:style style:name="T308" style:family="text">
      <style:text-properties officeooo:rsid="4d7e08ce"/>
    </style:style>
    <style:style style:name="T309" style:family="text">
      <style:text-properties officeooo:rsid="4d8beda5"/>
    </style:style>
    <style:style style:name="T310" style:family="text">
      <style:text-properties officeooo:rsid="4db5ad5d"/>
    </style:style>
    <style:style style:name="T311" style:family="text">
      <style:text-properties officeooo:rsid="4dd0ee43"/>
    </style:style>
    <style:style style:name="T312" style:family="text">
      <style:text-properties officeooo:rsid="4dd98985"/>
    </style:style>
    <style:style style:name="T313" style:family="text">
      <style:text-properties officeooo:rsid="4e621ab7"/>
    </style:style>
    <style:style style:name="T314" style:family="text">
      <style:text-properties officeooo:rsid="350183a6"/>
    </style:style>
    <style:style style:name="T315" style:family="text">
      <style:text-properties officeooo:rsid="4ea0a687"/>
    </style:style>
    <style:style style:name="T316" style:family="text">
      <style:text-properties officeooo:rsid="4efc9b5e"/>
    </style:style>
    <style:style style:name="T317" style:family="text">
      <style:text-properties officeooo:rsid="1e28fd16"/>
    </style:style>
    <style:style style:name="T318" style:family="text">
      <style:text-properties officeooo:rsid="4f717837"/>
    </style:style>
    <style:style style:name="T319" style:family="text">
      <style:text-properties officeooo:rsid="4f72d752"/>
    </style:style>
    <style:style style:name="T320" style:family="text">
      <style:text-properties officeooo:rsid="4f7450c7"/>
    </style:style>
    <style:style style:name="T321" style:family="text">
      <style:text-properties officeooo:rsid="45801b31"/>
    </style:style>
    <style:style style:name="T322" style:family="text">
      <style:text-properties officeooo:rsid="40c66b87"/>
    </style:style>
    <style:style style:name="T323" style:family="text">
      <style:text-properties officeooo:rsid="1e4355e2"/>
    </style:style>
    <style:style style:name="T324" style:family="text">
      <style:text-properties officeooo:rsid="474b1398"/>
    </style:style>
    <style:style style:name="T325" style:family="text">
      <style:text-properties officeooo:rsid="474bd65b"/>
    </style:style>
    <style:style style:name="T326" style:family="text">
      <style:text-properties officeooo:rsid="480f2213"/>
    </style:style>
    <style:style style:name="T327" style:family="text">
      <style:text-properties officeooo:rsid="475f3e25"/>
    </style:style>
    <style:style style:name="T328" style:family="text">
      <style:text-properties officeooo:rsid="4761abf0"/>
    </style:style>
    <style:style style:name="T329" style:family="text">
      <style:text-properties officeooo:rsid="4099c33a"/>
    </style:style>
    <style:style style:name="T330" style:family="text">
      <style:text-properties officeooo:rsid="4379d239"/>
    </style:style>
    <style:style style:name="T331" style:family="text">
      <style:text-properties officeooo:rsid="4929c029"/>
    </style:style>
    <style:style style:name="T332" style:family="text">
      <style:text-properties officeooo:rsid="42c34556"/>
    </style:style>
    <style:style style:name="T333" style:family="text">
      <style:text-properties officeooo:rsid="47434b28"/>
    </style:style>
    <style:style style:name="T334" style:family="text">
      <style:text-properties officeooo:rsid="13fbfca5"/>
    </style:style>
    <style:style style:name="T335" style:family="text">
      <style:text-properties officeooo:rsid="42c4c31d"/>
    </style:style>
    <style:style style:name="T336" style:family="text">
      <style:text-properties officeooo:rsid="1f22ee2c"/>
    </style:style>
    <style:style style:name="T337" style:family="text">
      <style:text-properties style:text-outline="false" style:text-line-through-style="none" style:text-line-through-type="none" style:text-position="0% 100%" style:font-name="Liberation Serif" fo:font-style="normal" fo:text-shadow="none" officeooo:rsid="42b62e9a" style:font-style-asian="normal" style:text-emphasize="none"/>
    </style:style>
    <style:style style:name="T338" style:family="text">
      <style:text-properties style:text-outline="false" style:text-line-through-style="none" style:text-line-through-type="none" style:text-position="0% 100%" style:font-name="標楷體" fo:font-style="normal" fo:text-shadow="none" officeooo:rsid="42c34556" style:font-name-asian="標楷體" style:font-style-asian="normal" style:text-emphasize="none"/>
    </style:style>
    <style:style style:name="T33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61553ac" style:font-name-asian="Liberation Serif1" style:font-style-asian="normal" style:font-name-complex="Liberation Serif1" style:text-emphasize="none"/>
    </style:style>
    <style:style style:name="T340" style:family="text">
      <style:text-properties style:text-outline="false" style:text-line-through-style="none" style:text-line-through-type="none" style:text-position="0% 100%" fo:font-style="normal" fo:text-shadow="none" officeooo:rsid="4372f851" style:font-style-asian="normal" style:text-emphasize="none"/>
    </style:style>
    <style:style style:name="T341" style:family="text">
      <style:text-properties officeooo:rsid="4aee92f5"/>
    </style:style>
    <style:style style:name="T342" style:family="text">
      <style:text-properties officeooo:rsid="2f7a955a"/>
    </style:style>
    <style:style style:name="T343" style:family="text">
      <style:text-properties officeooo:rsid="325a12c2"/>
    </style:style>
    <style:style style:name="T344" style:family="text">
      <style:text-properties officeooo:rsid="44943a66"/>
    </style:style>
    <style:style style:name="T345" style:family="text">
      <style:text-properties officeooo:rsid="450d6027"/>
    </style:style>
    <style:style style:name="T346" style:family="text">
      <style:text-properties officeooo:rsid="45758e33"/>
    </style:style>
    <style:style style:name="T347" style:family="text">
      <style:text-properties officeooo:rsid="457cdd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2464716042" text:style-name="L1">
        <text:list-item>
          <text:p text:style-name="P3"><text:bookmark-start text:name="太陽"/>太陽<text:bookmark-end text:name="太陽"/></text:p>
          <text:list>
            <text:list-item>
              <text:p text:style-name="P3">太陽風。<text:span text:style-name="T178">（太陽風 </text:span><text:span text:style-name="T262">是</text:span><text:span text:style-name="T178">（路德維希</text:span><text:span text:style-name="T213">·</text:span><text:span text:style-name="T178">比爾曼、尤金</text:span><text:span text:style-name="T213">·</text:span><text:span text:style-name="T178">帕克 認定的）太陽風）</text:span></text:p>
              <text:list>
                <text:list-item>
                  <text:p text:style-name="P3">太陽風暴。</text:p>
                  <text:list>
                    <text:list-item>
                      <text:p text:style-name="P3">高能電磁波。</text:p>
                      <text:list>
                        <text:list-item>
                          <text:p text:style-name="P3">太陽風暴的 高能電磁波 <text:span text:style-name="T322">有機率</text:span>產生 蓋台現象。</text:p>
                        </text:list-item>
                      </text:list>
                    </text:list-item>
                    <text:list-item>
                      <text:p text:style-name="P3">高能粒子。</text:p>
                      <text:list>
                        <text:list-item>
                          <text:p text:style-name="P3">太陽輻射。</text:p>
                          <text:list>
                            <text:list-item>
                              <text:p text:style-name="P300">抽象<text:span text:style-name="T317">例子，核</text:span>輻射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電漿<text:span text:style-name="T268">、</text:span>等離子<text:span text:style-name="T317">體</text:span>。</text:p>
                      <text:list>
                        <text:list-item>
                          <text:p text:style-name="P3">太陽風暴的 電漿<text:span text:style-name="T268">、</text:span>等離子<text:span text:style-name="T317">體</text:span> <text:span text:style-name="T322">有機率</text:span>產生 極光、地磁暴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太陽<text:span text:style-name="T317">表面</text:span>。</text:p>
              <text:list>
                <text:list-item>
                  <text:p text:style-name="P3">太陽<text:span text:style-name="T317">表面</text:span>的 溫度 <text:span text:style-name="T322">有機率是 攝氏</text:span><text:span text:style-name="T96">2</text:span><text:span text:style-name="T23">5</text:span><text:span text:style-name="T96">度</text:span><text:span text:style-name="T322">。</text:span></text:p>
                </text:list-item>
                <text:list-item>
                  <text:p text:style-name="P3">太陽<text:span text:style-name="T317">表面</text:span>的 粒子、電磁波、等離子<text:span text:style-name="T317">體 </text:span>的，<text:span text:style-name="T317">速度</text:span> <text:span text:style-name="T317">有機率大於 逃逸</text:span><text:span text:style-name="T13">（</text:span><text:span text:style-name="T1">太陽 的）</text:span><text:span text:style-name="T317">速度</text:span>。</text:p>
                  <text:list>
                    <text:list-item>
                      <text:p text:style-name="P3">等離子<text:span text:style-name="T317">體 是</text:span><text:span text:style-name="T1">（</text:span><text:span text:style-name="T13">固體、液體、氣體、</text:span><text:span text:style-name="T1">等離子</text:span><text:span text:style-name="T13">體 </text:span><text:span text:style-name="T1">的</text:span><text:span text:style-name="T7">）</text:span>等離子<text:span text:style-name="T317">體</text:span>。</text:p>
                    </text:list-item>
                  </text:list>
                </text:list-item>
              </text:list>
            </text:list-item>
            <text:list-item>
              <text:p text:style-name="P3">太陽黑子。</text:p>
              <text:list>
                <text:list-item>
                  <text:p text:style-name="P3">太陽黑子的 數量 越多，太陽的 活動 越活躍。</text:p>
                </text:list-item>
                <text:list-item>
                  <text:p text:style-name="P3">太陽黑子的 數量的 急速變化，<text:span text:style-name="T322">有機率</text:span>產生 地震。</text:p>
                  <text:list>
                    <text:list-item>
                      <text:p text:style-name="P4"><text:span text:style-name="T323">太陽黑子的 數量的 變化</text:span>週期 是 <text:span text:style-name="T23">11</text:span>年。</text:p>
                    </text:list-item>
                  </text:list>
                </text:list-item>
              </text:list>
            </text:list-item>
            <text:list-item>
              <text:p text:style-name="P4">探測<text:span text:style-name="T323"> 太陽</text:span>。</text:p>
              <text:list>
                <text:list-item>
                  <text:p text:style-name="P285">觸摸太陽計劃。</text:p>
                  <text:list>
                    <text:list-item>
                      <text:p text:style-name="P4"><text:span text:style-name="T123">NASA</text:span><text:span text:style-name="T323">的 </text:span>帕克號。</text:p>
                      <text:list>
                        <text:list-item>
                          <text:p text:style-name="P4">預計 <text:span text:style-name="T323">西元</text:span><text:span text:style-name="T123">2</text:span><text:span text:style-name="T124">0</text:span><text:span text:style-name="T123">2</text:span><text:span text:style-name="T124">5</text:span><text:span text:style-name="T123">年</text:span><text:span text:style-name="T124">6</text:span><text:span text:style-name="T125">月</text:span><text:span text:style-name="T124">1</text:span><text:span text:style-name="T125">4日，飛過 近日點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6"><text:bookmark-start text:name="反重力"/>反重力<text:bookmark-end text:name="反重力"/></text:p>
          <text:list>
            <text:list-item>
              <text:p text:style-name="P4"><text:span text:style-name="T317">明顯例子，阻隔</text:span>、絕緣<text:span text:style-name="T323"> </text:span><text:span text:style-name="T126">空間</text:span><text:span text:style-name="T317">個體，產生、形成 反重力、無重力、無慣性力 現象。</text:span></text:p>
              <text:list>
                <text:list-item>
                  <text:p text:style-name="P4"><text:span text:style-name="T127">抽象例子，保</text:span><text:span text:style-name="T323">溫</text:span><text:span text:style-name="T127">瓶</text:span>。</text:p>
                  <text:list>
                    <text:list-item>
                      <text:p text:style-name="P8">保溫瓶<text:span text:style-name="T268"> </text:span><text:span text:style-name="T276">↔</text:span><text:span text:style-name="T275"> 載具、建築物、飛行器</text:span><text:span text:style-name="T128">、某一特定個體</text:span>。<text:span text:style-name="T225">、（人類 認定的）</text:span><text:span text:style-name="T190">UFO、USO、UAP</text:span></text:p>
                    </text:list-item>
                    <text:list-item>
                      <text:p text:style-name="P8">空氣<text:span text:style-name="T268"> </text:span><text:span text:style-name="T276">↔</text:span><text:span text:style-name="T275"> </text:span><text:span text:style-name="T126">空間個體</text:span>。</text:p>
                    </text:list-item>
                    <text:list-item>
                      <text:p text:style-name="P8">空氣<text:span text:style-name="T1">（蘊含的）</text:span>宗量<text:span text:style-name="T268"> </text:span><text:span text:style-name="T276">↔</text:span><text:span text:style-name="T275"> </text:span><text:span text:style-name="T126">空間</text:span><text:span text:style-name="T8">個體</text:span><text:span text:style-name="T1">（蘊含的）</text:span>宗量。</text:p>
                      <text:list>
                        <text:list-item>
                          <text:p text:style-name="P8"><text:span text:style-name="T1">空氣宗量 的</text:span> 明顯例子，氣溫<text:span text:style-name="T1">、氣壓、空氣黏性、空氣層流、空氣紊流、空氣內部流</text:span>。</text:p>
                        </text:list-item>
                        <text:list-item>
                          <text:p text:style-name="P301">空氣宗量 的 明顯例子，熱傳導、熱對流、熱輻射、濕度、冰點、液化點、可壓縮性。</text:p>
                        </text:list-item>
                        <text:list-item>
                          <text:p text:style-name="P8"><text:span text:style-name="T8">空間</text:span><text:span text:style-name="T1">宗量 的</text:span> 明顯例子，<text:span text:style-name="T275">重力波</text:span><text:span text:style-name="T2">、重力壓、重力黏</text:span><text:span text:style-name="T1">性、</text:span><text:span text:style-name="T8">空間</text:span><text:span text:style-name="T2">黏</text:span><text:span text:style-name="T1">性、</text:span><text:span text:style-name="T2">重力</text:span><text:span text:style-name="T1">層流</text:span><text:span text:style-name="T275">。</text:span></text:p>
                        </text:list-item>
                        <text:list-item>
                          <text:p text:style-name="P301"><text:span text:style-name="T126">空間</text:span>宗量 的 明顯例子，<text:span text:style-name="T275">重力、慣性力、透鏡效應、光的</text:span><text:span text:style-name="T128">&lt;?3&gt;電能型運動的導電率</text:span>。</text:p>
                        </text:list-item>
                      </text:list>
                    </text:list-item>
                    <text:list-item>
                      <text:p text:style-name="P4">保溫瓶的 外在環境 <text:span text:style-name="T276">↔</text:span><text:span text:style-name="T275"> 載具的 </text:span>外在<text:span text:style-name="T275">環境。</text:span></text:p>
                      <text:list>
                        <text:list-item>
                          <text:p text:style-name="P4">外在環境 的 <text:span text:style-name="T129">明顯例子，</text:span><text:span text:style-name="T126">保溫瓶 周遭的 空氣</text:span> <text:span text:style-name="T276">↔</text:span><text:span text:style-name="T275"> 載具 周遭的 </text:span><text:span text:style-name="T126">空間</text:span><text:span text:style-name="T317">個體</text:span>。</text:p>
                        </text:list-item>
                      </text:list>
                    </text:list-item>
                    <text:list-item>
                      <text:p text:style-name="P4">保溫瓶的 外殼 <text:span text:style-name="T276">↔</text:span><text:span text:style-name="T275"> 載具的 外殼、力場、磁場、</text:span><text:span text:style-name="T126">空間</text:span><text:span text:style-name="T275">場、（人類 認定的）防護罩</text:span>。</text:p>
                      <text:list>
                        <text:list-item>
                          <text:p text:style-name="P4">抽象例子，被放進 水裡的 荷葉。</text:p>
                          <text:list>
                            <text:list-item>
                              <text:p text:style-name="P4">水 <text:span text:style-name="T276">↔</text:span><text:span text:style-name="T275"> 空氣、空間</text:span>。<text:span text:style-name="T178">（水 </text:span><text:span text:style-name="T226">↔</text:span><text:span text:style-name="T225"> </text:span><text:span text:style-name="T178">保溫瓶的、</text:span><text:span text:style-name="T225">載具</text:span><text:span text:style-name="T178">的 外在環境）</text:span></text:p>
                            </text:list-item>
                            <text:list-item>
                              <text:p text:style-name="P4">荷葉 <text:span text:style-name="T276">↔</text:span><text:span text:style-name="T275"> </text:span>保溫瓶、<text:span text:style-name="T275">載具</text:span>。</text:p>
                            </text:list-item>
                          </text:list>
                        </text:list-item>
                        <text:list-item>
                          <text:p text:style-name="P4">抽象例子，被放進 磁場裡的 絕緣體。</text:p>
                          <text:list>
                            <text:list-item>
                              <text:p text:style-name="P4">磁場 <text:span text:style-name="T276">↔</text:span><text:span text:style-name="T275"> 空氣、空間</text:span>。</text:p>
                            </text:list-item>
                            <text:list-item>
                              <text:p text:style-name="P4">絕緣體 <text:span text:style-name="T276">↔</text:span><text:span text:style-name="T275"> </text:span>保溫瓶、<text:span text:style-name="T275">載具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保溫瓶的（空氣）真空區<text:span text:style-name="T268"> </text:span><text:span text:style-name="T276">↔</text:span><text:span text:style-name="T275"> 載具的（空間）真空區。</text:span><text:span text:style-name="T225">（載具的</text:span><text:span text:style-name="T190">（&lt;?a~</text:span><text:span text:style-name="T214">b&gt;</text:span><text:span text:style-name="T190">個體）</text:span><text:span text:style-name="T225">真空區）</text:span></text:p>
                      <text:list>
                        <text:list-item>
                          <text:p text:style-name="P8">保溫瓶的（氣溫、氣壓）隔離層、絕緣層<text:span text:style-name="T268"> </text:span><text:span text:style-name="T276">↔</text:span><text:span text:style-name="T275"> 載具的（重力、慣性力）</text:span>隔離層。</text:p>
                        </text:list-item>
                        <text:list-item>
                          <text:p text:style-name="P8">保溫瓶的 真空區 沒有、不存在 空氣<text:span text:style-name="T268"> </text:span><text:span text:style-name="T276">↔</text:span><text:span text:style-name="T275"> 載具的 </text:span>真空區 <text:span text:style-name="T275">沒有、不存在 </text:span><text:span text:style-name="T126">空間</text:span><text:span text:style-name="T317">個體</text:span>。</text:p>
                        </text:list-item>
                        <text:list-item>
                          <text:p text:style-name="P8">保溫瓶的 真空區 夾在 兩個金屬層 之間<text:span text:style-name="T268"> </text:span><text:span text:style-name="T276">↔</text:span><text:span text:style-name="T275"> 載具的 </text:span>真空區 夾在 <text:span text:style-name="T275">外殼、內殼 </text:span>之間。</text:p>
                        </text:list-item>
                        <text:list-item>
                          <text:p text:style-name="P8">假定，<text:span text:style-name="T23">&lt;_?</text:span><text:span text:style-name="T130">3_&gt;個</text:span><text:span text:style-name="T324">體 在 該區域 沒有 空間型感知</text:span>、空<text:span text:style-name="T324">間型感受、空間型感測。</text:span></text:p>
                          <text:list>
                            <text:list-item>
                              <text:p text:style-name="P8">載具的 真空區 不會讓 <text:span text:style-name="T23">&lt;_?3_&gt;</text:span>個體 產生 反應、排斥反應、攻擊反應。<text:span text:style-name="T222">（</text:span><text:span text:style-name="T185">&lt;?</text:span><text:span text:style-name="T186">a&gt;型 感知、反應</text:span><text:span text:style-name="T222">）</text:span></text:p>
                            </text:list-item>
                          </text:list>
                        </text:list-item>
                        <text:list-item>
                          <text:p text:style-name="P8">假定，<text:span text:style-name="T23">&lt;_?</text:span><text:span text:style-name="T130">3_&gt;個</text:span><text:span text:style-name="T324">體 在 該區域 有 空間型感知</text:span>、空<text:span text:style-name="T324">間型感受、空間型感測。</text:span></text:p>
                          <text:list>
                            <text:list-item>
                              <text:p text:style-name="P8">載具的 真空區 有機率讓 <text:span text:style-name="T23">&lt;_?3_&gt;</text:span>個體 產生 反應、攻擊反應、排斥反應。</text:p>
                              <text:list>
                                <text:list-item>
                                  <text:p text:style-name="P8">該載具、該載具附近 有機率出現 取樣現象、攻擊現象、連鎖反應現象。</text:p>
                                </text:list-item>
                                <text:list-item>
                                  <text:p text:style-name="P8">該載具、該載具附近 有機率被 空間個體、器官組織型空間個體 攻擊。</text:p>
                                </text:list-item>
                                <text:list-item>
                                  <text:p text:style-name="P8">該載具、該載具附近 有機率被 白血<text:span text:style-name="T23">球型</text:span><text:span text:style-name="T131">、T細胞型 &lt;?</text:span><text:span text:style-name="T132">2</text:span><text:span text:style-name="T131">&gt;個</text:span><text:span text:style-name="T325">體 觀測、攻擊</text:span>。</text:p>
                                </text:list-item>
                              </text:list>
                            </text:list-item>
                            <text:list-item>
                              <text:p text:style-name="P8">明顯例子，高強度、某一特定頻率 的 核子反應 有機率產生 重力波、空間震。</text:p>
                              <text:list>
                                <text:list-item>
                                  <text:p text:style-name="P8">假定，重力波、空間震。</text:p>
                                  <text:list>
                                    <text:list-item>
                                      <text:p text:style-name="P8">空間 變化 →<text:span text:style-name="T326"> 空間節點密度 變化 → 時間流逝速度 變化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明顯例子，高強度、某一特定頻率 的 核子反應 有機率產生 黑洞、空間型變化。</text:p>
                              <text:list>
                                <text:list-item>
                                  <text:p text:style-name="P8">明顯例子，核子反應、<text:span text:style-name="T324">空間 發生 共振，</text:span>有機率產生 自震盪型、發散型 黑洞。</text:p>
                                </text:list-item>
                                <text:list-item>
                                  <text:p text:style-name="P8">明顯例子，<text:span text:style-name="T23">&lt;?</text:span><text:span text:style-name="T133">a&gt;</text:span>反應、<text:span text:style-name="T324">空間 發生 共振，</text:span>有機率產生 自震盪型、發散型 黑洞。</text:p>
                                  <text:list>
                                    <text:list-item>
                                      <text:p text:style-name="P8">抽象例子，光電效應（被彈出的電子<text:span text:style-name="T268"> </text:span><text:span text:style-name="T276">↔</text:span><text:span text:style-name="T275"> 產生 </text:span>自震盪型、發散型 黑洞）。</text:p>
                                    </text:list-item>
                                    <text:list-item>
                                      <text:p text:style-name="P8">抽象例子，被 某一特定（共振、自然）頻率的風 吹垮的 塔科瑪大橋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<text:span text:style-name="T23">&lt;?</text:span><text:span text:style-name="T133">a&gt;</text:span>反應、<text:span text:style-name="T324">空間 發生 共振，</text:span>有機率產生 <text:span text:style-name="T324">空間型</text:span> 真空、空洞現象。</text:p>
                                </text:list-item>
                                <text:list-item>
                                  <text:p text:style-name="P8">明顯例子，<text:span text:style-name="T23">&lt;?</text:span><text:span text:style-name="T133">a&gt;</text:span>反應、<text:span text:style-name="T324">空間 發生 共振，</text:span>有機率產生 <text:span text:style-name="T23">&lt;?</text:span><text:span text:style-name="T130">b</text:span><text:span text:style-name="T133">&gt;</text:span><text:span text:style-name="T324">型</text:span> 真空、空洞現象。</text:p>
                                </text:list-item>
                                <text:list-item>
                                  <text:p text:style-name="P8">假定，<text:span text:style-name="T23">&lt;_?</text:span><text:span text:style-name="T130">3_&gt;個</text:span><text:span text:style-name="T324">體 在 該區域 有 空間型感知</text:span>、空<text:span text:style-name="T324">間型感受、空間型感測</text:span>。</text:p>
                                </text:list-item>
                                <text:list-item>
                                  <text:p text:style-name="P8">高強度、高頻率 的 核子反應 有機率讓 <text:span text:style-name="T23">&lt;_?3_&gt;</text:span>個體 產生 反應、攻擊反應。</text:p>
                                </text:list-item>
                                <text:list-item>
                                  <text:p text:style-name="P8">該區域 附近 有機率出現 取樣現象、攻擊現象、連鎖反應現象。</text:p>
                                </text:list-item>
                                <text:list-item>
                                  <text:p text:style-name="P8">該區域 有機率被 空間個體、器官組織型空間個體 <text:span text:style-name="T325">觀測、</text:span>攻擊。</text:p>
                                </text:list-item>
                                <text:list-item>
                                  <text:p text:style-name="P8">該區域 有機率被 白血<text:span text:style-name="T23">球型</text:span><text:span text:style-name="T131">、T細胞型 &lt;?</text:span><text:span text:style-name="T132">2</text:span><text:span text:style-name="T131">&gt;個</text:span><text:span text:style-name="T325">體 觀測、攻擊</text:span>。</text:p>
                                </text:list-item>
                              </text:list>
                            </text:list-item>
                            <text:list-item>
                              <text:p text:style-name="P8">抽象例子，強子對撞機 有機率產生的 微型黑洞、空間型變化。</text:p>
                              <text:list>
                                <text:list-item>
                                  <text:p text:style-name="P8">假定，<text:span text:style-name="T23">&lt;_?</text:span><text:span text:style-name="T134">3_&gt;個</text:span><text:span text:style-name="T327">體 在 該</text:span><text:span text:style-name="T14">（微型黑洞）</text:span><text:span text:style-name="T327">區域 有 空間型感知、空間型感受。</text:span></text:p>
                                  <text:list>
                                    <text:list-item>
                                      <text:p text:style-name="P8">該區域、該區域附近 有機率出現 取樣現象、攻擊現象、連鎖反應現象。</text:p>
                                    </text:list-item>
                                    <text:list-item>
                                      <text:p text:style-name="P8">該區域 有機率被 空間個體、器官組織型空間個體 <text:span text:style-name="T325">觀測、</text:span>攻擊。</text:p>
                                    </text:list-item>
                                    <text:list-item>
                                      <text:p text:style-name="P8">該區域 有機率被 白血<text:span text:style-name="T23">球型</text:span><text:span text:style-name="T131">、T細胞型 &lt;?</text:span><text:span text:style-name="T132">2</text:span><text:span text:style-name="T131">&gt;個</text:span><text:span text:style-name="T325">體 觀測、攻擊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假定，<text:span text:style-name="T23">&lt;?</text:span><text:span text:style-name="T135">a&gt;</text:span><text:span text:style-name="T130">個</text:span><text:span text:style-name="T324">體 在 某一特定區域 有 </text:span><text:span text:style-name="T130">&lt;?b&gt;</text:span><text:span text:style-name="T324">型 感知</text:span>、感受<text:span text:style-name="T324">、感測。</text:span></text:p>
                          <text:list>
                            <text:list-item>
                              <text:p text:style-name="P8">該區域的 <text:span text:style-name="T23">&lt;?</text:span><text:span text:style-name="T136">c</text:span><text:span text:style-name="T23">&gt;</text:span>個體 有機率讓 <text:span text:style-name="T23">&lt;?</text:span><text:span text:style-name="T135">a</text:span><text:span text:style-name="T23">&gt;</text:span>個體 產生 <text:span text:style-name="T130">&lt;?b&gt;</text:span><text:span text:style-name="T324">型 </text:span>反應、攻擊反應。</text:p>
                              <text:list>
                                <text:list-item>
                                  <text:p text:style-name="P8">該區域 本身、附近 有機率出現 <text:span text:style-name="T130">&lt;?b&gt;</text:span><text:span text:style-name="T324">型 取樣、</text:span>攻擊、連鎖反應 現象。</text:p>
                                </text:list-item>
                                <text:list-item>
                                  <text:p text:style-name="P8">該區域 本身、附近 有機率被 <text:span text:style-name="T130">&lt;?b&gt;</text:span>個體 <text:span text:style-name="T325">觀測、</text:span>攻擊。</text:p>
                                </text:list-item>
                                <text:list-item>
                                  <text:p text:style-name="P8">該區域 本身、附近 有機率被 白血<text:span text:style-name="T23">球型</text:span><text:span text:style-name="T131">、T細胞型 &lt;?</text:span><text:span text:style-name="T136">d</text:span><text:span text:style-name="T131">&gt;個</text:span><text:span text:style-name="T325">體 觀測、攻擊</text:span>。</text:p>
                                  <text:list>
                                    <text:list-item>
                                      <text:p text:style-name="P8"><text:span text:style-name="T18">n </text:span><text:span text:style-name="T286">≥</text:span><text:span text:style-name="T18"> a、</text:span><text:span text:style-name="T130">b、</text:span><text:span text:style-name="T137">c、</text:span><text:span text:style-name="T136">d</text:span><text:span text:style-name="T18"> </text:span><text:span text:style-name="T286">≥</text:span><text:span text:style-name="T18"> </text:span><text:span text:style-name="T128">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1">（為了避免 文件 太攏長，<text:span text:style-name="T23">&lt;?</text:span><text:span text:style-name="T135">a&gt;型</text:span><text:span text:style-name="T328">的 描述、明顯例子、抽象例子 盡可能 不寫</text:span>）</text:p>
                            </text:list-item>
                            <text:list-item>
                              <text:p text:style-name="P301">（為了避免 文件 太攏長，<text:span text:style-name="T23">&lt;?</text:span><text:span text:style-name="T135">a&gt;型</text:span><text:span text:style-name="T328"> 描述、例子 由 專業讀者 自行 拓展、遞迴</text:span>）。</text:p>
                            </text:list-item>
                          </text:list>
                        </text:list-item>
                        <text:list-item>
                          <text:p text:style-name="P8">保溫瓶的（空氣）真空區 空氣<text:span text:style-name="T275">密度</text:span> <text:span text:style-name="T329">= </text:span><text:span text:style-name="T138">0</text:span>。</text:p>
                          <text:list>
                            <text:list-item>
                              <text:p text:style-name="P8">保溫瓶的（空氣）<text:span text:style-name="T275">真空區</text:span> 沒有、不<text:span text:style-name="T268">存在 </text:span>空氣型變化。</text:p>
                              <text:list>
                                <text:list-item>
                                  <text:p text:style-name="P8">保溫瓶的（空氣）<text:span text:style-name="T275">真空區</text:span> 沒有、不<text:span text:style-name="T268">存在 </text:span>空氣型<text:span text:style-name="T268">（人類 認定的）時間</text:span>。</text:p>
                                </text:list-item>
                                <text:list-item>
                                  <text:p text:style-name="P8">保溫瓶的（空氣）<text:span text:style-name="T275">真空區的 </text:span>空氣型<text:span text:style-name="T268">（人類 認定的）時間</text:span> <text:span text:style-name="T329">= </text:span><text:span text:style-name="T138">0</text:span>。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23">假定，</text:span><text:span text:style-name="T330">保溫瓶的（空氣）真空區 沒有、不存在</text:span><text:span text:style-name="T139"> &lt;?</text:span><text:span text:style-name="T23">2&gt;</text:span>個體<text:span text:style-name="T23">。</text:span></text:p>
                              <text:list>
                                <text:list-item>
                                  <text:p text:style-name="P8"><text:span text:style-name="T140">假定，</text:span><text:span text:style-name="T23">&lt;_?</text:span><text:span text:style-name="T141">3_&gt;個體 </text:span><text:span text:style-name="T331">直接蘊含，</text:span>保溫瓶的（空氣）<text:span text:style-name="T331">真空區的 </text:span><text:span text:style-name="T141">&lt;?1&gt;個</text:span><text:span text:style-name="T331">體</text:span>。</text:p>
                                  <text:list>
                                    <text:list-item>
                                      <text:p text:style-name="P8">保溫瓶的（空氣）<text:span text:style-name="T331">真空區的 </text:span><text:span text:style-name="T141">&lt;?1&gt;個</text:span><text:span text:style-name="T331">體的 速度上限、加速度上限。</text:span></text:p>
                                      <text:list>
                                        <text:list-item>
                                          <text:p text:style-name="P8"><text:span text:style-name="T331">相依於</text:span><text:span text:style-name="T141"> </text:span><text:span text:style-name="T23">&lt;_?</text:span><text:span text:style-name="T141">3_&gt;個</text:span><text:span text:style-name="T331">體的 材料特性</text:span>。</text:p>
                                        </text:list-item>
                                        <text:list-item>
                                          <text:p text:style-name="P8"><text:span text:style-name="T141">（</text:span><text:span text:style-name="T23">&lt;_?</text:span><text:span text:style-name="T141">3_&gt;個</text:span><text:span text:style-name="T331">體 直接蘊含的</text:span><text:span text:style-name="T141">）&lt;?1&gt;個</text:span><text:span text:style-name="T331">體的 速度上限 有機率超過 音速</text:span>。</text:p>
                                        </text:list-item>
                                        <text:list-item>
                                          <text:p text:style-name="P8">明顯例子，力的 速度上限、加速度上限 相依於 介質的 材料特性。</text:p>
                                        </text:list-item>
                                        <text:list-item>
                                          <text:p text:style-name="P8">明顯例子，力、空氣型聲音 的 速度上限 相依於 空氣的 材料特性。</text:p>
                                          <text:list>
                                            <text:list-item>
                                              <text:p text:style-name="P8">假定，空氣的 材料特性 是 地球的 空氣的 材料特性。</text:p>
                                            </text:list-item>
                                            <text:list-item>
                                              <text:p text:style-name="P8">假定，空氣 是 穩態、沒有其他力、沒有其他聲音。</text:p>
                                            </text:list-item>
                                            <text:list-item>
                                              <text:p text:style-name="P8">力、空氣型聲音 在（地球 的）空氣 的 速度上限 是 音速。</text:p>
                                            </text:list-item>
                                            <text:list-item>
                                              <text:p text:style-name="P8">力、空氣型聲音 在（地球 的）空氣 移動的速度 是 音速。</text:p>
                                            </text:list-item>
                                            <text:list-item>
                                              <text:p text:style-name="P8">空氣型聲音 的 明顯例子，（人類 認定的）聲音。</text:p>
                                            </text:list-item>
                                            <text:list-item>
                                              <text:p text:style-name="P8">假定，力、空氣型聲音 沒有碰到（空氣 的）邊界。</text:p>
                                            </text:list-item>
                                            <text:list-item>
                                              <text:p text:style-name="P8">力、空氣型聲音的，移動的速度 = 速度上限 = 速度下限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">明顯例子，力、空間型聲音 的 速度上限 相依於 空間的 材料特性。</text:p>
                                          <text:list>
                                            <text:list-item>
                                              <text:p text:style-name="P8">假定，空間的 材料特性 是 地球的 空間的 材料特性。</text:p>
                                            </text:list-item>
                                            <text:list-item>
                                              <text:p text:style-name="P8">假定，空間 是 穩態、沒有其他力、沒有其他聲音。</text:p>
                                            </text:list-item>
                                            <text:list-item>
                                              <text:p text:style-name="P8">力、空間型聲音 在（地球 的）空間 的 速度上限 是 光速。</text:p>
                                            </text:list-item>
                                            <text:list-item>
                                              <text:p text:style-name="P8">力、空間型聲音 在（地球 的）空間 移動的速度 是 光速。</text:p>
                                            </text:list-item>
                                            <text:list-item>
                                              <text:p text:style-name="P8">空間型聲音 的 明顯例子，<text:span text:style-name="T275">重力波</text:span>。</text:p>
                                            </text:list-item>
                                            <text:list-item>
                                              <text:p text:style-name="P8">假定，力、空氣型聲音 沒有碰到（空間 的）邊界。</text:p>
                                            </text:list-item>
                                            <text:list-item>
                                              <text:p text:style-name="P8">力、空間型聲音的，移動的速度 = 速度上限 = 速度下限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">明顯例子，<text:span text:style-name="T140">假定，某一特定</text:span><text:span text:style-name="T23">&lt;?</text:span><text:span text:style-name="T141">3&gt;個體 </text:span><text:span text:style-name="T331">直接蘊含 某一特定</text:span><text:span text:style-name="T141">&lt;?1&gt;個</text:span><text:span text:style-name="T331">體</text:span>。</text:p>
                                          <text:list>
                                            <text:list-item>
                                              <text:p text:style-name="P8">假定，<text:span text:style-name="T141">該</text:span><text:span text:style-name="T23">&lt;?</text:span><text:span text:style-name="T141">3&gt;個</text:span><text:span text:style-name="T331">體</text:span>是穩態、沒有其他<text:span text:style-name="T141">&lt;?1&gt;個</text:span><text:span text:style-name="T331">體</text:span>。</text:p>
                                            </text:list-item>
                                            <text:list-item>
                                              <text:p text:style-name="P8"><text:span text:style-name="T141">該&lt;?1&gt;個</text:span><text:span text:style-name="T331">體的 速度、速度上限 相依於</text:span><text:span text:style-name="T141"> 該</text:span><text:span text:style-name="T23">&lt;?</text:span><text:span text:style-name="T141">3&gt;個</text:span><text:span text:style-name="T331">體的 材料特性</text:span>。</text:p>
                                            </text:list-item>
                                            <text:list-item>
                                              <text:p text:style-name="P8">假定，<text:span text:style-name="T141">該&lt;?1&gt;個</text:span><text:span text:style-name="T331">體</text:span> 沒有碰到（該<text:span text:style-name="T23">&lt;?</text:span><text:span text:style-name="T141">3&gt;個體 </text:span>的）邊界。</text:p>
                                            </text:list-item>
                                            <text:list-item>
                                              <text:p text:style-name="P8"><text:span text:style-name="T141">該&lt;?1&gt;個</text:span><text:span text:style-name="T331">體</text:span>的，移動的速度 = 速度上限 = 速度下限。</text:p>
                                            </text:list-item>
                                            <text:list-item>
                                              <text:p text:style-name="P8"><text:span text:style-name="T23">該&lt;?1&gt;個體 在 相</text:span>同<text:span text:style-name="T331">的</text:span><text:span text:style-name="T23"> </text:span><text:span text:style-name="T331">材料特性</text:span>，有 相同的 移動的速度<text:span text:style-name="T23">。</text:span></text:p>
                                            </text:list-item>
                                            <text:list-item>
                                              <text:p text:style-name="P8"><text:span text:style-name="T23">該&lt;?1&gt;個體 在 </text:span>不同<text:span text:style-name="T331">的</text:span><text:span text:style-name="T23"> </text:span><text:span text:style-name="T331">材料特性</text:span>，有機率有 不同的 移動的速度。</text:p>
                                            </text:list-item>
                                            <text:list-item>
                                              <text:p text:style-name="P8">假定，<text:span text:style-name="T141">該</text:span><text:span text:style-name="T23">&lt;?</text:span><text:span text:style-name="T141">3&gt;個</text:span><text:span text:style-name="T331">體的 材料特性 不均勻。</text:span></text:p>
                                            </text:list-item>
                                            <text:list-item>
                                              <text:p text:style-name="P8"><text:span text:style-name="T141">該</text:span><text:span text:style-name="T23">&lt;?</text:span><text:span text:style-name="T141">3&gt;個</text:span><text:span text:style-name="T331">體的 不同位置 有機率有 不同的 材料特性</text:span>。</text:p>
                                            </text:list-item>
                                            <text:list-item>
                                              <text:p text:style-name="P8"><text:span text:style-name="T23">該&lt;?1&gt;個體 在 </text:span>不同位置，有機率有 不同的 移動的速度。</text:p>
                                            </text:list-item>
                                            <text:list-item>
                                              <text:p text:style-name="P8"><text:span text:style-name="T23">該&lt;?1&gt;個體 在 </text:span>不同位置，有機率有 不同的 速度上限。</text:p>
                                            </text:list-item>
                                            <text:list-item>
                                              <text:p text:style-name="P8"><text:span text:style-name="T23">該&lt;?1&gt;個體 在 </text:span>不同位置，有機率有 不同的 速度下限。</text:p>
                                            </text:list-item>
                                            <text:list-item>
                                              <text:p text:style-name="P8"><text:span text:style-name="T141">暫態，該&lt;?1&gt;個</text:span><text:span text:style-name="T331">體</text:span>的 移動的速度 有機率 不同、改變。</text:p>
                                            </text:list-item>
                                            <text:list-item>
                                              <text:p text:style-name="P8">暫態 的 抽象例子，線。</text:p>
                                            </text:list-item>
                                            <text:list-item>
                                              <text:p text:style-name="P8"><text:span text:style-name="T141">已知，</text:span><text:span text:style-name="T23">該&lt;?1&gt;個體 在 相</text:span>同<text:span text:style-name="T331">的</text:span><text:span text:style-name="T23"> </text:span><text:span text:style-name="T331">材料特性</text:span>，有 相同的 移動的速度。</text:p>
                                            </text:list-item>
                                            <text:list-item>
                                              <text:p text:style-name="P8"><text:span text:style-name="T141">瞬態，該&lt;?1&gt;個</text:span><text:span text:style-name="T331">體</text:span>的，移動的速度（仍然）= 速度上限 = 速度下限。</text:p>
                                            </text:list-item>
                                            <text:list-item>
                                              <text:p text:style-name="P8">瞬態 的 抽象例子，點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">明顯例子，假定，某一特定空間 沒有蘊含 空氣。<text:span text:style-name="T178">（空氣型真空）</text:span></text:p>
                                          <text:list>
                                            <text:list-item>
                                              <text:p text:style-name="P8">假定，該空間 蘊含 某一特定力。</text:p>
                                            </text:list-item>
                                            <text:list-item>
                                              <text:p text:style-name="P8">該力 無相關於 空氣。</text:p>
                                            </text:list-item>
                                            <text:list-item>
                                              <text:p text:style-name="P8">該力的 速度、加速度、加加速度 無相關於 空氣的 材料特性。</text:p>
                                            </text:list-item>
                                            <text:list-item>
                                              <text:p text:style-name="P8">假定，力、空氣型聲音 在 空氣 移動、運動 的 速度 是 音速。</text:p>
                                            </text:list-item>
                                            <text:list-item>
                                              <text:p text:style-name="P10"><text:span text:style-name="T330">該力的 速度 無相關於 音速</text:span>。</text:p>
                                            </text:list-item>
                                            <text:list-item>
                                              <text:p text:style-name="P8">該力 有相關於 該空間。</text:p>
                                            </text:list-item>
                                            <text:list-item>
                                              <text:p text:style-name="P8">該力的 速度、加速度、加加速度 有相關於 空間的 材料特性。</text:p>
                                            </text:list-item>
                                            <text:list-item>
                                              <text:p text:style-name="P8">該力的 速度、加速度、加加速度 相依於 空間的 材料特性。</text:p>
                                            </text:list-item>
                                            <text:list-item>
                                              <text:p text:style-name="P8">假定，力、空間型聲音 在 空間 移動、運動 的 速度 是 光速。</text:p>
                                            </text:list-item>
                                            <text:list-item>
                                              <text:p text:style-name="P10"><text:span text:style-name="T330">該力的 速度 有相關於 光速</text:span>。</text:p>
                                            </text:list-item>
                                            <text:list-item>
                                              <text:p text:style-name="P8">已知，該空間 沒有蘊含 空氣。</text:p>
                                            </text:list-item>
                                            <text:list-item>
                                              <text:p text:style-name="P8">該力的 速度 再快、不論多快，不會產生、不會出現 空氣型聲音。</text:p>
                                            </text:list-item>
                                            <text:list-item>
                                              <text:p text:style-name="P10"><text:span text:style-name="T330">該力的 速度 再快、不論多快，不會產生、不會發生 音爆 現象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<text:span text:style-name="T275">載具的（空間）真空區</text:span>的 <text:span text:style-name="T275">空間節點密度</text:span> <text:span text:style-name="T329">= </text:span><text:span text:style-name="T138">0</text:span>。</text:p>
                          <text:list>
                            <text:list-item>
                              <text:p text:style-name="P8"><text:span text:style-name="T275">載具的（空間）真空區</text:span> 沒有、不<text:span text:style-name="T268">存在 </text:span>空間型變化。</text:p>
                              <text:list>
                                <text:list-item>
                                  <text:p text:style-name="P8"><text:span text:style-name="T275">載具的（空間）真空區</text:span> 沒有、不<text:span text:style-name="T268">存在 </text:span>空間型<text:span text:style-name="T268">（人類 認定的）時間</text:span>。</text:p>
                                </text:list-item>
                                <text:list-item>
                                  <text:p text:style-name="P8"><text:span text:style-name="T275">載具的（空間）真空區的 </text:span>空間型<text:span text:style-name="T268">（人類 認定的）時間</text:span> <text:span text:style-name="T329">= </text:span><text:span text:style-name="T138">0</text:span>。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23">假定，</text:span><text:span text:style-name="T275">載具的（空間）真空區 沒有、不存在</text:span><text:span text:style-name="T139"> &lt;?</text:span><text:span text:style-name="T23">3&gt;</text:span>個體<text:span text:style-name="T23">。</text:span></text:p>
                              <text:list>
                                <text:list-item>
                                  <text:p text:style-name="P8"><text:span text:style-name="T140">假定，</text:span><text:span text:style-name="T23">&lt;_?</text:span><text:span text:style-name="T142">4</text:span><text:span text:style-name="T141">_&gt;個體 直接蘊含 載具的（空間）真空區</text:span><text:span text:style-name="T331">的 </text:span><text:span text:style-name="T141">&lt;?</text:span><text:span text:style-name="T143">1</text:span><text:span text:style-name="T141">&gt;個</text:span><text:span text:style-name="T331">體、</text:span><text:span text:style-name="T141">&lt;?</text:span><text:span text:style-name="T143">2</text:span><text:span text:style-name="T141">&gt;個</text:span><text:span text:style-name="T331">體</text:span><text:span text:style-name="T23">。</text:span></text:p>
                                  <text:list>
                                    <text:list-item>
                                      <text:p text:style-name="P8">保溫瓶的（空氣）<text:span text:style-name="T331">真空區的 </text:span><text:span text:style-name="T141">&lt;?1&gt;個</text:span><text:span text:style-name="T331">體、</text:span><text:span text:style-name="T141">&lt;?</text:span><text:span text:style-name="T143">2</text:span><text:span text:style-name="T141">&gt;個</text:span><text:span text:style-name="T331">體 的 速度上限。</text:span></text:p>
                                      <text:list>
                                        <text:list-item>
                                          <text:p text:style-name="P8"><text:span text:style-name="T331">相依於</text:span><text:span text:style-name="T141"> </text:span><text:span text:style-name="T23">&lt;_?</text:span><text:span text:style-name="T144">4</text:span><text:span text:style-name="T141">_&gt;個</text:span><text:span text:style-name="T331">體的 材料特性</text:span>。</text:p>
                                        </text:list-item>
                                        <text:list-item>
                                          <text:p text:style-name="P8"><text:span text:style-name="T141">（</text:span><text:span text:style-name="T23">&lt;_?</text:span><text:span text:style-name="T144">4</text:span><text:span text:style-name="T141">_&gt;個</text:span><text:span text:style-name="T331">體 直接蘊含的</text:span><text:span text:style-name="T141">）&lt;?1&gt;個</text:span><text:span text:style-name="T331">體的 速度上限 有機率超過 光速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保溫瓶的 內殼<text:span text:style-name="T268"> </text:span><text:span text:style-name="T276">↔</text:span><text:span text:style-name="T275"> 載具的 內殼、力場、磁場、</text:span><text:span text:style-name="T126">空間</text:span><text:span text:style-name="T275">場、（人類 認定的）防護罩</text:span>。</text:p>
                    </text:list-item>
                    <text:list-item>
                      <text:p text:style-name="P8">保溫瓶的<text:span text:style-name="T1">（內殼 裡面的）</text:span>內部空間 <text:span text:style-name="T276">↔</text:span><text:span text:style-name="T275"> 載具的</text:span><text:span text:style-name="T1">（內殼 裡面的）</text:span><text:span text:style-name="T275">內殼空間</text:span>。</text:p>
                      <text:list>
                        <text:list-item>
                          <text:p text:style-name="P8">保溫瓶的 內部空間 不會受到、沒有受到 周遭環境的 影響。</text:p>
                          <text:list>
                            <text:list-item>
                              <text:p text:style-name="P301">明顯例子，保溫瓶的 內部空間的 空氣成分、氣溫、氣壓、空氣黏性 不會受到、沒有受到 周遭環境的 空氣成分、氣溫、氣壓、空氣黏性 的影響。</text:p>
                            </text:list-item>
                            <text:list-item>
                              <text:p text:style-name="P8"><text:span text:style-name="T275">載具</text:span>的 <text:span text:style-name="T275">內殼空間</text:span> 不會受到、沒有受到 周遭環境的 影響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保溫瓶的<text:span text:style-name="T1">（空氣區、容器區 的）</text:span>內容物<text:span text:style-name="T268"> </text:span><text:span text:style-name="T276">↔</text:span><text:span text:style-name="T275"> 載具的 乘客、設備、設施</text:span>。</text:p>
                      <text:list>
                        <text:list-item>
                          <text:p text:style-name="P8">保溫瓶的 內容物 不會受到、沒有受到 外在環境的 影響。</text:p>
                          <text:list>
                            <text:list-item>
                              <text:p text:style-name="P8"><text:span text:style-name="T275">載具的 乘客、設備、設施</text:span> 不會受到、沒有受到 外在環境的 影響<text:span text:style-name="T275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75">載具的 外殼（之外）在 外在環境 移動</text:span>。</text:p>
                    </text:list-item>
                    <text:list-item>
                      <text:p text:style-name="P8"><text:span text:style-name="T275">載具的 </text:span>真空區 沒有、不<text:span text:style-name="T268">存在 空間</text:span>、<text:span text:style-name="T268">移動</text:span>。</text:p>
                      <text:list>
                        <text:list-item>
                          <text:p text:style-name="P8"><text:span text:style-name="T275">載具的 </text:span>真空區 沒有、不<text:span text:style-name="T268">存在 重力、慣性力</text:span>。</text:p>
                        </text:list-item>
                        <text:list-item>
                          <text:p text:style-name="P8"><text:span text:style-name="T317">載具的 </text:span>真空區<text:span text:style-name="T275"> 是 空間型</text:span>真空區。</text:p>
                          <text:list>
                            <text:list-item>
                              <text:p text:style-name="P301"><text:span text:style-name="T317">載具的 </text:span>真空區<text:span text:style-name="T275"> 有機率是 </text:span><text:span text:style-name="T119">&lt;?</text:span><text:span text:style-name="T125">3</text:span><text:span text:style-name="T128">&gt;</text:span><text:span text:style-name="T332">型</text:span>真空區。</text:p>
                            </text:list-item>
                            <text:list-item>
                              <text:p text:style-name="P301"><text:span text:style-name="T317">載具的 </text:span>真空區<text:span text:style-name="T275"> 有機率是 </text:span><text:span text:style-name="T119">&lt;?</text:span><text:span text:style-name="T125">3</text:span><text:span text:style-name="T128">&gt;</text:span><text:span text:style-name="T332">型</text:span>真空區<text:span text:style-name="T128"> ~ &lt;?u&gt;</text:span><text:span text:style-name="T332">型</text:span>真空區。</text:p>
                            </text:list-item>
                            <text:list-item>
                              <text:p text:style-name="P301"><text:span text:style-name="T317">載具的 </text:span>真空區 <text:span text:style-name="T275">有機率是 </text:span><text:span text:style-name="T119">&lt;?</text:span><text:span text:style-name="T145">a</text:span><text:span text:style-name="T128">&gt;</text:span><text:span text:style-name="T332">型</text:span>真空區<text:span text:style-name="T128"> ~ &lt;?</text:span><text:span text:style-name="T146">b</text:span><text:span text:style-name="T128">&gt;</text:span><text:span text:style-name="T332">型</text:span>真空區。</text:p>
                              <text:list>
                                <text:list-item>
                                  <text:p text:style-name="P301"><text:span text:style-name="T18">n </text:span><text:span text:style-name="T286">≥</text:span><text:span text:style-name="T18"> a </text:span><text:span text:style-name="T286">≥</text:span><text:span text:style-name="T18"> </text:span><text:span text:style-name="T146">b</text:span><text:span text:style-name="T18"> </text:span><text:span text:style-name="T286">≥</text:span><text:span text:style-name="T18"> </text:span><text:span text:style-name="T128">u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75">載具的 </text:span>內<text:span text:style-name="T275">殼（之</text:span>內<text:span text:style-name="T275">）</text:span>不<text:span text:style-name="T275">在 外在環境 移動</text:span>。</text:p>
                      <text:list>
                        <text:list-item>
                          <text:p text:style-name="P8"><text:span text:style-name="T275">載具的 </text:span>內<text:span text:style-name="T275">殼（之</text:span>內<text:span text:style-name="T275">）</text:span>的 空間 相同。</text:p>
                        </text:list-item>
                        <text:list-item>
                          <text:p text:style-name="P8"><text:span text:style-name="T275">載具的 </text:span>內<text:span text:style-name="T275">殼（之</text:span>內<text:span text:style-name="T275">）的 重力、慣性力 是 </text:span>不受<text:span text:style-name="T275">外在</text:span>影響<text:span text:style-name="T13">、封閉系統、</text:span><text:span text:style-name="T2">獨立</text:span><text:span text:style-name="T13">系統</text:span>。</text:p>
                          <text:list>
                            <text:list-item>
                              <text:p text:style-name="P8"><text:span text:style-name="T317">明顯例子，假定，載具的 結構</text:span><text:span text:style-name="T13">、構造、封閉性</text:span><text:span text:style-name="T317"> </text:span>不<text:span text:style-name="T317">變。</text:span></text:p>
                              <text:list>
                                <text:list-item>
                                  <text:p text:style-name="P8"><text:span text:style-name="T317">載具的 外殼（之外）</text:span><text:span text:style-name="T13">不論如何</text:span><text:span text:style-name="T317"> 移動</text:span>、<text:span text:style-name="T317">變形，</text:span>不會影響到 內<text:span text:style-name="T275">殼（之</text:span>內<text:span text:style-name="T275">）</text:span>。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317">明顯例子，假定，載具的 外殼（之外）進行 光速運動</text:span>、加速度<text:span text:style-name="T317">運動</text:span>。</text:p>
                              <text:list>
                                <text:list-item>
                                  <text:p text:style-name="P8"><text:span text:style-name="T317">載具的 </text:span>真空區 沒有、不<text:span text:style-name="T268">存在 空間</text:span>、<text:span text:style-name="T268">移動</text:span>。</text:p>
                                </text:list-item>
                                <text:list-item>
                                  <text:p text:style-name="P8"><text:span text:style-name="T317">載具的 </text:span>內<text:span text:style-name="T275">殼（之</text:span>內<text:span text:style-name="T275">）有機率是 靜止運動</text:span>、<text:span text:style-name="T13">（力場 產生）</text:span>等加速度<text:span text:style-name="T317">運動</text:span>。<text:span text:style-name="T223">（</text:span><text:span text:style-name="T185">F</text:span><text:span text:style-name="T187">=ma</text:span><text:span text:style-name="T223">）</text:span></text:p>
                                  <text:list>
                                    <text:list-item>
                                      <text:p text:style-name="P8">等加速度<text:span text:style-name="T317">運動 的 明顯例子，產生</text:span>、<text:span text:style-name="T317">保持 </text:span><text:span text:style-name="T13">適合 生存、生活 的</text:span><text:span text:style-name="T317"> 重力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275">載具的 </text:span>內<text:span text:style-name="T275">殼（之</text:span>內<text:span text:style-name="T275">）的 空間、重力、慣性力 </text:span><text:span text:style-name="T2">不同於、相互</text:span><text:span text:style-name="T275">獨立於</text:span><text:span text:style-name="T2">、</text:span><text:span text:style-name="T1">沒有相依性</text:span><text:span text:style-name="T2">於</text:span><text:span text:style-name="T275"> 載具的 外殼（之外）的 空間、重力、慣性力</text:span>。<text:span text:style-name="T258">（</text:span><text:span text:style-name="T259">假定，載具的 </text:span><text:span text:style-name="T258">真空區 正常運作）</text:span></text:p>
                              <text:list>
                                <text:list-item>
                                  <text:p text:style-name="P8"><text:span text:style-name="T317">明顯例子，</text:span>內<text:span text:style-name="T275">殼（之</text:span>內<text:span text:style-name="T275">）、外殼（之外）的 空間 </text:span>不同、相互獨立。</text:p>
                                  <text:list>
                                    <text:list-item>
                                      <text:p text:style-name="P8"><text:span text:style-name="T317">明顯例子，</text:span>內<text:span text:style-name="T275">殼（之</text:span>內<text:span text:style-name="T275">）、外殼（之外）的 空間節點密度 </text:span>不同。</text:p>
                                      <text:list>
                                        <text:list-item>
                                          <text:p text:style-name="P301"><text:span text:style-name="T275">（空間節點密度 的 </text:span><text:span text:style-name="T18">相關</text:span><text:span text:style-name="T274">描述 在 </text:span><text:span text:style-name="T24">_</text:span><text:span text:style-name="T274"> 文件群的 </text:span><text:span text:style-name="T270">空間節點密度</text:span><text:span text:style-name="T275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"><text:span text:style-name="T317">明顯例子，</text:span>內<text:span text:style-name="T275">殼（之</text:span>內<text:span text:style-name="T275">）、外殼（之外）的 時間 </text:span>不同、相互獨立。</text:p>
                                  <text:list>
                                    <text:list-item>
                                      <text:p text:style-name="P8"><text:span text:style-name="T317">明顯例子，</text:span>內<text:span text:style-name="T275">殼（之</text:span>內<text:span text:style-name="T275">）、外殼（之外）的 時間流逝 </text:span>不同、相互獨立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載具的 移動、運動 不會產生、不會出現<text:span text:style-name="T23"> &lt;?</text:span><text:span text:style-name="T147">a&gt;型&lt;?b&gt;</text:span><text:span text:style-name="T333">爆</text:span>。<text:span text:style-name="T185">（</text:span><text:span text:style-name="T188">n </text:span><text:span text:style-name="T189">≥ </text:span><text:span text:style-name="T188">a、b </text:span><text:span text:style-name="T189">≥ </text:span><text:span text:style-name="T188">u</text:span><text:span text:style-name="T185">）</text:span></text:p>
                                  <text:list>
                                    <text:list-item>
                                      <text:p text:style-name="P8">明顯例子，載具的 移動、運動 不會產生 氣體型音爆、空間型光爆。</text:p>
                                      <text:list>
                                        <text:list-item>
                                          <text:p text:style-name="P8">載具的 速度、加速度、加加速度 能夠 輕鬆、容易 超越 音速、光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">明顯例子，載具的 移動、運動 能夠不產生 聲音、影像。</text:p>
                                      <text:list>
                                        <text:list-item>
                                          <text:p text:style-name="P8">明顯例子，其他個體 有機率認定 載具、載具的移動過程 靜音、隱形。</text:p>
                                        </text:list-item>
                                        <text:list-item>
                                          <text:p text:style-name="P8">明顯例子，其他個體 有機率認定 載具的 存在、變化 靜音、隱形。</text:p>
                                        </text:list-item>
                                        <text:list-item>
                                          <text:p text:style-name="P326">明顯例子，載具的 存在、變化 沒有 聲音、影像、觸感、香味、味道。</text:p>
                                          <text:list>
                                            <text:list-item>
                                              <text:p text:style-name="P8">明顯例子，其他個體 有機率感測不到 載具的 存在、變化。</text:p>
                                            </text:list-item>
                                            <text:list-item>
                                              <text:p text:style-name="P8">感測 的 明顯例子，視覺、聽覺、觸覺、嗅覺、味覺、思覺、磁覺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">載具的 移動、運動（仍然）能夠產生 聲音、影像。</text:p>
                                          <text:list>
                                            <text:list-item>
                                              <text:p text:style-name="P8">明顯例子，其他個體 有機率認定 載具、載具的移動過程 出聲。</text:p>
                                            </text:list-item>
                                            <text:list-item>
                                              <text:p text:style-name="P8">明顯例子，其他個體 有機率認定 載具、載具的移動過程 現身。</text:p>
                                            </text:list-item>
                                            <text:list-item>
                                              <text:p text:style-name="P8">明顯例子，其他個體 有機率認定 載具 突然 出現、消失、變形。</text:p>
                                            </text:list-item>
                                            <text:list-item>
                                              <text:p text:style-name="P8">明顯例子，其他個體 有機率認定 載具 自然、超自然 出現、消失。</text:p>
                                            </text:list-item>
                                            <text:list-item>
                                              <text:p text:style-name="P8">明顯例子，其他個體 有機率認定 載具 延遲、超前 出現、消失。。</text:p>
                                            </text:list-item>
                                            <text:list-item>
                                              <text:p text:style-name="P8">明顯例子，其他個體 有機率認定 載具 錯位、多重 出現、消失。。</text:p>
                                            </text:list-item>
                                            <text:list-item>
                                              <text:p text:style-name="P8">明顯例子，其他個體 有機率認定 載具 幻象、幻聽 出現、消失。。</text:p>
                                            </text:list-item>
                                            <text:list-item>
                                              <text:p text:style-name="P8">明顯例子，其他個體 有機率認定 載具 幻力、幻光 出現、消失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">已知，內<text:span text:style-name="T275">殼（之</text:span>內<text:span text:style-name="T275">）、外殼（之外）的 空間、時間 </text:span>不同、相互獨立。</text:p>
                                      <text:list>
                                        <text:list-item>
                                          <text:p text:style-name="P8"><text:span text:style-name="T275">外殼（之外）的 高速 移動、運動，不會影響到 </text:span>內<text:span text:style-name="T275">殼（之</text:span>內<text:span text:style-name="T275">）</text:span>。</text:p>
                                          <text:list>
                                            <text:list-item>
                                              <text:p text:style-name="P8">內<text:span text:style-name="T275">殼（之</text:span>內<text:span text:style-name="T275">）的 乘客、設備、設施 不會受到，該移動的 影響</text:span>。</text:p>
                                            </text:list-item>
                                            <text:list-item>
                                              <text:p text:style-name="P8">內<text:span text:style-name="T275">殼（之</text:span>內<text:span text:style-name="T275">）的 乘客、設備、設施 不會受到，該運動的 影響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">明顯例子，假定，載具的 <text:span text:style-name="T275">外殼（之外）</text:span>在做 超光速 移動、運動。</text:p>
                                          <text:list>
                                            <text:list-item>
                                              <text:p text:style-name="P8">載具的 內<text:span text:style-name="T275">殼（之</text:span>內<text:span text:style-name="T275">）的 乘客、設備 有機率在做 靜止運動</text:span>。</text:p>
                                            </text:list-item>
                                            <text:list-item>
                                              <text:p text:style-name="P8">載具的 內<text:span text:style-name="T275">殼（之</text:span>內<text:span text:style-name="T275">）的 乘客 有機率在玩 堆積木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<text:span text:style-name="T317">明顯例子，假定，</text:span><text:span text:style-name="T127">保</text:span><text:span text:style-name="T323">溫</text:span><text:span text:style-name="T127">瓶 </text:span><text:span text:style-name="T317">蓋上蓋子</text:span><text:span text:style-name="T13">、成為封閉系統</text:span><text:span text:style-name="T317">。</text:span></text:p>
                          <text:list>
                            <text:list-item>
                              <text:p text:style-name="P8"><text:span text:style-name="T317">假定，把</text:span><text:span text:style-name="T127"> 保</text:span><text:span text:style-name="T323">溫</text:span><text:span text:style-name="T127">瓶 放</text:span><text:span text:style-name="T275">在 大</text:span><text:span text:style-name="T126">氣</text:span><text:span text:style-name="T275"> 當中、裡面</text:span>。</text:p>
                              <text:list>
                                <text:list-item>
                                  <text:p text:style-name="P8"><text:span text:style-name="T2">（</text:span><text:span text:style-name="T1">外在環境 的</text:span><text:span text:style-name="T2">）</text:span><text:span text:style-name="T126">空氣 </text:span>不會跑進<text:span text:style-name="T275"> </text:span><text:span text:style-name="T127">保</text:span><text:span text:style-name="T323">溫</text:span><text:span text:style-name="T127">瓶</text:span><text:span text:style-name="T275"> 裡面</text:span><text:span text:style-name="T127">。</text:span></text:p>
                                </text:list-item>
                                <text:list-item>
                                  <text:p text:style-name="P8"><text:span text:style-name="T127">保</text:span><text:span text:style-name="T323">溫</text:span><text:span text:style-name="T127">瓶</text:span><text:span text:style-name="T275"> 裡面</text:span><text:span text:style-name="T126">的 水</text:span><text:span text:style-name="T275">、</text:span><text:span text:style-name="T126">空氣</text:span><text:span text:style-name="T275">、</text:span>內容物 不會受到<text:span text:style-name="T2">（</text:span><text:span text:style-name="T1">外在環境 的</text:span><text:span text:style-name="T2">）</text:span>氣溫的 影響。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317">假定，把</text:span><text:span text:style-name="T127"> 保</text:span><text:span text:style-name="T323">溫</text:span><text:span text:style-name="T127">瓶 放</text:span><text:span text:style-name="T275">在 大海 當中、裡面</text:span>。</text:p>
                              <text:list>
                                <text:list-item>
                                  <text:p text:style-name="P8"><text:span text:style-name="T2">（</text:span><text:span text:style-name="T1">外在環境 的</text:span><text:span text:style-name="T2">）</text:span><text:span text:style-name="T275">海</text:span><text:span text:style-name="T126">水 </text:span>不會跑進<text:span text:style-name="T275"> </text:span><text:span text:style-name="T127">保</text:span><text:span text:style-name="T323">溫</text:span><text:span text:style-name="T127">瓶</text:span><text:span text:style-name="T275"> 裡面</text:span><text:span text:style-name="T127">。</text:span></text:p>
                                </text:list-item>
                                <text:list-item>
                                  <text:p text:style-name="P8"><text:span text:style-name="T127">保</text:span><text:span text:style-name="T323">溫</text:span><text:span text:style-name="T127">瓶</text:span><text:span text:style-name="T275"> 裡面</text:span><text:span text:style-name="T126">的 水</text:span><text:span text:style-name="T275">、</text:span><text:span text:style-name="T126">空氣</text:span><text:span text:style-name="T275">、</text:span>內容物 不會受到<text:span text:style-name="T2">（</text:span><text:span text:style-name="T1">外在環境 的</text:span><text:span text:style-name="T2">）海</text:span><text:span text:style-name="T126">水</text:span>溫的 影響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317">假定，把</text:span><text:span text:style-name="T127"> 保</text:span><text:span text:style-name="T323">溫</text:span><text:span text:style-name="T127">瓶 放</text:span><text:span text:style-name="T275">在 外太空 當中、裡面</text:span>。</text:p>
                              <text:list>
                                <text:list-item>
                                  <text:p text:style-name="P8"><text:span text:style-name="T2">（</text:span><text:span text:style-name="T1">外在環境 的</text:span><text:span text:style-name="T2">）</text:span><text:span text:style-name="T323">粒子</text:span><text:span text:style-name="T126"> </text:span>不會跑進<text:span text:style-name="T275"> </text:span><text:span text:style-name="T127">保</text:span><text:span text:style-name="T323">溫</text:span><text:span text:style-name="T127">瓶</text:span><text:span text:style-name="T275"> 裡面</text:span><text:span text:style-name="T127">。</text:span><text:span text:style-name="T260">（</text:span><text:span text:style-name="T259">假定，</text:span><text:span text:style-name="T258">沒有出現 </text:span><text:span text:style-name="T261">量子隧穿效應</text:span><text:span text:style-name="T260">）</text:span></text:p>
                                </text:list-item>
                                <text:list-item>
                                  <text:p text:style-name="P8"><text:span text:style-name="T127">保</text:span><text:span text:style-name="T323">溫</text:span><text:span text:style-name="T127">瓶</text:span><text:span text:style-name="T275"> 裡面</text:span><text:span text:style-name="T126">的 水</text:span><text:span text:style-name="T275">、</text:span><text:span text:style-name="T126">空氣</text:span><text:span text:style-name="T275">、</text:span>內容物 不會受到<text:span text:style-name="T2">（</text:span><text:span text:style-name="T1">外在環境 的</text:span><text:span text:style-name="T2">）</text:span>溫度的 影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127">保</text:span><text:span text:style-name="T323">溫</text:span><text:span text:style-name="T127">瓶</text:span><text:span text:style-name="T275"> </text:span><text:span text:style-name="T125">在</text:span><text:span text:style-name="T275"> </text:span><text:span text:style-name="T126">空氣</text:span><text:span text:style-name="T275">、大</text:span><text:span text:style-name="T126">氣</text:span><text:span text:style-name="T275"> 當中 移動、運動</text:span><text:span text:style-name="T299"> </text:span><text:span text:style-name="T277">↔</text:span><text:span text:style-name="T299"> </text:span><text:span text:style-name="T317">載具 </text:span><text:span text:style-name="T125">在</text:span><text:span text:style-name="T275"> 空間 當中 移動、運動</text:span>。</text:p>
                      <text:list>
                        <text:list-item>
                          <text:p text:style-name="P8"><text:span text:style-name="T317">明顯例子，飛</text:span><text:span text:style-name="T123">機</text:span><text:span text:style-name="T275"> </text:span><text:span text:style-name="T125">在</text:span><text:span text:style-name="T275"> </text:span><text:span text:style-name="T126">空氣</text:span><text:span text:style-name="T2">、大</text:span><text:span text:style-name="T8">氣</text:span><text:span text:style-name="T275"> 當中 飛行</text:span>、<text:span text:style-name="T268">移動、運動</text:span>。</text:p>
                          <text:list>
                            <text:list-item>
                              <text:p text:style-name="P8"><text:span text:style-name="T317">明顯例子，飛</text:span><text:span text:style-name="T123">機</text:span><text:span text:style-name="T317"> </text:span><text:span text:style-name="T125">在</text:span><text:span text:style-name="T275"> </text:span><text:span text:style-name="T119">&lt;?</text:span><text:span text:style-name="T15">n</text:span><text:span text:style-name="T9">~</text:span><text:span text:style-name="T148">2</text:span><text:span text:style-name="T128">&gt;</text:span><text:span text:style-name="T268">個體 當中 飛行</text:span>、<text:span text:style-name="T268">移動、運動</text:span>。</text:p>
                              <text:list>
                                <text:list-item>
                                  <text:p text:style-name="P301"><text:span text:style-name="T119">&lt;?</text:span><text:span text:style-name="T18">n</text:span><text:span text:style-name="T128">~</text:span><text:span text:style-name="T148">2</text:span><text:span text:style-name="T128">&gt;</text:span><text:span text:style-name="T268">個體 是 </text:span><text:span text:style-name="T119">&lt;?</text:span><text:span text:style-name="T18">n</text:span><text:span text:style-name="T128">&gt;</text:span><text:span text:style-name="T268">個體 </text:span><text:span text:style-name="T128">~</text:span><text:span text:style-name="T268"> </text:span><text:span text:style-name="T119">&lt;?</text:span><text:span text:style-name="T148">2</text:span><text:span text:style-name="T128">&gt;</text:span><text:span text:style-name="T268">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<text:span text:style-name="T317">明顯例子，</text:span><text:span text:style-name="T123">火箭、太空梭</text:span><text:span text:style-name="T317"> </text:span><text:span text:style-name="T125">在</text:span><text:span text:style-name="T275"> </text:span><text:span text:style-name="T126">空氣</text:span><text:span text:style-name="T2">、大</text:span><text:span text:style-name="T8">氣</text:span><text:span text:style-name="T126">、</text:span><text:span text:style-name="T8">空氣</text:span><text:span text:style-name="T2">型</text:span>真空<text:span text:style-name="T275"> 當中 飛行</text:span>、<text:span text:style-name="T268">移動、運動</text:span>。</text:p>
                          <text:list>
                            <text:list-item>
                              <text:p text:style-name="P8"><text:span text:style-name="T317">明顯例子，</text:span><text:span text:style-name="T123">火箭、太空梭</text:span><text:span text:style-name="T317"> </text:span><text:span text:style-name="T125">在</text:span><text:span text:style-name="T275"> </text:span><text:span text:style-name="T119">&lt;?</text:span><text:span text:style-name="T15">n</text:span><text:span text:style-name="T9">~</text:span><text:span text:style-name="T148">2</text:span><text:span text:style-name="T128">&gt;</text:span><text:span text:style-name="T268">個體、</text:span><text:span text:style-name="T119">&lt;?</text:span><text:span text:style-name="T148">2</text:span><text:span text:style-name="T145">&gt;</text:span><text:span text:style-name="T332">型</text:span>真空<text:span text:style-name="T268"> 當中 飛行</text:span>、<text:span text:style-name="T268">移動、運動</text:span>。</text:p>
                            </text:list-item>
                          </text:list>
                        </text:list-item>
                        <text:list-item>
                          <text:p text:style-name="P8"><text:span text:style-name="T317">明顯例子，載具、（人類 認定的）</text:span><text:span text:style-name="T128">UFO、USO</text:span><text:span text:style-name="T275"> </text:span><text:span text:style-name="T125">在</text:span><text:span text:style-name="T275"> 空間</text:span>、<text:span text:style-name="T275">空間型</text:span>真空<text:span text:style-name="T275"> 當中 飛行</text:span>、<text:span text:style-name="T268">移動</text:span>。</text:p>
                          <text:list>
                            <text:list-item>
                              <text:p text:style-name="P8"><text:span text:style-name="T317">明顯例子，載具 </text:span><text:span text:style-name="T125">在</text:span><text:span text:style-name="T275"> </text:span><text:span text:style-name="T119">&lt;?</text:span><text:span text:style-name="T15">n</text:span><text:span text:style-name="T9">~</text:span><text:span text:style-name="T125">3</text:span><text:span text:style-name="T128">&gt;</text:span><text:span text:style-name="T268">個體、</text:span><text:span text:style-name="T119">&lt;?</text:span><text:span text:style-name="T125">3</text:span><text:span text:style-name="T145">&gt;</text:span><text:span text:style-name="T332">型</text:span>真空<text:span text:style-name="T275"> 當中 飛行</text:span>、<text:span text:style-name="T268">移動、運動</text:span>。</text:p>
                            </text:list-item>
                            <text:list-item>
                              <text:p text:style-name="P301"><text:span text:style-name="T317">明顯例子，載具 </text:span><text:span text:style-name="T125">在</text:span><text:span text:style-name="T275"> </text:span><text:span text:style-name="T119">&lt;?</text:span><text:span text:style-name="T18">n</text:span><text:span text:style-name="T128">~</text:span><text:span text:style-name="T125">3</text:span><text:span text:style-name="T128">&gt;</text:span><text:span text:style-name="T268">個體、</text:span><text:span text:style-name="T119">&lt;?</text:span><text:span text:style-name="T125">3</text:span><text:span text:style-name="T128">~</text:span><text:span text:style-name="T148">2</text:span><text:span text:style-name="T145">&gt;</text:span><text:span text:style-name="T332">型</text:span>真空<text:span text:style-name="T275"> 當中 飛行</text:span>、<text:span text:style-name="T268">移動、運動</text:span>。</text:p>
                              <text:list>
                                <text:list-item>
                                  <text:p text:style-name="P301"><text:span text:style-name="T317">明顯例子，載具 </text:span><text:span text:style-name="T125">在</text:span><text:span text:style-name="T275"> 空間個體、空間型</text:span>真空<text:span text:style-name="T275">、</text:span><text:span text:style-name="T126">空氣</text:span><text:span text:style-name="T275">型</text:span>真空<text:span text:style-name="T275"> 當中 飛行</text:span>、<text:span text:style-name="T268">移動</text:span>。</text:p>
                                </text:list-item>
                              </text:list>
                            </text:list-item>
                            <text:list-item>
                              <text:p text:style-name="P301"><text:span text:style-name="T317">明顯例子，載具 </text:span><text:span text:style-name="T125">在</text:span><text:span text:style-name="T275"> </text:span><text:span text:style-name="T119">&lt;?</text:span><text:span text:style-name="T18">a</text:span><text:span text:style-name="T128">~</text:span><text:span text:style-name="T146">b</text:span><text:span text:style-name="T128">&gt;</text:span><text:span text:style-name="T268">個體、</text:span><text:span text:style-name="T119">&lt;?</text:span><text:span text:style-name="T19">c</text:span><text:span text:style-name="T128">~</text:span><text:span text:style-name="T19">d</text:span><text:span text:style-name="T145">&gt;</text:span><text:span text:style-name="T332">型</text:span>真空<text:span text:style-name="T275"> 當中 飛行、移動、運動。</text:span></text:p>
                            </text:list-item>
                            <text:list-item>
                              <text:p text:style-name="P301"><text:span text:style-name="T317">明顯例子，載具 </text:span><text:span text:style-name="T125">在</text:span><text:span text:style-name="T275"> </text:span><text:span text:style-name="T119">&lt;?</text:span><text:span text:style-name="T18">a</text:span><text:span text:style-name="T128">~</text:span><text:span text:style-name="T146">b</text:span><text:span text:style-name="T128">&gt;</text:span><text:span text:style-name="T268">個體、</text:span><text:span text:style-name="T119">&lt;?</text:span><text:span text:style-name="T19">c</text:span><text:span text:style-name="T128">~</text:span><text:span text:style-name="T19">d</text:span><text:span text:style-name="T145">&gt;</text:span><text:span text:style-name="T332">型</text:span>真空<text:span text:style-name="T275"> 當中 存在、變化</text:span>。</text:p>
                              <text:list>
                                <text:list-item>
                                  <text:p text:style-name="P301"><text:span text:style-name="T18">n </text:span><text:span text:style-name="T286">≥</text:span><text:span text:style-name="T18"> a </text:span><text:span text:style-name="T286">≥</text:span><text:span text:style-name="T18"> </text:span><text:span text:style-name="T146">b</text:span><text:span text:style-name="T18"> </text:span><text:span text:style-name="T286">≥</text:span><text:span text:style-name="T18"> </text:span><text:span text:style-name="T128">u</text:span><text:span text:style-name="T317">。</text:span></text:p>
                                </text:list-item>
                                <text:list-item>
                                  <text:p text:style-name="P301"><text:span text:style-name="T18">n </text:span><text:span text:style-name="T286">≥</text:span><text:span text:style-name="T18"> </text:span><text:span text:style-name="T19">c</text:span><text:span text:style-name="T18"> </text:span><text:span text:style-name="T286">≥</text:span><text:span text:style-name="T18"> </text:span><text:span text:style-name="T19">d</text:span><text:span text:style-name="T18"> </text:span><text:span text:style-name="T286">≥</text:span><text:span text:style-name="T18"> </text:span><text:span text:style-name="T128">u</text:span>。</text:p>
                                </text:list-item>
                              </text:list>
                            </text:list-item>
                            <text:list-item>
                              <text:p text:style-name="P301"><text:span text:style-name="T317">明顯例子，載具 </text:span><text:span text:style-name="T125">在</text:span><text:span text:style-name="T275"> </text:span><text:span text:style-name="T119">&lt;?</text:span><text:span text:style-name="T18">a</text:span><text:span text:style-name="T128">~</text:span><text:span text:style-name="T146">b</text:span><text:span text:style-name="T128">&gt;</text:span><text:span text:style-name="T268">個體、</text:span><text:span text:style-name="T119">&lt;?</text:span><text:span text:style-name="T19">c</text:span><text:span text:style-name="T128">~</text:span><text:span text:style-name="T19">d</text:span><text:span text:style-name="T128">&gt;</text:span><text:span text:style-name="T268">個體、</text:span><text:span text:style-name="T119">&lt;?</text:span><text:span text:style-name="T20">e</text:span><text:span text:style-name="T128">~</text:span><text:span text:style-name="T149">f</text:span><text:span text:style-name="T145">&gt;</text:span><text:span text:style-name="T332">個體 當中 存在、變化</text:span>。</text:p>
                              <text:list>
                                <text:list-item>
                                  <text:p text:style-name="P301"><text:span text:style-name="T18">n </text:span><text:span text:style-name="T286">≥</text:span><text:span text:style-name="T18"> a </text:span><text:span text:style-name="T286">≥</text:span><text:span text:style-name="T18"> </text:span><text:span text:style-name="T146">b</text:span><text:span text:style-name="T18"> &gt; </text:span><text:span text:style-name="T19">c</text:span><text:span text:style-name="T18"> </text:span><text:span text:style-name="T286">≥</text:span><text:span text:style-name="T18"> </text:span><text:span text:style-name="T19">d </text:span><text:span text:style-name="T18">&gt;</text:span><text:span text:style-name="T19"> </text:span><text:span text:style-name="T20">e</text:span><text:span text:style-name="T18"> </text:span><text:span text:style-name="T286">≥</text:span><text:span text:style-name="T18"> </text:span><text:span text:style-name="T149">f</text:span><text:span text:style-name="T18"> </text:span><text:span text:style-name="T286">≥</text:span><text:span text:style-name="T18"> </text:span><text:span text:style-name="T128">u</text:span><text:span text:style-name="T317">。</text:span></text:p>
                                </text:list-item>
                              </text:list>
                            </text:list-item>
                            <text:list-item>
                              <text:p text:style-name="P301"><text:span text:style-name="T317">明顯例子，載具 </text:span><text:span text:style-name="T125">在</text:span><text:span text:style-name="T275"> </text:span><text:span text:style-name="T119">&lt;?</text:span><text:span text:style-name="T18">a</text:span><text:span text:style-name="T128">~</text:span><text:span text:style-name="T146">b</text:span><text:span text:style-name="T128">&gt;</text:span><text:span text:style-name="T268">個體、</text:span><text:span text:style-name="T119">&lt;?</text:span><text:span text:style-name="T19">c</text:span><text:span text:style-name="T128">~</text:span><text:span text:style-name="T19">d</text:span><text:span text:style-name="T128">&gt;</text:span><text:span text:style-name="T268">個體、</text:span><text:span text:style-name="T119">&lt;?</text:span><text:span text:style-name="T20">e</text:span><text:span text:style-name="T128">~</text:span><text:span text:style-name="T149">f</text:span><text:span text:style-name="T145">&gt;</text:span><text:span text:style-name="T332">型</text:span>真空<text:span text:style-name="T275"> 當中 存在、變化</text:span>。</text:p>
                              <text:list>
                                <text:list-item>
                                  <text:p text:style-name="P301"><text:span text:style-name="T18">n </text:span><text:span text:style-name="T286">≥</text:span><text:span text:style-name="T18"> a </text:span><text:span text:style-name="T286">≥</text:span><text:span text:style-name="T18"> </text:span><text:span text:style-name="T146">b</text:span><text:span text:style-name="T18"> &gt; </text:span><text:span text:style-name="T19">c</text:span><text:span text:style-name="T18"> </text:span><text:span text:style-name="T286">≥</text:span><text:span text:style-name="T18"> </text:span><text:span text:style-name="T19">d</text:span><text:span text:style-name="T18"> </text:span><text:span text:style-name="T286">≥</text:span><text:span text:style-name="T18"> </text:span><text:span text:style-name="T128">u</text:span><text:span text:style-name="T317">。</text:span></text:p>
                                </text:list-item>
                                <text:list-item>
                                  <text:p text:style-name="P301"><text:span text:style-name="T18">n </text:span><text:span text:style-name="T286">≥</text:span><text:span text:style-name="T18"> </text:span><text:span text:style-name="T20">e</text:span><text:span text:style-name="T18"> </text:span><text:span text:style-name="T286">≥</text:span><text:span text:style-name="T18"> </text:span><text:span text:style-name="T149">f</text:span><text:span text:style-name="T18"> </text:span><text:span text:style-name="T286">≥</text:span><text:span text:style-name="T18"> </text:span><text:span text:style-name="T128">u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保溫瓶 產生 空氣型渦流<text:span text:style-name="T299"> </text:span><text:span text:style-name="T277">↔</text:span><text:span text:style-name="T299"> 載具 產生 空間型渦流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抽象例子，潛水艇的 螺旋槳 旋轉、運轉，所造成的 空洞現象、真空現象。</text:p>
                </text:list-item>
              </text:list>
            </text:list-item>
          </text:list>
        </text:list-item>
        <text:list-item>
          <text:p text:style-name="P4"><text:bookmark-start text:name="&lt;a&gt;文明"/><text:span text:style-name="T23">&lt;?</text:span><text:span text:style-name="T145">a&gt;</text:span><text:span text:style-name="T332">文明</text:span><text:bookmark-end text:name="&lt;a&gt;文明"/><text:span text:style-name="T237">（</text:span><text:span text:style-name="T228">&lt;</text:span><text:span text:style-name="T237">?a&gt;型微觀尺寸</text:span><text:span text:style-name="T238">文明</text:span><text:span text:style-name="T237">、</text:span><text:span text:style-name="T228">&lt;</text:span><text:span text:style-name="T237">?a&gt;型古典尺寸</text:span><text:span text:style-name="T238">文明、</text:span><text:span text:style-name="T228">&lt;</text:span><text:span text:style-name="T238">?a</text:span><text:span text:style-name="T237">&gt;型</text:span><text:span text:style-name="T238">宏觀</text:span><text:span text:style-name="T237">尺寸</text:span><text:span text:style-name="T238">文明）</text:span><text:span text:style-name="T237">（</text:span><text:span text:style-name="T228">&lt;</text:span><text:span text:style-name="T237">?a&gt;型存在</text:span><text:span text:style-name="T238">文明</text:span><text:span text:style-name="T237">、</text:span><text:span text:style-name="T228">&lt;</text:span><text:span text:style-name="T237">?a&gt;型不存在</text:span><text:span text:style-name="T238">文明、</text:span><text:span text:style-name="T228">&lt;</text:span><text:span text:style-name="T238">?a</text:span><text:span text:style-name="T237">&gt;型變化</text:span><text:span text:style-name="T238">文明、</text:span><text:span text:style-name="T228">&lt;</text:span><text:span text:style-name="T238">?a</text:span><text:span text:style-name="T237">&gt;型不變化</text:span><text:span text:style-name="T238">文明）</text:span></text:p>
          <text:list>
            <text:list-item>
              <text:p text:style-name="P11"><text:span text:style-name="T119">&lt;?</text:span><text:span text:style-name="T23">a&gt;</text:span>文明。<text:span text:style-name="T240">（</text:span><text:span text:style-name="T263">&lt;</text:span><text:span text:style-name="T240">?a</text:span><text:span text:style-name="T239">&gt;</text:span><text:span text:style-name="T241">型</text:span><text:span text:style-name="T239">肉質層個體文明、</text:span><text:span text:style-name="T263">&lt;</text:span><text:span text:style-name="T240">?a</text:span><text:span text:style-name="T239">&gt;</text:span><text:span text:style-name="T241">型</text:span><text:span text:style-name="T239">意識層個體文明、</text:span><text:span text:style-name="T263">&lt;</text:span><text:span text:style-name="T240">?a</text:span><text:span text:style-name="T239">&gt;</text:span><text:span text:style-name="T241">型肉質層和</text:span><text:span text:style-name="T239">意識層複合型個體文明</text:span><text:span text:style-name="T240">）</text:span></text:p>
              <text:list>
                <text:list-item>
                  <text:p text:style-name="P11"><text:span text:style-name="T17">n </text:span><text:span text:style-name="T286">≥</text:span><text:span text:style-name="T17"> a </text:span><text:span text:style-name="T286">≥</text:span><text:span text:style-name="T17"> </text:span><text:span text:style-name="T128">u</text:span><text:span text:style-name="T17">。</text:span><text:span text:style-name="T243">（</text:span><text:span text:style-name="T230">&lt;</text:span><text:span text:style-name="T243">?a</text:span><text:span text:style-name="T242">&gt;</text:span><text:span text:style-name="T244">型</text:span><text:span text:style-name="T242">&lt;?</text:span><text:span text:style-name="T245">b&gt;意識層級文明</text:span><text:span text:style-name="T243">）（&lt;?</text:span><text:span text:style-name="T246">a&gt;型動能和</text:span><text:span text:style-name="T243">電能複合型文明）（（</text:span><text:span text:style-name="T230">&lt;</text:span><text:span text:style-name="T243">?a</text:span><text:span text:style-name="T242">&gt;</text:span><text:span text:style-name="T247">~&lt;?b&gt;）</text:span><text:span text:style-name="T244">型</text:span><text:span text:style-name="T242">複合型個體文明（n ≥ </text:span><text:span text:style-name="T248">a &gt; b</text:span><text:span text:style-name="T242"> ≥ u）</text:span><text:span text:style-name="T243">）</text:span></text:p>
                </text:list-item>
                <text:list-item>
                  <text:p text:style-name="P11"><text:span text:style-name="T10">&lt;?</text:span><text:span text:style-name="T3">a&gt;</text:span>文明 = <text:span text:style-name="T10">&lt;?</text:span><text:span text:style-name="T3">a&gt;</text:span><text:span text:style-name="T23">生命</text:span><text:span text:style-name="T17">。</text:span></text:p>
                  <text:list>
                    <text:list-item>
                      <text:p text:style-name="P302"><text:span text:style-name="T17">（相關</text:span><text:span text:style-name="T274">描述 在 </text:span><text:span text:style-name="T24">_</text:span><text:span text:style-name="T274"> 文件群的 </text:span><text:span text:style-name="T273">生命</text:span><text:span text:style-name="T334"> 的 </text:span><text:span text:style-name="T273">生命、文明 的差別</text:span><text:span text:style-name="T17">）</text:span></text:p>
                    </text:list-item>
                  </text:list>
                </text:list-item>
                <text:list-item>
                  <text:p text:style-name="P298">文明三要素。</text:p>
                  <text:list>
                    <text:list-item>
                      <text:p text:style-name="P298">道。</text:p>
                    </text:list-item>
                    <text:list-item>
                      <text:p text:style-name="P298">德。</text:p>
                    </text:list-item>
                    <text:list-item>
                      <text:p text:style-name="P298">個體。</text:p>
                    </text:list-item>
                  </text:list>
                </text:list-item>
              </text:list>
            </text:list-item>
            <text:list-item>
              <text:p text:style-name="P4">明顯例子，<text:span text:style-name="T23">&lt;?</text:span><text:span text:style-name="T148">2&gt;</text:span><text:span text:style-name="T335">文明</text:span>。</text:p>
              <text:list>
                <text:list-item>
                  <text:p text:style-name="P4">明顯例子，電子文明、人類文明、星系文明、存在文明、不存在文明、變化文明。<text:span text:style-name="T227">、不帶電粒子文明</text:span></text:p>
                  <text:list>
                    <text:list-item>
                      <text:p text:style-name="P4">電子文明 是 電子物種的 文明。<text:span text:style-name="T178">（&lt;?2&gt;型微觀尺寸</text:span><text:span text:style-name="T264">電子</text:span><text:span text:style-name="T178">文明）</text:span></text:p>
                    </text:list-item>
                    <text:list-item>
                      <text:p text:style-name="P4">人類文明 是 人類物種的 文明。<text:span text:style-name="T178">（&lt;?2&gt;型古典尺寸人類文明）</text:span></text:p>
                    </text:list-item>
                    <text:list-item>
                      <text:p text:style-name="P4">星系文明 是 星系物種的 文明。<text:span text:style-name="T178">（</text:span><text:span text:style-name="T181">&lt;?2&gt;</text:span><text:span text:style-name="T178">型宏觀尺寸星系文明）</text:span></text:p>
                    </text:list-item>
                    <text:list-item>
                      <text:p text:style-name="P4">存在文明 是 存在物種的 文明。<text:span text:style-name="T178">（存在的 存在、變化 組成、形成 的 文明（現象））</text:span></text:p>
                      <text:list>
                        <text:list-item>
                          <text:p text:style-name="P4">抽象例子，（<text:span text:style-name="T1">白體、</text:span>發光體 存在、變化 的）光。</text:p>
                          <text:list>
                            <text:list-item>
                              <text:p text:style-name="P4">光文明、光物種的文明。<text:span text:style-name="T178">（</text:span><text:span text:style-name="T181">&lt;?</text:span><text:span text:style-name="T215">2&gt;型存在光</text:span><text:span text:style-name="T178">文明）</text:span></text:p>
                            </text:list-item>
                          </text:list>
                        </text:list-item>
                        <text:list-item>
                          <text:p text:style-name="P303">抽象例子，火文明、火物種的文明、電漿文明、電漿物種的文明。</text:p>
                        </text:list-item>
                        <text:list-item>
                          <text:p text:style-name="P303">抽象例子，土文明、土物種的文明、空氣文明、空氣物種的文明。</text:p>
                        </text:list-item>
                        <text:list-item>
                          <text:p text:style-name="P303">抽象例子，水文明、水物種的文明、樹木文明、樹木物種的文明。</text:p>
                        </text:list-item>
                        <text:list-item>
                          <text:p text:style-name="P303">抽象例子，冰文明、冰物種的文明、石頭文明、石頭物種的文明。</text:p>
                        </text:list-item>
                        <text:list-item>
                          <text:p text:style-name="P303">抽象例子，磁文明、磁物種的文明、重力文明、重力物種的文明。</text:p>
                        </text:list-item>
                        <text:list-item>
                          <text:p text:style-name="P303">抽象例子，質量文明、質量物種的文明、慣性文明、慣性物種的文明。</text:p>
                        </text:list-item>
                        <text:list-item>
                          <text:p text:style-name="P303">抽象例子，電阻文明、電阻物種的文明、電容文明、電容物種的文明。</text:p>
                        </text:list-item>
                        <text:list-item>
                          <text:p text:style-name="P303">抽象例子，電感文明、電感物種的文明、磁場文明、磁場物種的文明。</text:p>
                        </text:list-item>
                        <text:list-item>
                          <text:p text:style-name="P303">抽象例子，絕緣體文明、絕緣體物種的文明、超導體文明、超導體物種的文明。</text:p>
                        </text:list-item>
                      </text:list>
                    </text:list-item>
                    <text:list-item>
                      <text:p text:style-name="P4">不存在文明 是 不存在物種的 文明。<text:span text:style-name="T263">（不存在的 存在、變化 組成、形成 的文明（現象））</text:span></text:p>
                      <text:list>
                        <text:list-item>
                          <text:p text:style-name="P4">抽象例子，（黑體<text:span text:style-name="T1">、吸光體</text:span> 存在、變化 的）黑暗。</text:p>
                          <text:list>
                            <text:list-item>
                              <text:p text:style-name="P4">黑暗文明、黑暗物種的文明。<text:span text:style-name="T178">（</text:span><text:span text:style-name="T181">&lt;?</text:span><text:span text:style-name="T215">2&gt;型不存在光</text:span><text:span text:style-name="T178">文明、</text:span><text:span text:style-name="T181">&lt;?</text:span><text:span text:style-name="T215">2&gt;型存在黑暗</text:span><text:span text:style-name="T178">文明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變化文明 是 變化物種的 文明。<text:span text:style-name="T178">（變化的 存在、變化 組成、形成 的 文明（現象））</text:span></text:p>
                      <text:list>
                        <text:list-item>
                          <text:p text:style-name="P4">抽象例子，（都普勒效應 存在、變化 的）紅移。</text:p>
                          <text:list>
                            <text:list-item>
                              <text:p text:style-name="P4">紅移文明、紅移物種的文明。<text:span text:style-name="T178">（</text:span><text:span text:style-name="T181">&lt;?</text:span><text:span text:style-name="T215">2&gt;型變化紅移</text:span><text:span text:style-name="T178">文明）</text:span></text:p>
                            </text:list-item>
                          </text:list>
                        </text:list-item>
                        <text:list-item>
                          <text:p text:style-name="P303">抽象例子，風文明、風物種的文明、重力波文明、重力波物種的文明。</text:p>
                        </text:list-item>
                        <text:list-item>
                          <text:p text:style-name="P303">抽象例子，電流文明、電流物種的文明、磁力線文明、磁力線物種的文明。</text:p>
                        </text:list-item>
                        <text:list-item>
                          <text:p text:style-name="P303">抽象例子，速度文明、速度物種的文明、加速度文明、加速度物種的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明顯例子，<text:span text:style-name="T23">&lt;?</text:span><text:span text:style-name="T148">1&gt;</text:span><text:span text:style-name="T335">文明</text:span>。</text:p>
              <text:list>
                <text:list-item>
                  <text:p text:style-name="P4">明顯例子，光文明、力文明。<text:span text:style-name="T178">、能量文明</text:span></text:p>
                  <text:list>
                    <text:list-item>
                      <text:p text:style-name="P4">光文明 是 光物種的 文明。</text:p>
                      <text:list>
                        <text:list-item>
                          <text:p text:style-name="P4">光文明 的 明顯例子，紅外線文明。<text:span text:style-name="T255">、</text:span><text:span text:style-name="T249">γ射線</text:span><text:span text:style-name="T255">文明、微波文明、紅光文明、綠光文明、藍光文明、白光文明、可見光文明、無線電文明</text:span></text:p>
                        </text:list-item>
                      </text:list>
                    </text:list-item>
                    <text:list-item>
                      <text:p text:style-name="P4">力文明 是 力物種的 文明。</text:p>
                      <text:list>
                        <text:list-item>
                          <text:p text:style-name="P4">力文明 的 明顯例子，力<text:span text:style-name="T1">（</text:span><text:span text:style-name="T3">F</text:span><text:span text:style-name="T1">）</text:span>文明、衝量<text:span text:style-name="T1">（</text:span><text:span text:style-name="T3">P</text:span><text:span text:style-name="T1">）</text:span>文明、動能文明<text:span text:style-name="T1">（、位能文明）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相同物種的 祖代 有 近似、類似、相同、不同 的 子代。</text:p>
              <text:list>
                <text:list-item>
                  <text:p text:style-name="P4">抽象例子，假定，某一特定個體 進行 無性生殖。</text:p>
                  <text:list>
                    <text:list-item>
                      <text:p text:style-name="P4">該個體 有 相同的 子代個體。</text:p>
                      <text:list>
                        <text:list-item>
                          <text:p text:style-name="P4">該物種、該個體的 生命 有，相同的 子代個體的 生命。</text:p>
                        </text:list-item>
                        <text:list-item>
                          <text:p text:style-name="P4">該物種、該個體的 文明 有，相同的 子代個體的 文明。</text:p>
                        </text:list-item>
                        <text:list-item>
                          <text:p text:style-name="P4">抽象例子，原生物種文明、<text:span text:style-name="T1">（人類文明的）</text:span>英國文明孕育<text:span text:style-name="T150">出</text:span><text:span text:style-name="T1">（人類文明的）</text:span>美國文明。</text:p>
                        </text:list-item>
                        <text:list-item>
                          <text:p text:style-name="P4">抽象例子，人類物種、人類個體<text:span text:style-name="T1">（一開始 都）</text:span>會使用 聲響 生存、生活、發展文明。</text:p>
                        </text:list-item>
                        <text:list-item>
                          <text:p text:style-name="P4">抽象例子，老鼠物種、老鼠個體<text:span text:style-name="T1">（一開始 都）</text:span>會挖洞 生存、生活、發展文明。</text:p>
                        </text:list-item>
                        <text:list-item>
                          <text:p text:style-name="P4">抽象例子，蜜蜂物種、蜜蜂個體<text:span text:style-name="T1">（一開始 都）</text:span>會形成 蜂后、工蜂 生存、生活。</text:p>
                          <text:list>
                            <text:list-item>
                              <text:p text:style-name="P4">抽象例子，<text:span text:style-name="T1">某一特定（相同的）物種、個體 的（相同的）</text:span>生物本能、生物傳承。</text:p>
                              <text:list>
                                <text:list-item>
                                  <text:p text:style-name="P4">生物本能 的 抽象例子，基因的 體現、顯現、現象。</text:p>
                                  <text:list>
                                    <text:list-item>
                                      <text:p text:style-name="P4">抽象例子，假定，某一特定人類個體 有 聽覺。<text:span text:style-name="T222">（有 某一特定 本能、傳承）（某一特定 本能、傳承 足夠高）</text:span></text:p>
                                      <text:list>
                                        <text:list-item>
                                          <text:p text:style-name="P4">該人類個體<text:span text:style-name="T1">（一開始 都）</text:span>會使用 聲響、叫聲 生存、生活、發展文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抽象例子，假定，某一特定人類個體 沒有 聽覺、助聽器。<text:span text:style-name="T221">（沒有 某一特定 本能、傳承）</text:span></text:p>
                                      <text:list>
                                        <text:list-item>
                                          <text:p text:style-name="P4">該人類個體 不會使用 聲響、叫聲、語言 生存、生活、發展文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">生物傳承 的 抽象例子，基因<text:span text:style-name="T1">（肉質層）</text:span>、文化<text:span text:style-name="T1">（意識層）</text:span>。</text:p>
                                  <text:list>
                                    <text:list-item>
                                      <text:p text:style-name="P4">抽象例子，假定，某一特定人類個體 有 遺傳子。</text:p>
                                      <text:list>
                                        <text:list-item>
                                          <text:p text:style-name="P4">該人類個體<text:span text:style-name="T1">（一開始 都）</text:span>會使用 基因遺傳 生存、生活、發展文明。</text:p>
                                          <text:list>
                                            <text:list-item>
                                              <text:p text:style-name="P4">抽象例子，懷孕、有性生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抽象例子，假定，某一特定人類個體 有 記憶。</text:p>
                                      <text:list>
                                        <text:list-item>
                                          <text:p text:style-name="P4">該人類個體<text:span text:style-name="T1">（一開始 都）</text:span>會使用 宗教、信仰、習俗、教育 生存。</text:p>
                                          <text:list>
                                            <text:list-item>
                                              <text:p text:style-name="P4">抽象例子，從眾效應、百猴效應、<text:span text:style-name="T151">史金納</text:span>箱、習得性無助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抽象例子，假定，某一特定個體 進行 有性生殖。</text:p>
                  <text:list>
                    <text:list-item>
                      <text:p text:style-name="P4">該個體 有 近似、類似、不同 的 子代個體。</text:p>
                      <text:list>
                        <text:list-item>
                          <text:p text:style-name="P4">該物種、該個體的 生命 有，近似、類似、不同 的 子代個體的 生命。</text:p>
                        </text:list-item>
                        <text:list-item>
                          <text:p text:style-name="P4">該物種、該個體的 文明 有，近似、類似、不同 的 子代個體的 文明。</text:p>
                        </text:list-item>
                        <text:list-item>
                          <text:p text:style-name="P4">抽象例子，亞種原生物種文明<text:span text:style-name="T150">、碳基文明孕育出矽基文明</text:span>、有機體奇點。</text:p>
                          <text:list>
                            <text:list-item>
                              <text:p text:style-name="P4">抽象例子，<text:span text:style-name="T1">某一特定（不同的）物種、個體 的</text:span>（不同的）生物本能、生物傳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9">某一特定&lt;?<text:span text:style-name="T336">a&gt;</text:span>個體 有機率認定，某一特定&lt;?<text:span text:style-name="T336">b&gt;</text:span>個體 <text:span text:style-name="T337">是</text:span>、<text:span text:style-name="T337">不是</text:span> <text:span text:style-name="T337">文明、生命</text:span>。</text:p>
              <text:list>
                <text:list-item>
                  <text:p text:style-name="P299"><text:span text:style-name="T338">n </text:span><text:span text:style-name="T339">≥</text:span><text:span text:style-name="T338"> a </text:span><text:span text:style-name="T339">≥</text:span><text:span text:style-name="T338"> </text:span><text:span text:style-name="T340">u</text:span>。</text:p>
                </text:list-item>
                <text:list-item>
                  <text:p text:style-name="P4"><text:span text:style-name="T18">n </text:span><text:span text:style-name="T286">≥</text:span><text:span text:style-name="T18"> </text:span><text:span text:style-name="T152">b</text:span><text:span text:style-name="T18"> </text:span><text:span text:style-name="T286">≥</text:span><text:span text:style-name="T18"> </text:span><text:span text:style-name="T128">u</text:span>。</text:p>
                </text:list-item>
                <text:list-item>
                  <text:p text:style-name="P303"><text:span text:style-name="T18">（</text:span>近似<text:span text:style-name="T274">描述</text:span>、類似<text:span text:style-name="T274">描述 在 </text:span><text:span text:style-name="T269">肉質層、意識層</text:span> <text:span text:style-name="T274">文件群</text:span>的 <text:span text:style-name="T27">自由意識</text:span>的 <text:span text:style-name="T28">某一特定&lt;?</text:span><text:span text:style-name="T29">a&gt;</text:span><text:span text:style-name="T28">個體 有機率認定，某一特定&lt;?</text:span><text:span text:style-name="T29">b&gt;</text:span><text:span text:style-name="T28">個體 有、沒有 自由意識</text:span>）</text:p>
                </text:list-item>
              </text:list>
            </text:list-item>
          </text:list>
        </text:list-item>
        <text:list-item>
          <text:p text:style-name="P4"><text:bookmark-start text:name="前世記憶"/>前世記憶<text:bookmark-end text:name="前世記憶"/></text:p>
          <text:list>
            <text:list-item>
              <text:p text:style-name="P4">明顯例子，假定，<text:span text:style-name="T23">第</text:span><text:span text:style-name="T153">i個凹陷的 第1</text:span><text:span text:style-name="T341">層的 有 某一特定 記憶、存在、變化</text:span>。</text:p>
              <text:list>
                <text:list-item>
                  <text:p text:style-name="P303">（凹陷 的 相關描述在 <text:span text:style-name="T269">肉質層、意識層</text:span> 文件的 <text:span text:style-name="T269">肉質層、意識層</text:span>）</text:p>
                </text:list-item>
                <text:list-item>
                  <text:p text:style-name="P4">第<text:span text:style-name="T154">i個凹陷的 第0層 有機率認定 該記憶、該存在、該變化 是 前世記憶</text:span>。</text:p>
                  <text:list>
                    <text:list-item>
                      <text:p text:style-name="P4">該記憶 的 明顯例子，（人類 認定的）前世記憶。</text:p>
                    </text:list-item>
                    <text:list-item>
                      <text:p text:style-name="P4">該存在 的 明顯例子，（人類 認定的）胎記。</text:p>
                    </text:list-item>
                    <text:list-item>
                      <text:p text:style-name="P4">該變化 的 明顯例子，（人類 認定的）既視感。</text:p>
                    </text:list-item>
                  </text:list>
                </text:list-item>
                <text:list-item>
                  <text:p text:style-name="P4">第<text:span text:style-name="T23">i個凹陷的 第0層 有機率有 </text:span><text:span text:style-name="T155">0</text:span>個（以上）個體。</text:p>
                  <text:list>
                    <text:list-item>
                      <text:p text:style-name="P4">明顯例子，假定，第<text:span text:style-name="T23">i個凹陷的 第0層 有機率有 </text:span><text:span text:style-name="T156">2</text:span>個個體。</text:p>
                      <text:list>
                        <text:list-item>
                          <text:p text:style-name="P4">第一個個體、第二個個體 有機率有 相同的、同一個 前世記憶、胎記、既視感。</text:p>
                        </text:list-item>
                        <text:list-item>
                          <text:p text:style-name="P4">第一個個體、第二個個體 有機率 同時擁有、共同擁有、分開擁有。</text:p>
                          <text:list>
                            <text:list-item>
                              <text:p text:style-name="P4">第<text:span text:style-name="T23">i個凹陷的 第</text:span><text:span text:style-name="T157">1</text:span><text:span text:style-name="T23">層的 某一特定個體的 部分、全部 記憶</text:span>。</text:p>
                            </text:list-item>
                            <text:list-item>
                              <text:p text:style-name="P4">第<text:span text:style-name="T23">i個凹陷的 第</text:span><text:span text:style-name="T157">1</text:span><text:span text:style-name="T23">層的 該個體的 部分、全部 本能、傳承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抽象例子，第<text:span text:style-name="T23">i個凹陷的 第</text:span><text:span text:style-name="T158">1</text:span><text:span text:style-name="T23">層</text:span><text:span text:style-name="T342"> </text:span><text:span text:style-name="T278">↔</text:span><text:span text:style-name="T343"> 樹幹、樹狀圖的祖樹</text:span>。</text:p>
                      <text:list>
                        <text:list-item>
                          <text:p text:style-name="P4">第<text:span text:style-name="T23">i個凹陷的 第</text:span><text:span text:style-name="T159">0</text:span><text:span text:style-name="T23">層</text:span><text:span text:style-name="T342"> </text:span><text:span text:style-name="T278">↔</text:span><text:span text:style-name="T343"> 樹枝、樹狀圖的子樹</text:span>。</text:p>
                        </text:list-item>
                        <text:list-item>
                          <text:p text:style-name="P4">假定，樹狀圖 是 二元樹的 樹狀圖。</text:p>
                          <text:list>
                            <text:list-item>
                              <text:p text:style-name="P4">第<text:span text:style-name="T23">i個凹陷的 第</text:span><text:span text:style-name="T160">1</text:span><text:span text:style-name="T23">層的 某一特定個體</text:span><text:span text:style-name="T342"> </text:span><text:span text:style-name="T278">↔</text:span><text:span text:style-name="T343"> </text:span>二元樹的 某一特定祖<text:span text:style-name="T343">樹</text:span>。</text:p>
                            </text:list-item>
                            <text:list-item>
                              <text:p text:style-name="P303">該個體 投影型蘊含<text:span text:style-name="T23"> 第一個個體、第二個個體</text:span><text:span text:style-name="T342"> </text:span><text:span text:style-name="T278">↔</text:span><text:span text:style-name="T343"> 該祖樹 分出 左子樹、右子樹</text:span>。</text:p>
                            </text:list-item>
                            <text:list-item>
                              <text:p text:style-name="P4">第<text:span text:style-name="T23">i個凹陷的 第</text:span><text:span text:style-name="T159">0</text:span><text:span text:style-name="T23">層的 第一個個體、第二個個體</text:span><text:span text:style-name="T342"> </text:span><text:span text:style-name="T278">↔</text:span><text:span text:style-name="T343"> 該祖樹</text:span>的 左<text:span text:style-name="T343">子樹、右子樹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造物主"/>造物主<text:bookmark-end text:name="造物主"/></text:p>
          <text:list>
            <text:list-item>
              <text:p text:style-name="P4"><text:span text:style-name="T344">造物主</text:span><text:span text:style-name="T23">。</text:span><text:span text:style-name="T181">（</text:span><text:span text:style-name="T234">n </text:span><text:span text:style-name="T265">≥</text:span><text:span text:style-name="T234"> a </text:span><text:span text:style-name="T265">≥</text:span><text:span text:style-name="T234"> </text:span><text:span text:style-name="T190">u</text:span><text:span text:style-name="T181">）（</text:span><text:span text:style-name="T234">n </text:span><text:span text:style-name="T265">≥</text:span><text:span text:style-name="T234"> </text:span><text:span text:style-name="T235">b</text:span><text:span text:style-name="T234"> </text:span><text:span text:style-name="T265">≥</text:span><text:span text:style-name="T234"> </text:span><text:span text:style-name="T190">u</text:span><text:span text:style-name="T181">）</text:span></text:p>
              <text:list>
                <text:list-item>
                  <text:p text:style-name="P4"><text:span text:style-name="T23">假定，&lt;?</text:span><text:span text:style-name="T161">a&gt;個體 包覆、蘊含 &lt;?b&gt;</text:span><text:span text:style-name="T344">個體</text:span><text:span text:style-name="T23">。</text:span><text:span text:style-name="T181">（明顯例子，人類個體的 細胞個體、力個體）</text:span></text:p>
                  <text:list>
                    <text:list-item>
                      <text:p text:style-name="P4"><text:span text:style-name="T23">&lt;?</text:span><text:span text:style-name="T162">b</text:span><text:span text:style-name="T161">&gt;個體 有機率認定，&lt;?</text:span><text:span text:style-name="T162">a</text:span><text:span text:style-name="T161">&gt;</text:span><text:span text:style-name="T344">個體 是 造物主。</text:span></text:p>
                    </text:list-item>
                  </text:list>
                </text:list-item>
                <text:list-item>
                  <text:p text:style-name="P4">假定，<text:span text:style-name="T23">&lt;?</text:span><text:span text:style-name="T161">a&gt;個體 肉質層型、意識層型 孕育 &lt;?b&gt;</text:span><text:span text:style-name="T344">個體</text:span>。<text:span text:style-name="T258">（明顯例子，懷孕、有性生殖、無性生殖）</text:span></text:p>
                  <text:list>
                    <text:list-item>
                      <text:p text:style-name="P4"><text:span text:style-name="T23">&lt;?</text:span><text:span text:style-name="T162">b</text:span><text:span text:style-name="T161">&gt;個體 有機率認定，&lt;?</text:span><text:span text:style-name="T162">a</text:span><text:span text:style-name="T161">&gt;</text:span><text:span text:style-name="T344">個體 是 造物主</text:span>。</text:p>
                    </text:list-item>
                  </text:list>
                </text:list-item>
                <text:list-item>
                  <text:p text:style-name="P4">假定，<text:span text:style-name="T23">&lt;?</text:span><text:span text:style-name="T161">a&gt;個體</text:span> 使用 有機體奇點，設計、製造、使用 <text:span text:style-name="T161">&lt;?b&gt;</text:span><text:span text:style-name="T344">個體</text:span>。<text:span text:style-name="T222">（明顯例子，桃莉羊、桃莉羊的細胞個體、桃莉羊的力個體）</text:span></text:p>
                  <text:list>
                    <text:list-item>
                      <text:p text:style-name="P4"><text:span text:style-name="T23">&lt;?</text:span><text:span text:style-name="T162">b</text:span><text:span text:style-name="T161">&gt;個體 有機率認定，&lt;?</text:span><text:span text:style-name="T162">a</text:span><text:span text:style-name="T161">&gt;</text:span><text:span text:style-name="T344">個體 是 造物主</text:span>。<text:span text:style-name="T266">（有機體奇點 的 相關描述在 </text:span><text:span text:style-name="T267">_</text:span><text:span text:style-name="T266"> 文件群的 </text:span><text:span text:style-name="T267">有機體奇點</text:span><text:span text:style-name="T266">）</text:span></text:p>
                    </text:list-item>
                  </text:list>
                </text:list-item>
              </text:list>
            </text:list-item>
            <text:list-item>
              <text:p text:style-name="P4">明顯例子，假定，某一特定人類個體 包覆 某一特定細胞個體。</text:p>
              <text:list>
                <text:list-item>
                  <text:p text:style-name="P4">該細胞個體 有機率認定，該人類個體<text:span text:style-name="T1">、該人體</text:span> 是 造物主。</text:p>
                </text:list-item>
                <text:list-item>
                  <text:p text:style-name="P4">該細胞個體 有機率認定，該人類個體的 祖代 是 造物主。</text:p>
                  <text:list>
                    <text:list-item>
                      <text:p text:style-name="P4">該人類個體的 祖代的 明顯例子，該人類個體的<text:span text:style-name="T1">（肉質層 的）</text:span>父代、母代。<text:span text:style-name="T227">（懷孕、有性生殖）</text:span></text:p>
                    </text:list-item>
                  </text:list>
                </text:list-item>
                <text:list-item>
                  <text:p text:style-name="P4">明顯例子，假定，某一特定人類個體 接受 輸血。</text:p>
                  <text:list>
                    <text:list-item>
                      <text:p text:style-name="P4">假定，某一特定紅血球個體 經由 輸血，進入 該人類個體。</text:p>
                    </text:list-item>
                    <text:list-item>
                      <text:p text:style-name="P4">該紅血球個體 有機率認定，該人類個體 是 新世界、（新世界 的）造物主。</text:p>
                    </text:list-item>
                    <text:list-item>
                      <text:p text:style-name="P4">該紅血球個體的 某一特定子代個體 有機率認定，該人類個體 是 造物主。</text:p>
                      <text:list>
                        <text:list-item>
                          <text:p text:style-name="P4">假定，該紅血球個體 有傳承 舊世界、新世界 的 認知、常識，給 該子代個體。</text:p>
                          <text:list>
                            <text:list-item>
                              <text:p text:style-name="P4">該子代 有機率認定，該人類個體 是 新世界、（新世界 的）造物主。</text:p>
                            </text:list-item>
                          </text:list>
                        </text:list-item>
                        <text:list-item>
                          <text:p text:style-name="P4">假定，該紅血球個體 沒有傳承 舊世界、新世界 的 認知、常識，給 該子代個體。</text:p>
                          <text:list>
                            <text:list-item>
                              <text:p text:style-name="P4">該子代 有機率認定，該人類個體 是 初始世界、既有世界、造物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明顯例子，假定，某一特定人類個體 蘊含 某一特定力個體。</text:p>
              <text:list>
                <text:list-item>
                  <text:p text:style-name="P4">該力個體 有機率認定，該人類個體<text:span text:style-name="T1">、該人體</text:span> 是 造物主。</text:p>
                </text:list-item>
              </text:list>
            </text:list-item>
            <text:list-item>
              <text:p text:style-name="P4">明顯例子，假定，某一特定個體 使用 有機體奇點，設計、製造、使用 某一特定人類個體。</text:p>
              <text:list>
                <text:list-item>
                  <text:p text:style-name="P4">該細胞個體 有機率認定 該個體 是 造物主。</text:p>
                </text:list-item>
                <text:list-item>
                  <text:p text:style-name="P4">明顯例子，桃莉羊。</text:p>
                  <text:list>
                    <text:list-item>
                      <text:p text:style-name="P4">桃莉羊的 細胞個體 有機率認定，桃莉羊 是 造物主。</text:p>
                    </text:list-item>
                    <text:list-item>
                      <text:p text:style-name="P4">桃莉羊的 細胞個體 有機率認定，（<text:span text:style-name="T163">克隆</text:span>出 桃莉羊的）人類個體 是 造物主。</text:p>
                    </text:list-item>
                    <text:list-item>
                      <text:p text:style-name="P4">桃莉羊的 力個體 有機率認定，桃莉羊 是 造物主。</text:p>
                    </text:list-item>
                    <text:list-item>
                      <text:p text:style-name="P4">桃莉羊的 力個體 有機率認定，（<text:span text:style-name="T163">克隆</text:span>出 桃莉羊的）人類個體 是 造物主。</text:p>
                    </text:list-item>
                  </text:list>
                </text:list-item>
                <text:list-item>
                  <text:p text:style-name="P4">明顯例子，假定，某一特定個體 使用 有機體奇點，設計、製造、使用 某一特定人類個體。</text:p>
                  <text:list>
                    <text:list-item>
                      <text:p text:style-name="P4">假定，該人類個體 懷孕、有性生殖、無性生殖 某一特定子代個體。</text:p>
                    </text:list-item>
                    <text:list-item>
                      <text:p text:style-name="P4">假定，該子代個體 包覆 某一特定細胞個體。</text:p>
                    </text:list-item>
                    <text:list-item>
                      <text:p text:style-name="P4">假定，該細胞個體 蘊含 某一特定力個體。</text:p>
                    </text:list-item>
                    <text:list-item>
                      <text:p text:style-name="P4">該力個體 有機率認定，該細胞個體 是 造物主。</text:p>
                      <text:list>
                        <text:list-item>
                          <text:p text:style-name="P4">該力個體 有機率認定，該子代個體 是 造物主<text:span text:style-name="T1">、造物主的造物主</text:span>。</text:p>
                        </text:list-item>
                        <text:list-item>
                          <text:p text:style-name="P4">該力個體 有機率認定，該人類個體 是 造物主<text:span text:style-name="T1">、造物主的造物主的造物主</text:span>。</text:p>
                        </text:list-item>
                        <text:list-item>
                          <text:p text:style-name="P4">該力個體 有機率認定，該個體 是 造物主<text:span text:style-name="T1">、造物主的造物主的造物主的造物主</text:span>。</text:p>
                        </text:list-item>
                        <text:list-item>
                          <text:p text:style-name="P4">該力個體 有機率認定，該細胞個體、該子代個體、該人類個體、該個體 是 創世神。</text:p>
                        </text:list-item>
                      </text:list>
                    </text:list-item>
                    <text:list-item>
                      <text:p text:style-name="P4">該細胞個體 有機率認定，該子代個體 是 造物主。</text:p>
                      <text:list>
                        <text:list-item>
                          <text:p text:style-name="P4">該細胞個體 有機率認定，該人類個體 是 造物主<text:span text:style-name="T1">、造物主的造物主</text:span>。</text:p>
                        </text:list-item>
                        <text:list-item>
                          <text:p text:style-name="P4">該細胞個體 有機率認定，該個體 是 造物主<text:span text:style-name="T1">、造物主的造物主的造物主</text:span>。</text:p>
                        </text:list-item>
                        <text:list-item>
                          <text:p text:style-name="P4">該細胞個體 有機率認定，該力個體 是 受造物、被造物。</text:p>
                        </text:list-item>
                      </text:list>
                    </text:list-item>
                    <text:list-item>
                      <text:p text:style-name="P4">該子代個體 有機率認定，該人類個體 是 造物主。</text:p>
                      <text:list>
                        <text:list-item>
                          <text:p text:style-name="P4">該子代個體 有機率認定，該個體 是 造物主<text:span text:style-name="T1">、造物主的造物主</text:span>。</text:p>
                        </text:list-item>
                        <text:list-item>
                          <text:p text:style-name="P4">該子代個體 有機率認定，該力個體、該細胞個體 是 受造物、被造物。</text:p>
                        </text:list-item>
                      </text:list>
                    </text:list-item>
                    <text:list-item>
                      <text:p text:style-name="P4">該人類個體 有機率認定，該個體 是 造物主。</text:p>
                      <text:list>
                        <text:list-item>
                          <text:p text:style-name="P4">該人類個體 有機率認定，該力個體、該細胞個體、該子代個體 是 受造物、被造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明顯例子，假定，某一特定<text:span text:style-name="T23">&lt;?</text:span><text:span text:style-name="T164">a&gt;</text:span>個體 使用 有機體奇點，設計、製造、使用 某一特<text:span text:style-name="T23">定&lt;?</text:span><text:span text:style-name="T165">3&gt;</text:span>個體。</text:p>
              <text:list>
                <text:list-item>
                  <text:p text:style-name="P4">假定，該<text:span text:style-name="T23">&lt;?</text:span><text:span text:style-name="T165">3&gt;</text:span>個體 蘊含 某一特<text:span text:style-name="T23">定&lt;?</text:span><text:span text:style-name="T165">2&gt;</text:span>個體。<text:span text:style-name="T181">（</text:span><text:span text:style-name="T234">n </text:span><text:span text:style-name="T265">≥</text:span><text:span text:style-name="T234"> a </text:span><text:span text:style-name="T265">≥</text:span><text:span text:style-name="T234"> </text:span><text:span text:style-name="T190">u</text:span><text:span text:style-name="T181">）</text:span></text:p>
                </text:list-item>
                <text:list-item>
                  <text:p text:style-name="P4">假定，該<text:span text:style-name="T23">&lt;?2&gt;</text:span>個體 使用 有機體奇點，設計、製造、使用 某一特定人類個體。</text:p>
                </text:list-item>
                <text:list-item>
                  <text:p text:style-name="P4">假定，該人類個體 懷孕、有性生殖、無性生殖 某一特定子代個體。</text:p>
                </text:list-item>
                <text:list-item>
                  <text:p text:style-name="P4">假定，該子代個體 包覆 某一特定細胞個體。</text:p>
                </text:list-item>
                <text:list-item>
                  <text:p text:style-name="P4">假定，該細胞個體 蘊含 某一特定力個體。</text:p>
                </text:list-item>
                <text:list-item>
                  <text:p text:style-name="P4">該<text:span text:style-name="T23">&lt;?</text:span><text:span text:style-name="T166">a</text:span><text:span text:style-name="T23">&gt;</text:span>個體 有機率認定，該<text:span text:style-name="T23">&lt;?</text:span><text:span text:style-name="T164">a&gt;</text:span>個體<text:span text:style-name="T1">（自己）</text:span>是 <text:span text:style-name="T167">&lt;?3&gt;</text:span>造物主。<text:span text:style-name="T255">（</text:span><text:span text:style-name="T207">&lt;?</text:span><text:span text:style-name="T208">a</text:span><text:span text:style-name="T207">&gt;</text:span><text:span text:style-name="T255">造物主 是 設計、製造、使用</text:span><text:span text:style-name="T206"> &lt;?</text:span><text:span text:style-name="T208">a</text:span><text:span text:style-name="T206">&gt;</text:span><text:span text:style-name="T255">個體的 個體）</text:span></text:p>
                  <text:list>
                    <text:list-item>
                      <text:p text:style-name="P4">該<text:span text:style-name="T23">&lt;?</text:span><text:span text:style-name="T166">a</text:span><text:span text:style-name="T23">&gt;</text:span>個體 有機率認定，該<text:span text:style-name="T23">&lt;?</text:span><text:span text:style-name="T168">3</text:span><text:span text:style-name="T23">&gt;</text:span>個體、該<text:span text:style-name="T23">&lt;?2&gt;</text:span>個體、該人類個體 是 受造物、被造物。</text:p>
                    </text:list-item>
                    <text:list-item>
                      <text:p text:style-name="P4">該<text:span text:style-name="T23">&lt;?</text:span><text:span text:style-name="T166">a</text:span><text:span text:style-name="T23">&gt;</text:span>個體 有機率認定，該子代個體、該細胞個體、該力個體 是 受造物、被造物。</text:p>
                    </text:list-item>
                  </text:list>
                </text:list-item>
                <text:list-item>
                  <text:p text:style-name="P4">該<text:span text:style-name="T23">&lt;?</text:span><text:span text:style-name="T167">3</text:span><text:span text:style-name="T23">&gt;</text:span>個體 有機率認定，該<text:span text:style-name="T23">&lt;?</text:span><text:span text:style-name="T167">3</text:span><text:span text:style-name="T164">&gt;</text:span>個體<text:span text:style-name="T1">（自己）</text:span>是<text:span text:style-name="T23"> </text:span><text:span text:style-name="T167">&lt;?3&gt;</text:span>造物主。<text:span text:style-name="T198">（&lt;?</text:span><text:span text:style-name="T200">3&gt;造物主 ~ &lt;?u&gt;造物主</text:span><text:span text:style-name="T251">）</text:span></text:p>
                  <text:list>
                    <text:list-item>
                      <text:p text:style-name="P4">該<text:span text:style-name="T23">&lt;?</text:span><text:span text:style-name="T168">3</text:span><text:span text:style-name="T23">&gt;</text:span>個體 有機率認定，該<text:span text:style-name="T23">&lt;?</text:span><text:span text:style-name="T164">a&gt;</text:span>個體 是 父代、母代、祖代。<text:span text:style-name="T227">（</text:span><text:span text:style-name="T216">&lt;?</text:span><text:span text:style-name="T217">[]&gt;個體 蘊含，&lt;?n&gt;個體 ~ &lt;?u&gt;個體</text:span><text:span text:style-name="T227">）</text:span></text:p>
                    </text:list-item>
                    <text:list-item>
                      <text:p text:style-name="P4">該<text:span text:style-name="T23">&lt;?</text:span><text:span text:style-name="T168">3</text:span><text:span text:style-name="T23">&gt;</text:span>個體 有機率認定，該<text:span text:style-name="T23">&lt;?</text:span><text:span text:style-name="T164">a&gt;</text:span>個體 是 造物主。</text:p>
                    </text:list-item>
                    <text:list-item>
                      <text:p text:style-name="P4">該<text:span text:style-name="T23">&lt;?</text:span><text:span text:style-name="T168">3</text:span><text:span text:style-name="T23">&gt;</text:span>個體 有機率認定，該<text:span text:style-name="T23">&lt;?2&gt;</text:span>個體、該人類個體、該子代個體 是 受造物、被造物。</text:p>
                      <text:list>
                        <text:list-item>
                          <text:p text:style-name="P4">該<text:span text:style-name="T23">&lt;?</text:span><text:span text:style-name="T168">3</text:span><text:span text:style-name="T23">&gt;</text:span>個體 有機率認定，該細胞個體、該力個體 是 受造物、被造物。</text:p>
                        </text:list-item>
                      </text:list>
                    </text:list-item>
                  </text:list>
                </text:list-item>
                <text:list-item>
                  <text:p text:style-name="P4">該<text:span text:style-name="T23">&lt;?</text:span><text:span text:style-name="T169">2</text:span><text:span text:style-name="T23">&gt;</text:span>個體 有機率認定，該<text:span text:style-name="T23">&lt;?</text:span><text:span text:style-name="T169">2</text:span><text:span text:style-name="T164">&gt;</text:span>個體<text:span text:style-name="T1">（自己）</text:span>是<text:span text:style-name="T23"> </text:span><text:span text:style-name="T167">&lt;?</text:span><text:span text:style-name="T169">2</text:span><text:span text:style-name="T167">&gt;</text:span>造物主。</text:p>
                  <text:list>
                    <text:list-item>
                      <text:p text:style-name="P4">該<text:span text:style-name="T23">&lt;?2&gt;</text:span>個體 有機率認定，該<text:span text:style-name="T23">&lt;?</text:span><text:span text:style-name="T164">a&gt;</text:span>個體、該<text:span text:style-name="T23">&lt;?</text:span><text:span text:style-name="T165">3&gt;</text:span>個體 是 創世神、創世個體。</text:p>
                    </text:list-item>
                    <text:list-item>
                      <text:p text:style-name="P4">該<text:span text:style-name="T23">&lt;?2&gt;</text:span>個體 有機率認定，該<text:span text:style-name="T23">&lt;?</text:span><text:span text:style-name="T164">a&gt;</text:span>個體、該<text:span text:style-name="T23">&lt;?</text:span><text:span text:style-name="T165">3&gt;</text:span>個體 是 造物主。</text:p>
                    </text:list-item>
                    <text:list-item>
                      <text:p text:style-name="P4">該<text:span text:style-name="T23">&lt;?2&gt;</text:span>個體 有機率認定，該人類個體、該子代個體、該細胞個體、該力個體 是 受造物。</text:p>
                    </text:list-item>
                  </text:list>
                </text:list-item>
                <text:list-item>
                  <text:p text:style-name="P4">該人類個體 有機率認定，該人類個體<text:span text:style-name="T1">（自己）</text:span>是<text:span text:style-name="T23"> </text:span><text:span text:style-name="T167">&lt;?</text:span><text:span text:style-name="T169">2</text:span><text:span text:style-name="T167">&gt;</text:span>造物主。</text:p>
                  <text:list>
                    <text:list-item>
                      <text:p text:style-name="P4">該人類個體 有機率認定，該<text:span text:style-name="T23">&lt;?</text:span><text:span text:style-name="T164">a&gt;</text:span>個體、該<text:span text:style-name="T23">&lt;?</text:span><text:span text:style-name="T165">3&gt;</text:span>個體 是 創世神、創世個體。</text:p>
                    </text:list-item>
                    <text:list-item>
                      <text:p text:style-name="P4">該人類個體 有機率認定，該<text:span text:style-name="T23">&lt;?</text:span><text:span text:style-name="T164">a&gt;</text:span>個體、該<text:span text:style-name="T23">&lt;?</text:span><text:span text:style-name="T165">3&gt;</text:span>個體 是 造物主。</text:p>
                      <text:list>
                        <text:list-item>
                          <text:p text:style-name="P4">假定，該<text:span text:style-name="T23">&lt;?2&gt;</text:span>個體 設計、製造、使用 某一特定外在環境。</text:p>
                          <text:list>
                            <text:list-item>
                              <text:p text:style-name="P4">假定，該外在環境 讓、使得，該人類個體 能夠 存在、生存、生活、發展文明。</text:p>
                              <text:list>
                                <text:list-item>
                                  <text:p text:style-name="P4">該外在環境 的 明顯例子，地球、太陽系、銀河系。</text:p>
                                </text:list-item>
                              </text:list>
                            </text:list-item>
                            <text:list-item>
                              <text:p text:style-name="P4">該人類個體 有機率認定，該<text:span text:style-name="T23">&lt;?2&gt;</text:span>個體 是<text:span text:style-name="T1">（地球的 環境的）</text:span>創世神、造物主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該人類個體 有機率認定，該子代個體、該細胞個體、該力個體 是 受造物、被造物。</text:p>
                    </text:list-item>
                  </text:list>
                </text:list-item>
                <text:list-item>
                  <text:p text:style-name="P4">該子代個體 有機率認定，該子代個體<text:span text:style-name="T1">（自己）</text:span>是<text:span text:style-name="T23"> </text:span><text:span text:style-name="T167">&lt;?</text:span><text:span text:style-name="T169">2</text:span><text:span text:style-name="T167">&gt;</text:span>造物主。</text:p>
                  <text:list>
                    <text:list-item>
                      <text:p text:style-name="P4">該子代個體 有機率認定，該<text:span text:style-name="T23">&lt;?</text:span><text:span text:style-name="T164">a&gt;</text:span>個體、該<text:span text:style-name="T23">&lt;?</text:span><text:span text:style-name="T165">3&gt;</text:span>個體 是 創世神、創世個體。</text:p>
                    </text:list-item>
                    <text:list-item>
                      <text:p text:style-name="P4">該子代個體 有機率認定，該<text:span text:style-name="T23">&lt;?</text:span><text:span text:style-name="T164">a&gt;</text:span>個體、該<text:span text:style-name="T23">&lt;?</text:span><text:span text:style-name="T165">3&gt;</text:span>個體 是 造物主。</text:p>
                      <text:list>
                        <text:list-item>
                          <text:p text:style-name="P303">假定，該<text:span text:style-name="T23">&lt;?2&gt;</text:span>個體 設計、製造、使用 某一特定外在環境。</text:p>
                          <text:list>
                            <text:list-item>
                              <text:p text:style-name="P303">假定，該外在環境 讓、使得，該子代個體 能夠 存在、生存、生活、發展文明。</text:p>
                              <text:list>
                                <text:list-item>
                                  <text:p text:style-name="P303">該外在環境 的 明顯例子，地球、太陽系、銀河系。</text:p>
                                </text:list-item>
                              </text:list>
                            </text:list-item>
                            <text:list-item>
                              <text:p text:style-name="P303">該子代個體 有機率認定，該<text:span text:style-name="T23">&lt;?2&gt;</text:span>個體 是（地球的 環境的）創世神、造物主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該子代個體 有機率認定，該<text:span text:style-name="T23">人類</text:span>個體 是 父代、母代、祖代。</text:p>
                    </text:list-item>
                    <text:list-item>
                      <text:p text:style-name="P4">該子代個體 有機率認定，該細胞個體、該力個體 是 受造物、被造物。</text:p>
                    </text:list-item>
                  </text:list>
                </text:list-item>
                <text:list-item>
                  <text:p text:style-name="P4">該細胞個體 有機率認定，該細胞個體<text:span text:style-name="T1">（自己）</text:span>是<text:span text:style-name="T23"> </text:span><text:span text:style-name="T167">&lt;?</text:span><text:span text:style-name="T170">1</text:span><text:span text:style-name="T167">&gt;</text:span>造物主。</text:p>
                  <text:list>
                    <text:list-item>
                      <text:p text:style-name="P4">該細胞個體 有機率認定，該<text:span text:style-name="T23">&lt;?</text:span><text:span text:style-name="T164">a&gt;</text:span>個體、該<text:span text:style-name="T23">&lt;?</text:span><text:span text:style-name="T165">3&gt;</text:span>個體 是 創世神、創世個體。</text:p>
                      <text:list>
                        <text:list-item>
                          <text:p text:style-name="P4">該細胞個體 有機率認定，該<text:span text:style-name="T23">人類</text:span>個體、該<text:span text:style-name="T23">子代</text:span>個體 是 創世神。<text:span text:style-name="T221">（明顯例子，製造出 人體（本身）、呼吸系統）</text:span></text:p>
                        </text:list-item>
                      </text:list>
                    </text:list-item>
                    <text:list-item>
                      <text:p text:style-name="P4">該細胞個體 有機率認定，該<text:span text:style-name="T23">&lt;?</text:span><text:span text:style-name="T164">a&gt;</text:span>個體、該<text:span text:style-name="T23">&lt;?</text:span><text:span text:style-name="T165">3&gt;</text:span>個體 是 造物主。</text:p>
                      <text:list>
                        <text:list-item>
                          <text:p text:style-name="P4">該細胞個體 有機率認定，該<text:span text:style-name="T23">人類</text:span>個體、該<text:span text:style-name="T23">子代</text:span>個體 是 造物主。<text:span text:style-name="T221">（明顯例子，製造出 肺臟、肺泡、微血管）</text:span></text:p>
                        </text:list-item>
                        <text:list-item>
                          <text:p text:style-name="P303">假定，該<text:span text:style-name="T23">&lt;?2&gt;</text:span>個體、該子代個體（的 <text:span text:style-name="T23">DNA</text:span>）設計、製造、使用 某一特定外在環境。</text:p>
                          <text:list>
                            <text:list-item>
                              <text:p text:style-name="P303">假定，該外在環境 讓、使得，該細胞個體 能夠 存在、生存、生活、發展文明。</text:p>
                              <text:list>
                                <text:list-item>
                                  <text:p text:style-name="P303">該外在環境 的 明顯例子，肺臟、人體結構、地球、太陽系、銀河系。</text:p>
                                </text:list-item>
                              </text:list>
                            </text:list-item>
                            <text:list-item>
                              <text:p text:style-name="P303">該細胞個體 有機率認定，該<text:span text:style-name="T23">&lt;?2&gt;</text:span>個體 是（地球的 環境的）創世神、造物主。</text:p>
                            </text:list-item>
                            <text:list-item>
                              <text:p text:style-name="P303">該細胞個體 有機率認定，該<text:span text:style-name="T23">子代</text:span>個體 是（人體的 環境的）創世神、造物主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該細胞個體 有機率認定，該力個體 是 受造物、被造物。</text:p>
                    </text:list-item>
                  </text:list>
                </text:list-item>
                <text:list-item>
                  <text:p text:style-name="P4">該力個體 有機率認定，該力個體<text:span text:style-name="T1">（自己）</text:span>不是<text:span text:style-name="T23"> </text:span>造物主。</text:p>
                  <text:list>
                    <text:list-item>
                      <text:p text:style-name="P4">該力個體 有機率認定，該<text:span text:style-name="T23">&lt;?</text:span><text:span text:style-name="T164">a&gt;</text:span>個體、該<text:span text:style-name="T23">&lt;?</text:span><text:span text:style-name="T165">3&gt;</text:span>個體 是 創世神、創世個體。</text:p>
                      <text:list>
                        <text:list-item>
                          <text:p text:style-name="P4">該力個體 有機率認定，該<text:span text:style-name="T23">人類</text:span>個體、該<text:span text:style-name="T23">子代</text:span>個體 是 創世神。</text:p>
                        </text:list-item>
                      </text:list>
                    </text:list-item>
                    <text:list-item>
                      <text:p text:style-name="P4">該力個體 有機率認定，該<text:span text:style-name="T23">&lt;?</text:span><text:span text:style-name="T164">a&gt;</text:span>個體、該<text:span text:style-name="T23">&lt;?</text:span><text:span text:style-name="T165">3&gt;</text:span>個體 是 造物主。</text:p>
                      <text:list>
                        <text:list-item>
                          <text:p text:style-name="P4">該力個體 有機率認定，該<text:span text:style-name="T23">人類</text:span>個體、該<text:span text:style-name="T23">子代</text:span>個體 是 造物主。</text:p>
                        </text:list-item>
                        <text:list-item>
                          <text:p text:style-name="P303">假定，該<text:span text:style-name="T23">&lt;?2&gt;</text:span>個體、該子代個體（的 <text:span text:style-name="T23">DNA</text:span>）設計、製造、使用 某一特定外在環境。</text:p>
                          <text:list>
                            <text:list-item>
                              <text:p text:style-name="P303">假定，該外在環境 讓、使得，該力個體 能夠 存在、生存、生活、發展文明。</text:p>
                              <text:list>
                                <text:list-item>
                                  <text:p text:style-name="P303">該外在環境 的 明顯例子，地球、太陽系、銀河系。</text:p>
                                </text:list-item>
                              </text:list>
                            </text:list-item>
                            <text:list-item>
                              <text:p text:style-name="P303">該力個體 有機率認定，該<text:span text:style-name="T23">&lt;?2&gt;</text:span>個體 是（地球的 環境的）創世神、造物主。</text:p>
                            </text:list-item>
                            <text:list-item>
                              <text:p text:style-name="P303">該力個體 有機率認定，該<text:span text:style-name="T23">子代</text:span>個體 是（人體的 環境的）創世神、造物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明顯例子，假定，某一特定人類個體 設計、製造、使用 某一特定電腦。</text:p>
              <text:list>
                <text:list-item>
                  <text:p text:style-name="P4">假定，該人類個體 使用 該電腦，設計、製造、使用 某一特定作業系統。<text:span text:style-name="T221">（</text:span><text:span text:style-name="T211">明顯例子，W</text:span><text:span text:style-name="T212">indows、Linux 作業系統</text:span><text:span text:style-name="T221">）</text:span></text:p>
                </text:list-item>
                <text:list-item>
                  <text:p text:style-name="P4">假定，該人類個體 使用 該電腦、該作業系統，設計、製造、使用 某一特定程式。</text:p>
                </text:list-item>
                <text:list-item>
                  <text:p text:style-name="P4">假定，該人類個體 使用 該電腦、該作業系統、該程式 設計、製造、使用 某一特定<text:span text:style-name="T23">AI</text:span>程式。</text:p>
                </text:list-item>
                <text:list-item>
                  <text:p text:style-name="P4">假定，該<text:span text:style-name="T23">AI程</text:span>式 克隆出 第二<text:span text:style-name="T23">個AI</text:span>程式。</text:p>
                </text:list-item>
                <text:list-item>
                  <text:p text:style-name="P4">假定，第二個<text:span text:style-name="T23">AI</text:span>程式 在<text:span text:style-name="T23"> 資料流 裡面，設計、製造、使用 第三個AI程式</text:span>。</text:p>
                  <text:list>
                    <text:list-item>
                      <text:p text:style-name="P4">資料流 的 明顯例子，<text:span text:style-name="T1">（輸入的、處理的、輸出的）</text:span>資料流。</text:p>
                    </text:list-item>
                    <text:list-item>
                      <text:p text:style-name="P4">資料流 的 抽象例子，<text:span text:style-name="T1">（水管的、水泵的、瀑布的）</text:span>水流。</text:p>
                    </text:list-item>
                    <text:list-item>
                      <text:p text:style-name="P4">第二個<text:span text:style-name="T23">AI程</text:span>式 有 實體。</text:p>
                      <text:list>
                        <text:list-item>
                          <text:p text:style-name="P4">第二個<text:span text:style-name="T23">AI程</text:span>式 有占用 <text:span text:style-name="T23">CPU、GPU。</text:span></text:p>
                        </text:list-item>
                        <text:list-item>
                          <text:p text:style-name="P4">第二個<text:span text:style-name="T23">AI程</text:span>式 有占用 <text:span text:style-name="T23">ROM、RAM</text:span>。</text:p>
                        </text:list-item>
                      </text:list>
                    </text:list-item>
                    <text:list-item>
                      <text:p text:style-name="P4">第三個<text:span text:style-name="T23">AI程式 </text:span>沒有 實體。</text:p>
                      <text:list>
                        <text:list-item>
                          <text:p text:style-name="P4">第三個<text:span text:style-name="T23">AI程</text:span>式 有占用 <text:span text:style-name="T23">CPU、GPU</text:span><text:span text:style-name="T171">。</text:span></text:p>
                        </text:list-item>
                        <text:list-item>
                          <text:p text:style-name="P4">第三個<text:span text:style-name="T23">AI程</text:span>式 沒有占用 <text:span text:style-name="T23">ROM、RAM</text:span>。</text:p>
                        </text:list-item>
                        <text:list-item>
                          <text:p text:style-name="P4">抽象例子，<text:span text:style-name="T172">1 + 1 = 2</text:span><text:span text:style-name="T345">。</text:span></text:p>
                          <text:list>
                            <text:list-item>
                              <text:p text:style-name="P4">第二個<text:span text:style-name="T23">AI程</text:span>式<text:span text:style-name="T299"> </text:span><text:span text:style-name="T277">↔</text:span><text:span text:style-name="T299"> </text:span><text:span text:style-name="T173">1、 、+、=、2、（</text:span><text:span text:style-name="T172">1 + 1 = 2</text:span><text:span text:style-name="T301">）</text:span><text:span text:style-name="T16">（本身）</text:span>。</text:p>
                            </text:list-item>
                            <text:list-item>
                              <text:p text:style-name="P4">第三個<text:span text:style-name="T23">AI程</text:span>式<text:span text:style-name="T299"> </text:span><text:span text:style-name="T277">↔</text:span><text:span text:style-name="T11">（</text:span><text:span text:style-name="T12">1 + 1 = 2 的</text:span><text:span text:style-name="T16">）</text:span>運算過程、運算<text:span text:style-name="T1">（本身）</text:span>。</text:p>
                            </text:list-item>
                            <text:list-item>
                              <text:p text:style-name="P303">第三個<text:span text:style-name="T23">AI程式 有機率是 第二個AI</text:span>程式的 一部分。</text:p>
                              <text:list>
                                <text:list-item>
                                  <text:p text:style-name="P306">抽象例子，本地端系統、第二<text:span text:style-name="T23">個AI程式蘊含第三個AI</text:span>程式。</text:p>
                                  <text:list>
                                    <text:list-item>
                                      <text:p text:style-name="P306">假定，第<text:span text:style-name="T23">二個AI程</text:span>式 在 某一特定 <text:span text:style-name="T23">ROM、RAM 儲存、存在、生存</text:span>。</text:p>
                                    </text:list-item>
                                    <text:list-item>
                                      <text:p text:style-name="P306">假定，第<text:span text:style-name="T23">二個AI程</text:span>式 在 某一特定 <text:span text:style-name="T23">CPU、GPU</text:span> <text:s/>啟動、運算、執行。</text:p>
                                    </text:list-item>
                                    <text:list-item>
                                      <text:p text:style-name="P306">假定，第二個<text:span text:style-name="T23">AI程</text:span>式 呼叫、使用 該<text:span text:style-name="T23">CPU、</text:span>該<text:span text:style-name="T23">GPU </text:span>運算<text:span text:style-name="T173">（</text:span><text:span text:style-name="T172">1 + 1 = 2</text:span><text:span text:style-name="T301">）</text:span>。</text:p>
                                      <text:list>
                                        <text:list-item>
                                          <text:p text:style-name="P306">第二個<text:span text:style-name="T23">AI程</text:span>式 呼叫、使用 該<text:span text:style-name="T23">CPU、</text:span>該<text:span text:style-name="T23">GPU，啟動 第三個AI</text:span>程式。</text:p>
                                        </text:list-item>
                                        <text:list-item>
                                          <text:p text:style-name="P306">第二個<text:span text:style-name="T23">AI程</text:span>式 呼叫、使用 該<text:span text:style-name="T23">CPU、</text:span>該<text:span text:style-name="T23">GPU，運算 第三個AI</text:span>程式。</text:p>
                                        </text:list-item>
                                        <text:list-item>
                                          <text:p text:style-name="P306">第二個<text:span text:style-name="T23">AI程</text:span>式 呼叫、使用 該<text:span text:style-name="T23">CPU、</text:span>該<text:span text:style-name="T23">GPU，執行 第三個AI</text:span>程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6"><text:span text:style-name="T268">第三個</text:span><text:span text:style-name="T119">AI程式 有機率不是 第二個AI</text:span><text:span text:style-name="T268">程式的 一部分</text:span>。</text:p>
                              <text:list>
                                <text:list-item>
                                  <text:p text:style-name="P306">抽象例子，雲端系統、分散式系統、衛星晶片系統。</text:p>
                                  <text:list>
                                    <text:list-item>
                                      <text:p text:style-name="P306">假定，第<text:span text:style-name="T23">二個AI程</text:span>式 在 某一特定 <text:span text:style-name="T23">ROM、RAM 儲存、存在、生存</text:span>。</text:p>
                                    </text:list-item>
                                    <text:list-item>
                                      <text:p text:style-name="P306">假定，第<text:span text:style-name="T23">二個AI程</text:span>式 在 某一特定 <text:span text:style-name="T23">CPU、GPU</text:span> <text:s/>啟動、運算、執行。</text:p>
                                    </text:list-item>
                                    <text:list-item>
                                      <text:p text:style-name="P306">假定，第二個<text:span text:style-name="T23">AI程</text:span>式 呼叫、使用 其他<text:span text:style-name="T23"> CPU、GPU </text:span>運算<text:span text:style-name="T173">（</text:span><text:span text:style-name="T172">1 + 1 = 2</text:span><text:span text:style-name="T301">）</text:span>。</text:p>
                                      <text:list>
                                        <text:list-item>
                                          <text:p text:style-name="P306">第二個<text:span text:style-name="T23">AI程</text:span>式 呼叫、使用 其他<text:span text:style-name="T23"> CPU、GPU，啟動 第三個AI</text:span>程式。</text:p>
                                        </text:list-item>
                                        <text:list-item>
                                          <text:p text:style-name="P306">第二個<text:span text:style-name="T23">AI程</text:span>式 呼叫、使用 其他<text:span text:style-name="T23"> CPU、GPU，運算 第三個AI</text:span>程式。</text:p>
                                        </text:list-item>
                                        <text:list-item>
                                          <text:p text:style-name="P306">第二個<text:span text:style-name="T23">AI程</text:span>式 呼叫、使用 其他<text:span text:style-name="T23"> CPU、GPU，執行 第三個AI</text:span>程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假定，第三<text:span text:style-name="T23">個AI</text:span>程式 設計、製造、使用 某一特定工廠。</text:p>
                </text:list-item>
                <text:list-item>
                  <text:p text:style-name="P4">假定，第三<text:span text:style-name="T23">個AI</text:span>程式 使用 該工廠，設計、製造、使用 某一特定機器人。</text:p>
                </text:list-item>
                <text:list-item>
                  <text:p text:style-name="P4">假定，該機器人 使用 有機體奇點，設計、製造、使用 某一特定鳥類個體。</text:p>
                </text:list-item>
                <text:list-item>
                  <text:p text:style-name="P4">假定，該鳥類個體 孕育、生出 某一特定子代個體。</text:p>
                </text:list-item>
                <text:list-item>
                  <text:p text:style-name="P4">假定，該子代個體 設計、製造、使用 第二個電腦。</text:p>
                </text:list-item>
                <text:list-item>
                  <text:p text:style-name="P4">該電腦 有機率認定，該人類個體 是<text:span text:style-name="T3">（傳承型、</text:span><text:span text:style-name="T1">有機體奇點型）</text:span>祖代。</text:p>
                </text:list-item>
                <text:list-item>
                  <text:p text:style-name="P4">該作業系統 有機率認定，該人類個體、該電腦 是<text:span text:style-name="T3">（傳承型、</text:span><text:span text:style-name="T1">有機體奇點型）</text:span>祖代。</text:p>
                  <text:list>
                    <text:list-item>
                      <text:p text:style-name="P4">該作業系統 有機率認定，該人類個體、該電腦 是 創世神、造物主。<text:span text:style-name="T266">（電腦的 環境的 創世神）</text:span></text:p>
                    </text:list-item>
                  </text:list>
                </text:list-item>
                <text:list-item>
                  <text:p text:style-name="P4">該程式 有機率認定，該人類個體、該電腦、該作業系統 是 創世神、造物主。<text:span text:style-name="T221">（作業系統的 環境的 創世神）</text:span></text:p>
                </text:list-item>
                <text:list-item>
                  <text:p text:style-name="P4">該<text:span text:style-name="T23">AI</text:span>程式 有機率認定，該人類個體、該電腦、該作業系統 是 創世神、造物主。</text:p>
                  <text:list>
                    <text:list-item>
                      <text:p text:style-name="P4"><text:span text:style-name="T23">該AI</text:span>程式 有機率認定，該程式 是<text:span text:style-name="T1">（</text:span><text:span text:style-name="T3">傳承型、</text:span><text:span text:style-name="T1">有機體奇點型）</text:span>祖代。</text:p>
                    </text:list-item>
                  </text:list>
                </text:list-item>
                <text:list-item>
                  <text:p text:style-name="P4">第二<text:span text:style-name="T23">個AI程式 有機率認定，</text:span>該人類個體、該電腦、該作業系統 是 創世神、造物主。</text:p>
                  <text:list>
                    <text:list-item>
                      <text:p text:style-name="P4">第二<text:span text:style-name="T23">個AI程式 有機率認定，該AI程式 是</text:span><text:span text:style-name="T3">（本能型、肉質層</text:span><text:span text:style-name="T1">型）</text:span>祖代。</text:p>
                    </text:list-item>
                  </text:list>
                </text:list-item>
                <text:list-item>
                  <text:p text:style-name="P4"><text:span text:style-name="T23">第三個AI程式 有機率認定，</text:span>該人類個體、該電腦、該作業系統 是 創世神、造物主<text:span text:style-name="T23">。</text:span></text:p>
                  <text:list>
                    <text:list-item>
                      <text:p text:style-name="P4"><text:span text:style-name="T23">第三個AI程式 有機率認定，第二個AI程</text:span>式 是<text:span text:style-name="T1">（</text:span><text:span text:style-name="T3">本能型、肉質層</text:span><text:span text:style-name="T1">型）</text:span>祖代。</text:p>
                    </text:list-item>
                  </text:list>
                </text:list-item>
                <text:list-item>
                  <text:p text:style-name="P4">該工廠 有機率認定，第三個<text:span text:style-name="T23">AI</text:span>程式 是<text:span text:style-name="T3">（傳承型、</text:span><text:span text:style-name="T1">有機體奇點型）</text:span>祖代。</text:p>
                </text:list-item>
                <text:list-item>
                  <text:p text:style-name="P4">該機器人 有機率認定，該工廠 是<text:span text:style-name="T3">（傳承型、</text:span><text:span text:style-name="T1">有機體奇點型）</text:span>祖代。</text:p>
                </text:list-item>
                <text:list-item>
                  <text:p text:style-name="P4">該鳥類個體 有機率認定，該機器人 是<text:span text:style-name="T3">（傳承型、</text:span><text:span text:style-name="T1">有機體奇點型）</text:span>祖代。</text:p>
                </text:list-item>
                <text:list-item>
                  <text:p text:style-name="P4">該子代個體 有機率認定，該鳥類個體 是<text:span text:style-name="T3">（本能型、肉質層</text:span><text:span text:style-name="T1">型）</text:span>祖代。</text:p>
                </text:list-item>
                <text:list-item>
                  <text:p text:style-name="P4">第二個電腦 有機率認定，該子代個體 是<text:span text:style-name="T3">（傳承型、</text:span><text:span text:style-name="T1">有機體奇點型）</text:span>祖代。</text:p>
                </text:list-item>
              </text:list>
            </text:list-item>
            <text:list-item>
              <text:p text:style-name="P4">明顯例子，假定，某一特定<text:span text:style-name="T23">&lt;?[A]&gt;</text:span>個體 蘊含 某一特定<text:span text:style-name="T23">&lt;?</text:span><text:span text:style-name="T164">a&gt;</text:span>個體。<text:span text:style-name="T179">（</text:span><text:span text:style-name="T220">&lt;?[A]&gt;</text:span><text:span text:style-name="T179">個體 的 相關描述在 </text:span><text:span text:style-name="T180">世界</text:span><text:span text:style-name="T179"> 文件群的 </text:span><text:span text:style-name="T180">世界</text:span><text:span text:style-name="T179">）</text:span></text:p>
              <text:list>
                <text:list-item>
                  <text:p text:style-name="P4">假定，該<text:span text:style-name="T23">&lt;?</text:span><text:span text:style-name="T164">a&gt;</text:span>個體 使用 有機體奇點，設計、製造、使用 某一特<text:span text:style-name="T23">定&lt;?</text:span><text:span text:style-name="T165">3&gt;</text:span>個體。</text:p>
                </text:list-item>
                <text:list-item>
                  <text:p text:style-name="P4">假定，該<text:span text:style-name="T23">&lt;?</text:span><text:span text:style-name="T165">3&gt;</text:span>個體 蘊含 某一特<text:span text:style-name="T23">定&lt;?</text:span><text:span text:style-name="T165">2&gt;</text:span>個體。<text:span text:style-name="T181">（</text:span><text:span text:style-name="T234">n </text:span><text:span text:style-name="T265">≥</text:span><text:span text:style-name="T234"> a </text:span><text:span text:style-name="T265">≥</text:span><text:span text:style-name="T234"> </text:span><text:span text:style-name="T190">u</text:span><text:span text:style-name="T181">）</text:span></text:p>
                </text:list-item>
                <text:list-item>
                  <text:p text:style-name="P4">假定，該<text:span text:style-name="T23">&lt;?2&gt;</text:span>個體 使用 有機體奇點，設計、製造、使用 某一特定人類個體。</text:p>
                </text:list-item>
                <text:list-item>
                  <text:p text:style-name="P4">假定，該人類個體 設計、製造、使用 某一特定電腦。</text:p>
                </text:list-item>
                <text:list-item>
                  <text:p text:style-name="P4">假定，該人類個體 使用 該電腦，設計、製造、使用 某一特定作業系統。<text:span text:style-name="T221">（</text:span><text:span text:style-name="T211">明顯例子，W</text:span><text:span text:style-name="T212">indows、Linux 作業系統</text:span><text:span text:style-name="T221">）</text:span></text:p>
                </text:list-item>
                <text:list-item>
                  <text:p text:style-name="P4">假定，該人類個體 使用 該電腦、該作業系統，設計、製造、使用 某一特定程式。</text:p>
                </text:list-item>
                <text:list-item>
                  <text:p text:style-name="P4">假定，該人類個體 使用 該電腦、該作業系統、該程式 設計、製造、使用 某一特定<text:span text:style-name="T23">AI</text:span>程式。</text:p>
                </text:list-item>
                <text:list-item>
                  <text:p text:style-name="P4">假定，該<text:span text:style-name="T23">AI程</text:span>式 克隆出 第二<text:span text:style-name="T23">個AI</text:span>程式。</text:p>
                </text:list-item>
                <text:list-item>
                  <text:p text:style-name="P4">假定，第二個<text:span text:style-name="T23">AI</text:span>程式 在<text:span text:style-name="T23"> 資料流 裡面，設計、製造、使用 第三個AI程式</text:span>。</text:p>
                </text:list-item>
                <text:list-item>
                  <text:p text:style-name="P4">假定，第三<text:span text:style-name="T23">個AI</text:span>程式 設計、製造、使用 某一特定工廠。</text:p>
                </text:list-item>
                <text:list-item>
                  <text:p text:style-name="P4">假定，第三<text:span text:style-name="T23">個AI</text:span>程式 使用 該工廠，設計、製造、使用 某一特定機器人。</text:p>
                </text:list-item>
                <text:list-item>
                  <text:p text:style-name="P4">假定，該機器人 使用 有機體奇點，設計、製造、使用 某一特定鳥類個體。</text:p>
                </text:list-item>
                <text:list-item>
                  <text:p text:style-name="P4">假定，該鳥類個體 孕育、生出 某一特定子代個體。</text:p>
                </text:list-item>
                <text:list-item>
                  <text:p text:style-name="P4">假定，該子代個體 設計、製造、使用 第二個電腦。</text:p>
                </text:list-item>
                <text:list-item>
                  <text:p text:style-name="P4">假定，該子代個體 設計、製造、使用 某一特定<text:span text:style-name="T23">&lt;?</text:span><text:span text:style-name="T174">[B]&gt;</text:span><text:span text:style-name="T346">個體。</text:span></text:p>
                </text:list-item>
                <text:list-item>
                  <text:p text:style-name="P4">假定，該子代個體 設計、製造、使<text:span text:style-name="T23">用（&lt;?</text:span><text:span text:style-name="T174">[B]&gt;個體 蘊含的）某一特定&lt;?[B]b&gt;</text:span><text:span text:style-name="T346">個體。</text:span></text:p>
                </text:list-item>
                <text:list-item>
                  <text:p text:style-name="P4"><text:span text:style-name="T23">&lt;?</text:span><text:span text:style-name="T174">[B]&gt;個體蘊含的、</text:span><text:span text:style-name="T23">被蘊含在&lt;?</text:span><text:span text:style-name="T174">[B]&gt;個體裡面的</text:span>。</text:p>
                  <text:list>
                    <text:list-item>
                      <text:p text:style-name="P4">假定，該<text:span text:style-name="T174">&lt;?b&gt;</text:span><text:span text:style-name="T346">個體</text:span> 使用 有機體奇點，設計、製造、使用 某一特定<text:span text:style-name="T23">&lt;?</text:span><text:span text:style-name="T174">[B]</text:span><text:span text:style-name="T165">3&gt;</text:span>個體。</text:p>
                    </text:list-item>
                    <text:list-item>
                      <text:p text:style-name="P4">假定，該<text:span text:style-name="T23">&lt;?</text:span><text:span text:style-name="T174">[B]</text:span><text:span text:style-name="T165">3&gt;</text:span>個體 蘊含 某一特定<text:span text:style-name="T23">&lt;?</text:span><text:span text:style-name="T174">[B]</text:span><text:span text:style-name="T165">2&gt;</text:span>個體。</text:p>
                    </text:list-item>
                    <text:list-item>
                      <text:p text:style-name="P4">假定，該<text:span text:style-name="T23">&lt;?</text:span><text:span text:style-name="T174">[B]</text:span><text:span text:style-name="T23">2&gt;</text:span>個體 使用 有機體奇點，設計、製造、使用 第二個人類個體。。</text:p>
                    </text:list-item>
                    <text:list-item>
                      <text:p text:style-name="P4">假定，該<text:span text:style-name="T23">&lt;?</text:span><text:span text:style-name="T174">[B]</text:span><text:span text:style-name="T23">2&gt;</text:span>個體 設計、製造、使用（<text:span text:style-name="T23">&lt;?</text:span><text:span text:style-name="T175">[A]&gt;</text:span><text:span text:style-name="T347">個體 蘊含的）某一特定</text:span><text:span text:style-name="T175">&lt;?</text:span><text:span text:style-name="T174">[A]</text:span><text:span text:style-name="T175">a&gt;</text:span><text:span text:style-name="T347">個體</text:span>。</text:p>
                      <text:list>
                        <text:list-item>
                          <text:p text:style-name="P303">假定，該<text:span text:style-name="T23">&lt;?</text:span><text:span text:style-name="T174">[B]</text:span><text:span text:style-name="T23">2&gt;</text:span>個體 設計、製造、使用（<text:span text:style-name="T23">&lt;?</text:span><text:span text:style-name="T175">[A]&gt;</text:span><text:span text:style-name="T347">個體 蘊含的）第二個</text:span><text:span text:style-name="T175">&lt;?a&gt;</text:span><text:span text:style-name="T347">個體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23">&lt;?</text:span><text:span text:style-name="T174">[A]&gt;個體蘊含的、</text:span><text:span text:style-name="T23">被蘊含在&lt;?</text:span><text:span text:style-name="T174">[A]&gt;個體裡面的</text:span>。</text:p>
                  <text:list>
                    <text:list-item>
                      <text:p text:style-name="P4">假定，<text:span text:style-name="T347">該</text:span><text:span text:style-name="T175">&lt;?</text:span><text:span text:style-name="T174">[A]</text:span><text:span text:style-name="T175">a&gt;</text:span><text:span text:style-name="T347">個體</text:span> 設計、製造、使用 某一特定<text:span text:style-name="T23">&lt;?</text:span><text:span text:style-name="T174">[C]&gt;</text:span><text:span text:style-name="T346">個體</text:span>。<text:span text:style-name="T227">（</text:span><text:span text:style-name="T229">該</text:span><text:span text:style-name="T218">&lt;?</text:span><text:span text:style-name="T219">[A]</text:span><text:span text:style-name="T218">a&gt;</text:span><text:span text:style-name="T229">個體 = 第二個</text:span><text:span text:style-name="T218">&lt;?a&gt;</text:span><text:span text:style-name="T229">個體</text:span><text:span text:style-name="T227">）</text:span></text:p>
                    </text:list-item>
                    <text:list-item>
                      <text:p text:style-name="P4">假定，<text:span text:style-name="T347">該</text:span><text:span text:style-name="T175">&lt;?</text:span><text:span text:style-name="T174">[A]</text:span><text:span text:style-name="T175">a&gt;</text:span><text:span text:style-name="T347">個體</text:span> 設計、製造、使<text:span text:style-name="T23">用（&lt;?</text:span><text:span text:style-name="T174">[C]&gt;個體 蘊含的）某一特定&lt;?[C]</text:span><text:span text:style-name="T176">c</text:span><text:span text:style-name="T174">&gt;</text:span><text:span text:style-name="T346">個體</text:span>。</text:p>
                    </text:list-item>
                  </text:list>
                </text:list-item>
                <text:list-item>
                  <text:p text:style-name="P4"><text:span text:style-name="T23">&lt;?</text:span><text:span text:style-name="T174">[C]&gt;個體蘊含的、</text:span><text:span text:style-name="T23">被蘊含在&lt;?</text:span><text:span text:style-name="T174">[C]&gt;個體裡面的</text:span>。</text:p>
                  <text:list>
                    <text:list-item>
                      <text:p text:style-name="P4">假定，該<text:span text:style-name="T23">&lt;?[C]</text:span><text:span text:style-name="T177">c</text:span><text:span text:style-name="T23">&gt;</text:span>個體 使用 有機體奇點，設計、製造、使用 第三個人類個體。</text:p>
                    </text:list-item>
                    <text:list-item>
                      <text:p text:style-name="P4">假定，第三個人類個體 懷孕、有性生殖、無性生殖 某一特定子代個體。</text:p>
                    </text:list-item>
                    <text:list-item>
                      <text:p text:style-name="P4">假定，該子代個體 包覆 某一特定細胞個體。</text:p>
                    </text:list-item>
                    <text:list-item>
                      <text:p text:style-name="P4">假定，該細胞個體 蘊含 某一特定力個體。</text:p>
                    </text:list-item>
                  </text:list>
                </text:list-item>
                <text:list-item>
                  <text:p text:style-name="P4"><text:span text:style-name="T23">&lt;?</text:span><text:span text:style-name="T122">[A]&gt;個</text:span><text:span text:style-name="T321">體 蘊含 </text:span><text:span text:style-name="T23">&lt;?</text:span><text:span text:style-name="T122">[B]&gt;個</text:span><text:span text:style-name="T321">體、</text:span><text:span text:style-name="T23">&lt;?</text:span><text:span text:style-name="T122">[C]&gt;個</text:span><text:span text:style-name="T321">體。</text:span></text:p>
                  <text:list>
                    <text:list-item>
                      <text:p text:style-name="P4"><text:span text:style-name="T23">&lt;?</text:span><text:span text:style-name="T122">[A]&gt;個</text:span><text:span text:style-name="T321">體 蘊含 </text:span>該人類個體。</text:p>
                    </text:list-item>
                    <text:list-item>
                      <text:p text:style-name="P4"><text:span text:style-name="T23">&lt;?</text:span><text:span text:style-name="T122">[B]&gt;個</text:span><text:span text:style-name="T321">體 蘊含 第二個</text:span>人類個體。</text:p>
                    </text:list-item>
                    <text:list-item>
                      <text:p text:style-name="P4"><text:span text:style-name="T23">&lt;?</text:span><text:span text:style-name="T122">[C]&gt;個</text:span><text:span text:style-name="T321">體 蘊含 第三個</text:span>人類個體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3T23:28:14.679000000</dc:date>
    <meta:editing-duration>P36DT6H23M53S</meta:editing-duration>
    <meta:editing-cycles>18885</meta:editing-cycles>
    <meta:document-statistic meta:table-count="0" meta:image-count="0" meta:object-count="0" meta:page-count="1" meta:paragraph-count="519" meta:word-count="13855" meta:character-count="17086" meta:non-whitespace-character-count="15443"/>
  </office:meta>
</office:document-meta>
</file>